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3.32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11" style:family="table-cell" style:parent-style-name="Default">
      <style:text-properties style:font-name="Liberation Sans" style:font-name-asian="Droid Sans Fallback" style:font-name-complex="Noto Sans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VM" table:style-name="ta1">
        <table:shapes>
          <draw:frame draw:z-index="0" draw:style-name="gr1" draw:text-style-name="P1" svg:width="160.09mm" svg:height="89.95mm" svg:x="86.48mm" svg:y="219.82mm">
            <draw:object draw:notify-on-update-of-ranges="SVM.C41:SVM.C48 SVM.G40:SVM.G40 SVM.G41:SVM.G48 SVM.H40:SVM.H40 SVM.H41:SVM.H48 SVM.I40:SVM.I40 SVM.I41:SVM.I48 SVM.J40:SVM.J40 SVM.J41:SVM.J48 SVM.K40:SVM.K40 SVM.K41:SVM.K48 SVM.L40:SVM.L40 SVM.L41:SVM.L48 SVM.M40:SVM.M40 SVM.M41:SVM.M48 SVM.N40:SVM.N40 SVM.N41:SVM.N48 SVM.O40:SVM.O40 SVM.O41:SVM.O48 SVM.P40:SVM.P40 SVM.P41:SVM.P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1mm" svg:height="89.95mm" svg:x="86.21mm" svg:y="80.03mm">
            <draw:object draw:notify-on-update-of-ranges="SVM.B4:SVM.B17 SVM.G3:SVM.G3 SVM.G4:SVM.G17 SVM.H3:SVM.H3 SVM.H4:SVM.H17 SVM.I3:SVM.I3 SVM.I4:SVM.I17 SVM.J3:SVM.J3 SVM.J4:SVM.J17 SVM.K3:SVM.K3 SVM.K4:SVM.K17 SVM.L3:SVM.L3 SVM.L4:SVM.L17 SVM.M3:SVM.M3 SVM.M4:SVM.M17 SVM.N3:SVM.N3 SVM.N4:SVM.N17 SVM.O3:SVM.O3 SVM.O4:SVM.O17 SVM.P3:SVM.P3 SVM.P4:SVM.P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7mm" svg:height="89.86mm" svg:x="12.24mm" svg:y="450.87mm">
            <draw:object draw:notify-on-update-of-ranges="SVM.B74:SVM.B78 SVM.G73:SVM.G73 SVM.G74:SVM.G78 SVM.H73:SVM.H73 SVM.H74:SVM.H78 SVM.I73:SVM.I73 SVM.I74:SVM.I78 SVM.J73:SVM.J73 SVM.J74:SVM.J78 SVM.K73:SVM.K73 SVM.K74:SVM.K78 SVM.L73:SVM.L73 SVM.L74:SVM.L78 SVM.M73:SVM.M73 SVM.M74:SVM.M78 SVM.N73:SVM.N73 SVM.N74:SVM.N78 SVM.O73:SVM.O73 SVM.O74:SVM.O78 SVM.P73:SVM.P73 SVM.P74:SVM.P7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87mm" svg:height="89.85mm" svg:x="184.61mm" svg:y="447.93mm">
            <draw:object draw:notify-on-update-of-ranges="SVM.B79:SVM.B85 SVM.G79:SVM.G85 SVM.H79:SVM.H85 SVM.I79:SVM.I85 SVM.J79:SVM.J85 SVM.K79:SVM.K85 SVM.L79:SVM.L85 SVM.M79:SVM.M85 SVM.N79:SVM.N85 SVM.O79:SVM.O85 SVM.P79:SVM.P8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1.97mm" svg:y="548.97mm">
            <draw:object draw:notify-on-update-of-ranges="SVM.B86:SVM.B94 SVM.G73:SVM.G73 SVM.G86:SVM.G94 SVM.H73:SVM.H73 SVM.H86:SVM.H94 SVM.I73:SVM.I73 SVM.I86:SVM.I94 SVM.J73:SVM.J73 SVM.J86:SVM.J94 SVM.K73:SVM.K73 SVM.K86:SVM.K94 SVM.L73:SVM.L73 SVM.L86:SVM.L94 SVM.M73:SVM.M73 SVM.M86:SVM.M94 SVM.N73:SVM.N73 SVM.N86:SVM.N94 SVM.O73:SVM.O73 SVM.O86:SVM.O94 SVM.P73:SVM.P73 SVM.P86:SVM.P9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Varia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 (1/ndim)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125" calcext:value-type="float">
            <text:p>0,03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1" calcext:value-type="float">
            <text:p>0,661</text:p>
          </table:table-cell>
          <table:table-cell table:formula="of:=([.H4]+[.I4])/2" office:value-type="float" office:value="0.648" calcext:value-type="float">
            <text:p>0,648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0.699" calcext:value-type="float">
            <text:p>0,699</text:p>
          </table:table-cell>
          <table:table-cell table:style-name="ce3" table:formula="of:=([.K4]+[.L4])/2" office:value-type="float" office:value="0.6465" calcext:value-type="float">
            <text:p>0,646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4]+[.O4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25" calcext:value-type="float">
            <text:p>0,06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2" calcext:value-type="float">
            <text:p>0,662</text:p>
          </table:table-cell>
          <table:table-cell table:formula="of:=([.H5]+[.I5])/2" office:value-type="float" office:value="0.6495" calcext:value-type="float">
            <text:p>0,6495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5]+[.L5])/2" office:value-type="float" office:value="0.648" calcext:value-type="float">
            <text:p>0,648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5]+[.O5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5" calcext:value-type="float">
            <text:p>0,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0.664" calcext:value-type="float">
            <text:p>0,664</text:p>
          </table:table-cell>
          <table:table-cell table:formula="of:=([.H6]+[.I6])/2" office:value-type="float" office:value="0.6515" calcext:value-type="float">
            <text:p>0,6515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6]+[.L6])/2" office:value-type="float" office:value="0.65" calcext:value-type="float">
            <text:p>0,65</text:p>
          </table:table-cell>
          <table:table-cell table:style-name="ce3" office:value-type="float" office:value="0.618" calcext:value-type="float">
            <text:p>0,618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N6]+[.O6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0.666" calcext:value-type="float">
            <text:p>0,666</text:p>
          </table:table-cell>
          <table:table-cell table:formula="of:=([.H7]+[.I7])/2" office:value-type="float" office:value="0.653" calcext:value-type="float">
            <text:p>0,653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7" calcext:value-type="float">
            <text:p>0,7</text:p>
          </table:table-cell>
          <table:table-cell table:style-name="ce3" table:formula="of:=([.K7]+[.L7])/2" office:value-type="float" office:value="0.6515" calcext:value-type="float">
            <text:p>0,651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7]+[.O7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667" calcext:value-type="float">
            <text:p>0,667</text:p>
          </table:table-cell>
          <table:table-cell table:formula="of:=([.H8]+[.I8])/2" office:value-type="float" office:value="0.6525" calcext:value-type="float">
            <text:p>0,6525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8]+[.L8])/2" office:value-type="float" office:value="0.6515" calcext:value-type="float">
            <text:p>0,651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8]+[.O8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" calcext:value-type="float">
            <text:p>0,67</text:p>
          </table:table-cell>
          <table:table-cell table:formula="of:=([.H9]+[.I9])/2" office:value-type="float" office:value="0.6535" calcext:value-type="float">
            <text:p>0,653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91" calcext:value-type="float">
            <text:p>0,691</text:p>
          </table:table-cell>
          <table:table-cell table:style-name="ce3" table:formula="of:=([.K9]+[.L9])/2" office:value-type="float" office:value="0.6525" calcext:value-type="float">
            <text:p>0,652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N9]+[.O9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6" calcext:value-type="float">
            <text:p>0,656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10]+[.I10])/2" office:value-type="float" office:value="0.654" calcext:value-type="float">
            <text:p>0,654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table:formula="of:=([.K10]+[.L10])/2" office:value-type="float" office:value="0.6535" calcext:value-type="float">
            <text:p>0,653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10]+[.O10])/2" office:value-type="float" office:value="0.6535" calcext:value-type="float">
            <text:p>0,65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11]+[.I11])/2" office:value-type="float" office:value="0.6525" calcext:value-type="float">
            <text:p>0,652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K11]+[.L11])/2" office:value-type="float" office:value="0.6525" calcext:value-type="float">
            <text:p>0,652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11]+[.O11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12]+[.I12])/2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K12]+[.L12])/2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N12]+[.O12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13]+[.I13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K13]+[.L13])/2" office:value-type="float" office:value="0.651" calcext:value-type="float">
            <text:p>0,651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13]+[.O13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14]+[.I14])/2" office:value-type="float" office:value="0.65" calcext:value-type="float">
            <text:p>0,6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14]+[.L14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14]+[.O14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15]+[.I15])/2" office:value-type="float" office:value="0.65" calcext:value-type="float">
            <text:p>0,65</text:p>
          </table:table-cell>
          <table:table-cell table:style-name="ce3" office:value-type="float" office:value="0.634" calcext:value-type="float">
            <text:p>0,634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15]+[.L15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15]+[.O15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16]+[.I16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16]+[.L16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16]+[.O16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17]+[.I17])/2" office:value-type="float" office:value="0.6475" calcext:value-type="float">
            <text:p>0,647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K17]+[.L17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17]+[.O17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 table:style-name="ce1" table:number-columns-spanned="16" table:number-rows-spanned="21"/>
          <table:covered-table-cell table:number-columns-repeated="4" table:style-name="ce4"/>
          <table:covered-table-cell/>
          <table:covered-table-cell table:number-columns-repeated="10" table:style-name="ce4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3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390625" calcext:value-type="float">
            <text:p>0,0039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65" calcext:value-type="float">
            <text:p>0,665</text:p>
          </table:table-cell>
          <table:table-cell table:formula="of:=([.H41]+[.I41])/2" office:value-type="float" office:value="0.648" calcext:value-type="float">
            <text:p>0,648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table:formula="of:=([.K41]+[.L41])/2" office:value-type="float" office:value="0.6465" calcext:value-type="float">
            <text:p>0,646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41]+[.O41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78125" calcext:value-type="float">
            <text:p>0,0078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5" calcext:value-type="float">
            <text:p>0,665</text:p>
          </table:table-cell>
          <table:table-cell table:formula="of:=([.H42]+[.I42])/2" office:value-type="float" office:value="0.651" calcext:value-type="float">
            <text:p>0,651</text:p>
          </table:table-cell>
          <table:table-cell table:style-name="ce3" office:value-type="float" office:value="0.598" calcext:value-type="float">
            <text:p>0,598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42]+[.L42])/2" office:value-type="float" office:value="0.6495" calcext:value-type="float">
            <text:p>0,6495</text:p>
          </table:table-cell>
          <table:table-cell table:style-name="ce3" office:value-type="float" office:value="0.617" calcext:value-type="float">
            <text:p>0,617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42]+[.O42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7" calcext:value-type="float">
            <text:p>0,667</text:p>
          </table:table-cell>
          <table:table-cell table:formula="of:=([.H43]+[.I43])/2" office:value-type="float" office:value="0.651" calcext:value-type="float">
            <text:p>0,651</text:p>
          </table:table-cell>
          <table:table-cell table:style-name="ce3" office:value-type="float" office:value="0.605" calcext:value-type="float">
            <text:p>0,605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43]+[.L43])/2" office:value-type="float" office:value="0.65" calcext:value-type="float">
            <text:p>0,65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43]+[.O43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44]+[.I44])/2" office:value-type="float" office:value="0.6515" calcext:value-type="float">
            <text:p>0,651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K44]+[.L44])/2" office:value-type="float" office:value="0.6515" calcext:value-type="float">
            <text:p>0,651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N44]+[.O44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45]+[.I45])/2" office:value-type="float" office:value="0.6475" calcext:value-type="float">
            <text:p>0,647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45]+[.L45])/2" office:value-type="float" office:value="0.648" calcext:value-type="float">
            <text:p>0,648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N45]+[.O45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2" calcext:value-type="float">
            <text:p>0,642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67" calcext:value-type="float">
            <text:p>0,667</text:p>
          </table:table-cell>
          <table:table-cell table:formula="of:=([.H46]+[.I46])/2" office:value-type="float" office:value="0.641" calcext:value-type="float">
            <text:p>0,641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6]+[.L46])/2" office:value-type="float" office:value="0.638" calcext:value-type="float">
            <text:p>0,638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table:formula="of:=([.N46]+[.O46])/2" office:value-type="float" office:value="0.641" calcext:value-type="float">
            <text:p>0,64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09" calcext:value-type="float">
            <text:p>0,609</text:p>
          </table:table-cell>
          <table:table-cell table:style-name="ce3" office:value-type="float" office:value="0.662" calcext:value-type="float">
            <text:p>0,662</text:p>
          </table:table-cell>
          <table:table-cell table:formula="of:=([.H47]+[.I47])/2" office:value-type="float" office:value="0.6355" calcext:value-type="float">
            <text:p>0,635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7]+[.L47])/2" office:value-type="float" office:value="0.6355" calcext:value-type="float">
            <text:p>0,635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6" calcext:value-type="float">
            <text:p>0,656</text:p>
          </table:table-cell>
          <table:table-cell table:style-name="ce3" table:formula="of:=([.N47]+[.O47])/2" office:value-type="float" office:value="0.6355" calcext:value-type="float">
            <text:p>0,63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61" calcext:value-type="float">
            <text:p>0,661</text:p>
          </table:table-cell>
          <table:table-cell table:formula="of:=([.H48]+[.I48])/2" office:value-type="float" office:value="0.6345" calcext:value-type="float">
            <text:p>0,634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48" calcext:value-type="float">
            <text:p>0,648</text:p>
          </table:table-cell>
          <table:table-cell table:style-name="ce3" table:formula="of:=([.K48]+[.L48])/2" office:value-type="float" office:value="0.635" calcext:value-type="float">
            <text:p>0,63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table:formula="of:=([.N48]+[.O48])/2" office:value-type="float" office:value="0.6345" calcext:value-type="float">
            <text:p>0,6345</text:p>
          </table:table-cell>
          <table:table-cell table:number-columns-repeated="7"/>
        </table:table-row>
        <table:table-row table:style-name="ro2">
          <table:table-cell/>
          <table:table-cell table:style-name="ce1" table:number-columns-spanned="15" table:number-rows-spanned="23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 i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74]+[.I74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74]+[.L74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74]+[.O74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75]+[.I75])/2" office:value-type="float" office:value="0.6525" calcext:value-type="float">
            <text:p>0,652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K75]+[.L75])/2" office:value-type="float" office:value="0.6525" calcext:value-type="float">
            <text:p>0,652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table:formula="of:=([.N75]+[.O75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76]+[.I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76]+[.L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76]+[.O76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77]+[.I77])/2" office:value-type="float" office:value="0.649" calcext:value-type="float">
            <text:p>0,649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77]+[.L77])/2" office:value-type="float" office:value="0.6495" calcext:value-type="float">
            <text:p>0,649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77]+[.O77])/2" office:value-type="float" office:value="0.6495" calcext:value-type="float">
            <text:p>0,649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78]+[.I78])/2" office:value-type="float" office:value="0.6505" calcext:value-type="float">
            <text:p>0,6505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K78]+[.L78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78]+[.O78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6" calcext:value-type="float">
            <text:p>0,656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79]+[.I79])/2" office:value-type="float" office:value="0.6545" calcext:value-type="float">
            <text:p>0,6545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89" calcext:value-type="float">
            <text:p>0,689</text:p>
          </table:table-cell>
          <table:table-cell table:style-name="ce3" table:formula="of:=([.K79]+[.L79])/2" office:value-type="float" office:value="0.654" calcext:value-type="float">
            <text:p>0,654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N79]+[.O79])/2" office:value-type="float" office:value="0.654" calcext:value-type="float">
            <text:p>0,65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0]+[.I80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80]+[.L80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80]+[.O80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1]+[.I81])/2" office:value-type="float" office:value="0.652" calcext:value-type="float">
            <text:p>0,652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K81]+[.L81])/2" office:value-type="float" office:value="0.652" calcext:value-type="float">
            <text:p>0,652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table:formula="of:=([.N81]+[.O81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2]+[.I82])/2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82]+[.L82])/2" office:value-type="float" office:value="0.651" calcext:value-type="float">
            <text:p>0,651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82]+[.O82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3]+[.I83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K83]+[.L83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83]+[.O83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84]+[.I84])/2" office:value-type="float" office:value="0.6505" calcext:value-type="float">
            <text:p>0,650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K84]+[.L84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84]+[.O84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5]+[.I85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85]+[.L85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85]+[.O85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5" calcext:value-type="float">
            <text:p>0,125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6]+[.I86])/2" office:value-type="float" office:value="0.655" calcext:value-type="float">
            <text:p>0,655</text:p>
          </table:table-cell>
          <table:table-cell table:style-name="ce3" office:value-type="float" office:value="0.618" calcext:value-type="float">
            <text:p>0,618</text:p>
          </table:table-cell>
          <table:table-cell table:style-name="ce3" office:value-type="float" office:value="0.691" calcext:value-type="float">
            <text:p>0,691</text:p>
          </table:table-cell>
          <table:table-cell table:style-name="ce3" table:formula="of:=([.K86]+[.L86])/2" office:value-type="float" office:value="0.6545" calcext:value-type="float">
            <text:p>0,654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86]+[.O86])/2" office:value-type="float" office:value="0.6545" calcext:value-type="float">
            <text:p>0,65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7]+[.I87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87]+[.L87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87]+[.O87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88]+[.I88])/2" office:value-type="float" office:value="0.653" calcext:value-type="float">
            <text:p>0,653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K88]+[.L88])/2" office:value-type="float" office:value="0.6525" calcext:value-type="float">
            <text:p>0,652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N88]+[.O88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89]+[.I89])/2" office:value-type="float" office:value="0.6515" calcext:value-type="float">
            <text:p>0,651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K89]+[.L89])/2" office:value-type="float" office:value="0.6515" calcext:value-type="float">
            <text:p>0,651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89]+[.O89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90]+[.I90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K90]+[.L90])/2" office:value-type="float" office:value="0.6505" calcext:value-type="float">
            <text:p>0,650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N90]+[.O90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91]+[.I91])/2" office:value-type="float" office:value="0.65" calcext:value-type="float">
            <text:p>0,6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K91]+[.L91])/2" office:value-type="float" office:value="0.65" calcext:value-type="float">
            <text:p>0,6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91]+[.O91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92]+[.I92])/2" office:value-type="float" office:value="0.648" calcext:value-type="float">
            <text:p>0,648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92]+[.L92])/2" office:value-type="float" office:value="0.6485" calcext:value-type="float">
            <text:p>0,648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92]+[.O92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93]+[.I93])/2" office:value-type="float" office:value="0.648" calcext:value-type="float">
            <text:p>0,648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63" calcext:value-type="float">
            <text:p>0,663</text:p>
          </table:table-cell>
          <table:table-cell table:style-name="ce3" table:formula="of:=([.K93]+[.L93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93]+[.O93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94]+[.I94])/2" office:value-type="float" office:value="0.6475" calcext:value-type="float">
            <text:p>0,647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K94]+[.L94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94]+[.O94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 table:number-rows-repeated="4">
          <table:table-cell/>
          <table:table-cell table:style-name="ce4" table:number-columns-repeated="4"/>
          <table:table-cell/>
          <table:table-cell table:style-name="ce4" table:number-columns-repeated="10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" table:number-columns-spanned="8" table:number-rows-spanned="22"/>
          <table:covered-table-cell table:number-columns-repeated="7"/>
          <table:table-cell table:style-name="ce1" table:number-columns-spanned="7" table:number-rows-spanned="22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</table:table>
      <table:table table:name="MLP" table:style-name="ta1">
        <table:shapes>
          <draw:frame draw:z-index="0" draw:style-name="gr1" draw:text-style-name="P1" svg:width="160.03mm" svg:height="90.11mm" svg:x="339.82mm" svg:y="3.46mm">
            <draw:object draw:notify-on-update-of-ranges="MLP.B4:MLP.B18 MLP.F3:MLP.F3 MLP.F4:MLP.F18 MLP.G3:MLP.G3 MLP.G4:MLP.G18 MLP.H3:MLP.H3 MLP.H4:MLP.H18 MLP.I3:MLP.I3 MLP.I4:MLP.I18 MLP.J3:MLP.J3 MLP.J4:MLP.J18 MLP.K3:MLP.K3 MLP.K4:MLP.K18 MLP.L3:MLP.L3 MLP.L4:MLP.L18 MLP.M3:MLP.M3 MLP.M4:MLP.M18 MLP.N3:MLP.N3 MLP.N4:MLP.N18 MLP.O3:MLP.O3 MLP.O4:MLP.O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1mm" svg:height="89.84mm" svg:x="340.89mm" svg:y="97.03mm">
            <draw:object draw:notify-on-update-of-ranges="MLP.C26:MLP.C40 MLP.F25:MLP.F25 MLP.F26:MLP.F40 MLP.G25:MLP.G25 MLP.G26:MLP.G40 MLP.H25:MLP.H25 MLP.H26:MLP.H40 MLP.I25:MLP.I25 MLP.I26:MLP.I40 MLP.J25:MLP.J25 MLP.J26:MLP.J40 MLP.K25:MLP.K25 MLP.K26:MLP.K40 MLP.L25:MLP.L25 MLP.L26:MLP.L40 MLP.M25:MLP.M25 MLP.M26:MLP.M40 MLP.N25:MLP.N25 MLP.N26:MLP.N40 MLP.O25:MLP.O25 MLP.O26:MLP.O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43.8mm" svg:y="195.52mm">
            <draw:object draw:notify-on-update-of-ranges="MLP.C50:MLP.C65 MLP.F49:MLP.F49 MLP.F50:MLP.F65 MLP.G49:MLP.G49 MLP.G50:MLP.G65 MLP.H49:MLP.H49 MLP.H50:MLP.H65 MLP.I49:MLP.I49 MLP.I50:MLP.I65 MLP.J49:MLP.J49 MLP.J50:MLP.J65 MLP.K49:MLP.K49 MLP.K50:MLP.K65 MLP.L49:MLP.L49 MLP.L50:MLP.L65 MLP.M49:MLP.M49 MLP.M50:MLP.M65 MLP.N49:MLP.N49 MLP.N50:MLP.N65 MLP.O49:MLP.O49 MLP.O50:MLP.O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3"/>
        <table:table-column table:style-name="co1" table:default-cell-style-name="Default"/>
        <table:table-column table:style-name="co2" table:number-columns-repeated="10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Varia size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43" calcext:value-type="float">
            <text:p>0,543</text:p>
          </table:table-cell>
          <table:table-cell office:value-type="float" office:value="0.556" calcext:value-type="float">
            <text:p>0,556</text:p>
          </table:table-cell>
          <table:table-cell office:value-type="float" office:value="0.542" calcext:value-type="float">
            <text:p>0,542</text:p>
          </table:table-cell>
          <table:table-cell table:formula="of:=([.G4]+[.H4])/2" office:value-type="float" office:value="0.549" calcext:value-type="float">
            <text:p>0,549</text:p>
          </table:table-cell>
          <table:table-cell office:value-type="float" office:value="0.118" calcext:value-type="float">
            <text:p>0,118</text:p>
          </table:table-cell>
          <table:table-cell office:value-type="float" office:value="0.917" calcext:value-type="float">
            <text:p>0,917</text:p>
          </table:table-cell>
          <table:table-cell table:formula="of:=([.J4]+[.K4])/2" office:value-type="float" office:value="0.5175" calcext:value-type="float">
            <text:p>0,5175</text:p>
          </table:table-cell>
          <table:table-cell office:value-type="float" office:value="0.194" calcext:value-type="float">
            <text:p>0,194</text:p>
          </table:table-cell>
          <table:table-cell office:value-type="float" office:value="0.681" calcext:value-type="float">
            <text:p>0,681</text:p>
          </table:table-cell>
          <table:table-cell table:formula="of:=([.M4]+[.N4])/2" office:value-type="float" office:value="0.4375" calcext:value-type="float">
            <text:p>0,437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6" calcext:value-type="float">
            <text:p>0,576</text:p>
          </table:table-cell>
          <table:table-cell office:value-type="float" office:value="0.594" calcext:value-type="float">
            <text:p>0,594</text:p>
          </table:table-cell>
          <table:table-cell office:value-type="float" office:value="0.571" calcext:value-type="float">
            <text:p>0,571</text:p>
          </table:table-cell>
          <table:table-cell table:formula="of:=([.G5]+[.H5])/2" office:value-type="float" office:value="0.5825" calcext:value-type="float">
            <text:p>0,5825</text:p>
          </table:table-cell>
          <table:table-cell office:value-type="float" office:value="0.298" calcext:value-type="float">
            <text:p>0,298</text:p>
          </table:table-cell>
          <table:table-cell office:value-type="float" office:value="0.82" calcext:value-type="float">
            <text:p>0,82</text:p>
          </table:table-cell>
          <table:table-cell table:formula="of:=([.J5]+[.K5])/2" office:value-type="float" office:value="0.559" calcext:value-type="float">
            <text:p>0,559</text:p>
          </table:table-cell>
          <table:table-cell office:value-type="float" office:value="0.397" calcext:value-type="float">
            <text:p>0,397</text:p>
          </table:table-cell>
          <table:table-cell office:value-type="float" office:value="0.673" calcext:value-type="float">
            <text:p>0,673</text:p>
          </table:table-cell>
          <table:table-cell table:formula="of:=([.M5]+[.N5])/2" office:value-type="float" office:value="0.535" calcext:value-type="float">
            <text:p>0,53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63" calcext:value-type="float">
            <text:p>0,563</text:p>
          </table:table-cell>
          <table:table-cell office:value-type="float" office:value="0.556" calcext:value-type="float">
            <text:p>0,556</text:p>
          </table:table-cell>
          <table:table-cell table:formula="of:=([.G6]+[.H6])/2" office:value-type="float" office:value="0.5595" calcext:value-type="float">
            <text:p>0,5595</text:p>
          </table:table-cell>
          <table:table-cell office:value-type="float" office:value="0.239" calcext:value-type="float">
            <text:p>0,239</text:p>
          </table:table-cell>
          <table:table-cell office:value-type="float" office:value="0.837" calcext:value-type="float">
            <text:p>0,837</text:p>
          </table:table-cell>
          <table:table-cell table:formula="of:=([.J6]+[.K6])/2" office:value-type="float" office:value="0.538" calcext:value-type="float">
            <text:p>0,538</text:p>
          </table:table-cell>
          <table:table-cell office:value-type="float" office:value="0.336" calcext:value-type="float">
            <text:p>0,336</text:p>
          </table:table-cell>
          <table:table-cell office:value-type="float" office:value="0.668" calcext:value-type="float">
            <text:p>0,668</text:p>
          </table:table-cell>
          <table:table-cell table:formula="of:=([.M6]+[.N6])/2" office:value-type="float" office:value="0.502" calcext:value-type="float">
            <text:p>0,50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3" calcext:value-type="float">
            <text:p>0,573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table:formula="of:=([.G7]+[.H7])/2" office:value-type="float" office:value="0.57" calcext:value-type="float">
            <text:p>0,57</text:p>
          </table:table-cell>
          <table:table-cell office:value-type="float" office:value="0.406" calcext:value-type="float">
            <text:p>0,406</text:p>
          </table:table-cell>
          <table:table-cell office:value-type="float" office:value="0.72" calcext:value-type="float">
            <text:p>0,72</text:p>
          </table:table-cell>
          <table:table-cell table:formula="of:=([.J7]+[.K7])/2" office:value-type="float" office:value="0.563" calcext:value-type="float">
            <text:p>0,563</text:p>
          </table:table-cell>
          <table:table-cell office:value-type="float" office:value="0.471" calcext:value-type="float">
            <text:p>0,471</text:p>
          </table:table-cell>
          <table:table-cell office:value-type="float" office:value="0.642" calcext:value-type="float">
            <text:p>0,642</text:p>
          </table:table-cell>
          <table:table-cell table:formula="of:=([.M7]+[.N7])/2" office:value-type="float" office:value="0.5565" calcext:value-type="float">
            <text:p>0,556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1" calcext:value-type="float">
            <text:p>0,571</text:p>
          </table:table-cell>
          <table:table-cell office:value-type="float" office:value="0.574" calcext:value-type="float">
            <text:p>0,574</text:p>
          </table:table-cell>
          <table:table-cell office:value-type="float" office:value="0.57" calcext:value-type="float">
            <text:p>0,57</text:p>
          </table:table-cell>
          <table:table-cell table:formula="of:=([.G8]+[.H8])/2" office:value-type="float" office:value="0.572" calcext:value-type="float">
            <text:p>0,572</text:p>
          </table:table-cell>
          <table:table-cell office:value-type="float" office:value="0.321" calcext:value-type="float">
            <text:p>0,321</text:p>
          </table:table-cell>
          <table:table-cell office:value-type="float" office:value="0.79" calcext:value-type="float">
            <text:p>0,79</text:p>
          </table:table-cell>
          <table:table-cell table:formula="of:=([.J8]+[.K8])/2" office:value-type="float" office:value="0.5555" calcext:value-type="float">
            <text:p>0,5555</text:p>
          </table:table-cell>
          <table:table-cell office:value-type="float" office:value="0.412" calcext:value-type="float">
            <text:p>0,412</text:p>
          </table:table-cell>
          <table:table-cell office:value-type="float" office:value="0.662" calcext:value-type="float">
            <text:p>0,662</text:p>
          </table:table-cell>
          <table:table-cell table:formula="of:=([.M8]+[.N8])/2" office:value-type="float" office:value="0.537" calcext:value-type="float">
            <text:p>0,537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0.561" calcext:value-type="float">
            <text:p>0,561</text:p>
          </table:table-cell>
          <table:table-cell office:value-type="float" office:value="0.566" calcext:value-type="float">
            <text:p>0,566</text:p>
          </table:table-cell>
          <table:table-cell table:formula="of:=([.G9]+[.H9])/2" office:value-type="float" office:value="0.5635" calcext:value-type="float">
            <text:p>0,5635</text:p>
          </table:table-cell>
          <table:table-cell office:value-type="float" office:value="0.317" calcext:value-type="float">
            <text:p>0,317</text:p>
          </table:table-cell>
          <table:table-cell office:value-type="float" office:value="0.782" calcext:value-type="float">
            <text:p>0,782</text:p>
          </table:table-cell>
          <table:table-cell table:formula="of:=([.J9]+[.K9])/2" office:value-type="float" office:value="0.5495" calcext:value-type="float">
            <text:p>0,5495</text:p>
          </table:table-cell>
          <table:table-cell office:value-type="float" office:value="0.405" calcext:value-type="float">
            <text:p>0,405</text:p>
          </table:table-cell>
          <table:table-cell office:value-type="float" office:value="0.657" calcext:value-type="float">
            <text:p>0,657</text:p>
          </table:table-cell>
          <table:table-cell table:formula="of:=([.M9]+[.N9])/2" office:value-type="float" office:value="0.531" calcext:value-type="float">
            <text:p>0,531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2" calcext:value-type="float">
            <text:p>0,57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72" calcext:value-type="float">
            <text:p>0,572</text:p>
          </table:table-cell>
          <table:table-cell table:formula="of:=([.G10]+[.H10])/2" office:value-type="float" office:value="0.5715" calcext:value-type="float">
            <text:p>0,5715</text:p>
          </table:table-cell>
          <table:table-cell office:value-type="float" office:value="0.339" calcext:value-type="float">
            <text:p>0,339</text:p>
          </table:table-cell>
          <table:table-cell office:value-type="float" office:value="0.776" calcext:value-type="float">
            <text:p>0,776</text:p>
          </table:table-cell>
          <table:table-cell table:formula="of:=([.J10]+[.K10])/2" office:value-type="float" office:value="0.5575" calcext:value-type="float">
            <text:p>0,5575</text:p>
          </table:table-cell>
          <table:table-cell office:value-type="float" office:value="0.425" calcext:value-type="float">
            <text:p>0,425</text:p>
          </table:table-cell>
          <table:table-cell office:value-type="float" office:value="0.659" calcext:value-type="float">
            <text:p>0,659</text:p>
          </table:table-cell>
          <table:table-cell table:formula="of:=([.M10]+[.N10])/2" office:value-type="float" office:value="0.542" calcext:value-type="float">
            <text:p>0,542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2" calcext:value-type="float">
            <text:p>0,562</text:p>
          </table:table-cell>
          <table:table-cell office:value-type="float" office:value="0.563" calcext:value-type="float">
            <text:p>0,563</text:p>
          </table:table-cell>
          <table:table-cell office:value-type="float" office:value="0.562" calcext:value-type="float">
            <text:p>0,562</text:p>
          </table:table-cell>
          <table:table-cell table:formula="of:=([.G11]+[.H11])/2" office:value-type="float" office:value="0.5625" calcext:value-type="float">
            <text:p>0,5625</text:p>
          </table:table-cell>
          <table:table-cell office:value-type="float" office:value="0.289" calcext:value-type="float">
            <text:p>0,289</text:p>
          </table:table-cell>
          <table:table-cell office:value-type="float" office:value="0.802" calcext:value-type="float">
            <text:p>0,802</text:p>
          </table:table-cell>
          <table:table-cell table:formula="of:=([.J11]+[.K11])/2" office:value-type="float" office:value="0.5455" calcext:value-type="float">
            <text:p>0,5455</text:p>
          </table:table-cell>
          <table:table-cell office:value-type="float" office:value="0.382" calcext:value-type="float">
            <text:p>0,382</text:p>
          </table:table-cell>
          <table:table-cell office:value-type="float" office:value="0.661" calcext:value-type="float">
            <text:p>0,661</text:p>
          </table:table-cell>
          <table:table-cell table:formula="of:=([.M11]+[.N11])/2" office:value-type="float" office:value="0.5215" calcext:value-type="float">
            <text:p>0,5215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533" calcext:value-type="float">
            <text:p>0,533</text:p>
          </table:table-cell>
          <table:table-cell office:value-type="float" office:value="0.559" calcext:value-type="float">
            <text:p>0,559</text:p>
          </table:table-cell>
          <table:table-cell table:formula="of:=([.G12]+[.H12])/2" office:value-type="float" office:value="0.546" calcext:value-type="float">
            <text:p>0,54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43" calcext:value-type="float">
            <text:p>0,743</text:p>
          </table:table-cell>
          <table:table-cell table:formula="of:=([.J12]+[.K12])/2" office:value-type="float" office:value="0.5385" calcext:value-type="float">
            <text:p>0,5385</text:p>
          </table:table-cell>
          <table:table-cell office:value-type="float" office:value="0.41" calcext:value-type="float">
            <text:p>0,41</text:p>
          </table:table-cell>
          <table:table-cell office:value-type="float" office:value="0.638" calcext:value-type="float">
            <text:p>0,638</text:p>
          </table:table-cell>
          <table:table-cell table:formula="of:=([.M12]+[.N12])/2" office:value-type="float" office:value="0.524" calcext:value-type="float">
            <text:p>0,524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0.53" calcext:value-type="float">
            <text:p>0,53</text:p>
          </table:table-cell>
          <table:table-cell office:value-type="float" office:value="0.569" calcext:value-type="float">
            <text:p>0,569</text:p>
          </table:table-cell>
          <table:table-cell table:formula="of:=([.G13]+[.H13])/2" office:value-type="float" office:value="0.5495" calcext:value-type="float">
            <text:p>0,5495</text:p>
          </table:table-cell>
          <table:table-cell office:value-type="float" office:value="0.421" calcext:value-type="float">
            <text:p>0,421</text:p>
          </table:table-cell>
          <table:table-cell office:value-type="float" office:value="0.672" calcext:value-type="float">
            <text:p>0,672</text:p>
          </table:table-cell>
          <table:table-cell table:formula="of:=([.J13]+[.K13])/2" office:value-type="float" office:value="0.5465" calcext:value-type="float">
            <text:p>0,5465</text:p>
          </table:table-cell>
          <table:table-cell office:value-type="float" office:value="0.469" calcext:value-type="float">
            <text:p>0,469</text:p>
          </table:table-cell>
          <table:table-cell office:value-type="float" office:value="0.616" calcext:value-type="float">
            <text:p>0,616</text:p>
          </table:table-cell>
          <table:table-cell table:formula="of:=([.M13]+[.N13])/2" office:value-type="float" office:value="0.5425" calcext:value-type="float">
            <text:p>0,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8" calcext:value-type="float">
            <text:p>0,578</text:p>
          </table:table-cell>
          <table:table-cell office:value-type="float" office:value="0.548" calcext:value-type="float">
            <text:p>0,548</text:p>
          </table:table-cell>
          <table:table-cell office:value-type="float" office:value="0.606" calcext:value-type="float">
            <text:p>0,606</text:p>
          </table:table-cell>
          <table:table-cell table:formula="of:=([.G14]+[.H14])/2" office:value-type="float" office:value="0.577" calcext:value-type="float">
            <text:p>0,577</text:p>
          </table:table-cell>
          <table:table-cell office:value-type="float" office:value="0.559" calcext:value-type="float">
            <text:p>0,559</text:p>
          </table:table-cell>
          <table:table-cell office:value-type="float" office:value="0.596" calcext:value-type="float">
            <text:p>0,596</text:p>
          </table:table-cell>
          <table:table-cell table:formula="of:=([.J14]+[.K14])/2" office:value-type="float" office:value="0.5775" calcext:value-type="float">
            <text:p>0,5775</text:p>
          </table:table-cell>
          <table:table-cell office:value-type="float" office:value="0.554" calcext:value-type="float">
            <text:p>0,554</text:p>
          </table:table-cell>
          <table:table-cell office:value-type="float" office:value="0.601" calcext:value-type="float">
            <text:p>0,601</text:p>
          </table:table-cell>
          <table:table-cell table:formula="of:=([.M14]+[.N14])/2" office:value-type="float" office:value="0.5775" calcext:value-type="float">
            <text:p>0,5775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4" calcext:value-type="float">
            <text:p>0,54</text:p>
          </table:table-cell>
          <table:table-cell office:value-type="float" office:value="0.591" calcext:value-type="float">
            <text:p>0,591</text:p>
          </table:table-cell>
          <table:table-cell table:formula="of:=([.G15]+[.H15])/2" office:value-type="float" office:value="0.5655" calcext:value-type="float">
            <text:p>0,5655</text:p>
          </table:table-cell>
          <table:table-cell office:value-type="float" office:value="0.515" calcext:value-type="float">
            <text:p>0,515</text:p>
          </table:table-cell>
          <table:table-cell office:value-type="float" office:value="0.614" calcext:value-type="float">
            <text:p>0,614</text:p>
          </table:table-cell>
          <table:table-cell table:formula="of:=([.J15]+[.K15])/2" office:value-type="float" office:value="0.5645" calcext:value-type="float">
            <text:p>0,5645</text:p>
          </table:table-cell>
          <table:table-cell office:value-type="float" office:value="0.527" calcext:value-type="float">
            <text:p>0,527</text:p>
          </table:table-cell>
          <table:table-cell office:value-type="float" office:value="0.602" calcext:value-type="float">
            <text:p>0,602</text:p>
          </table:table-cell>
          <table:table-cell table:formula="of:=([.M15]+[.N15])/2" office:value-type="float" office:value="0.5645" calcext:value-type="float">
            <text:p>0,564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0.531" calcext:value-type="float">
            <text:p>0,531</text:p>
          </table:table-cell>
          <table:table-cell office:value-type="float" office:value="0.56" calcext:value-type="float">
            <text:p>0,56</text:p>
          </table:table-cell>
          <table:table-cell table:formula="of:=([.G16]+[.H16])/2" office:value-type="float" office:value="0.5455" calcext:value-type="float">
            <text:p>0,5455</text:p>
          </table:table-cell>
          <table:table-cell office:value-type="float" office:value="0.345" calcext:value-type="float">
            <text:p>0,345</text:p>
          </table:table-cell>
          <table:table-cell office:value-type="float" office:value="0.732" calcext:value-type="float">
            <text:p>0,732</text:p>
          </table:table-cell>
          <table:table-cell table:formula="of:=([.J16]+[.K16])/2" office:value-type="float" office:value="0.5385" calcext:value-type="float">
            <text:p>0,5385</text:p>
          </table:table-cell>
          <table:table-cell office:value-type="float" office:value="0.418" calcext:value-type="float">
            <text:p>0,418</text:p>
          </table:table-cell>
          <table:table-cell office:value-type="float" office:value="0.635" calcext:value-type="float">
            <text:p>0,635</text:p>
          </table:table-cell>
          <table:table-cell table:formula="of:=([.M16]+[.N16])/2" office:value-type="float" office:value="0.5265" calcext:value-type="float">
            <text:p>0,5265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3" calcext:value-type="float">
            <text:p>0,563</text:p>
          </table:table-cell>
          <table:table-cell office:value-type="float" office:value="0.587" calcext:value-type="float">
            <text:p>0,587</text:p>
          </table:table-cell>
          <table:table-cell table:formula="of:=([.G17]+[.H17])/2" office:value-type="float" office:value="0.575" calcext:value-type="float">
            <text:p>0,575</text:p>
          </table:table-cell>
          <table:table-cell office:value-type="float" office:value="0.441" calcext:value-type="float">
            <text:p>0,441</text:p>
          </table:table-cell>
          <table:table-cell office:value-type="float" office:value="0.699" calcext:value-type="float">
            <text:p>0,699</text:p>
          </table:table-cell>
          <table:table-cell table:formula="of:=([.J17]+[.K17])/2" office:value-type="float" office:value="0.57" calcext:value-type="float">
            <text:p>0,57</text:p>
          </table:table-cell>
          <table:table-cell office:value-type="float" office:value="0.495" calcext:value-type="float">
            <text:p>0,495</text:p>
          </table:table-cell>
          <table:table-cell office:value-type="float" office:value="0.639" calcext:value-type="float">
            <text:p>0,639</text:p>
          </table:table-cell>
          <table:table-cell table:formula="of:=([.M17]+[.N17])/2" office:value-type="float" office:value="0.567" calcext:value-type="float">
            <text:p>0,56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59" calcext:value-type="float">
            <text:p>0,559</text:p>
          </table:table-cell>
          <table:table-cell office:value-type="float" office:value="0.578" calcext:value-type="float">
            <text:p>0,578</text:p>
          </table:table-cell>
          <table:table-cell table:formula="of:=([.G18]+[.H18])/2" office:value-type="float" office:value="0.5685" calcext:value-type="float">
            <text:p>0,5685</text:p>
          </table:table-cell>
          <table:table-cell office:value-type="float" office:value="0.397" calcext:value-type="float">
            <text:p>0,397</text:p>
          </table:table-cell>
          <table:table-cell office:value-type="float" office:value="0.724" calcext:value-type="float">
            <text:p>0,724</text:p>
          </table:table-cell>
          <table:table-cell table:formula="of:=([.J18]+[.K18])/2" office:value-type="float" office:value="0.5605" calcext:value-type="float">
            <text:p>0,5605</text:p>
          </table:table-cell>
          <table:table-cell office:value-type="float" office:value="0.464" calcext:value-type="float">
            <text:p>0,464</text:p>
          </table:table-cell>
          <table:table-cell office:value-type="float" office:value="0.643" calcext:value-type="float">
            <text:p>0,643</text:p>
          </table:table-cell>
          <table:table-cell table:formula="of:=([.M18]+[.N18])/2" office:value-type="float" office:value="0.5535" calcext:value-type="float">
            <text:p>0,5535</text:p>
          </table:table-cell>
        </table:table-row>
        <table:table-row table:style-name="ro2" table:number-rows-repeated="5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1584893" calcext:value-type="float">
            <text:p>0,000158489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" calcext:value-type="float">
            <text:p>0,55</text:p>
          </table:table-cell>
          <table:table-cell table:style-name="ce8" office:value-type="float" office:value="0.527" calcext:value-type="float">
            <text:p>0,527</text:p>
          </table:table-cell>
          <table:table-cell table:style-name="ce8" office:value-type="float" office:value="0.561" calcext:value-type="float">
            <text:p>0,561</text:p>
          </table:table-cell>
          <table:table-cell table:style-name="ce7" table:formula="of:=([.G26]+[.H26])/2" office:value-type="float" office:value="0.544" calcext:value-type="float">
            <text:p>0,544</text:p>
          </table:table-cell>
          <table:table-cell table:style-name="ce8" office:value-type="float" office:value="0.367" calcext:value-type="float">
            <text:p>0,367</text:p>
          </table:table-cell>
          <table:table-cell table:style-name="ce8" office:value-type="float" office:value="0.71" calcext:value-type="float">
            <text:p>0,71</text:p>
          </table:table-cell>
          <table:table-cell table:style-name="ce7" table:formula="of:=([.J26]+[.K26])/2" office:value-type="float" office:value="0.5385" calcext:value-type="float">
            <text:p>0,5385</text:p>
          </table:table-cell>
          <table:table-cell table:style-name="ce8" office:value-type="float" office:value="0.4327" calcext:value-type="float">
            <text:p>0,4327</text:p>
          </table:table-cell>
          <table:table-cell table:style-name="ce8" office:value-type="float" office:value="0.627" calcext:value-type="float">
            <text:p>0,627</text:p>
          </table:table-cell>
          <table:table-cell table:style-name="ce7" table:formula="of:=([.M26]+[.N26])/2" office:value-type="float" office:value="0.52985" calcext:value-type="float">
            <text:p>0,5298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2511886" calcext:value-type="float">
            <text:p>0,0002511886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7" calcext:value-type="float">
            <text:p>0,557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0.564" calcext:value-type="float">
            <text:p>0,564</text:p>
          </table:table-cell>
          <table:table-cell table:style-name="ce7" table:formula="of:=([.G27]+[.H27])/2" office:value-type="float" office:value="0.552" calcext:value-type="float">
            <text:p>0,552</text:p>
          </table:table-cell>
          <table:table-cell table:style-name="ce8" office:value-type="float" office:value="0.352" calcext:value-type="float">
            <text:p>0,352</text:p>
          </table:table-cell>
          <table:table-cell table:style-name="ce8" office:value-type="float" office:value="0.737" calcext:value-type="float">
            <text:p>0,737</text:p>
          </table:table-cell>
          <table:table-cell table:style-name="ce7" table:formula="of:=([.J27]+[.K27])/2" office:value-type="float" office:value="0.5445" calcext:value-type="float">
            <text:p>0,5445</text:p>
          </table:table-cell>
          <table:table-cell table:style-name="ce8" office:value-type="float" office:value="0.426" calcext:value-type="float">
            <text:p>0,426</text:p>
          </table:table-cell>
          <table:table-cell table:style-name="ce8" office:value-type="float" office:value="0.639" calcext:value-type="float">
            <text:p>0,639</text:p>
          </table:table-cell>
          <table:table-cell table:style-name="ce7" table:formula="of:=([.M27]+[.N27])/2" office:value-type="float" office:value="0.5325" calcext:value-type="float">
            <text:p>0,532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3981072" calcext:value-type="float">
            <text:p>0,0003981072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6" calcext:value-type="float">
            <text:p>0,5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72" calcext:value-type="float">
            <text:p>0,572</text:p>
          </table:table-cell>
          <table:table-cell table:style-name="ce7" table:formula="of:=([.G28]+[.H28])/2" office:value-type="float" office:value="0.5515" calcext:value-type="float">
            <text:p>0,5515</text:p>
          </table:table-cell>
          <table:table-cell table:style-name="ce8" office:value-type="float" office:value="0.435" calcext:value-type="float">
            <text:p>0,435</text:p>
          </table:table-cell>
          <table:table-cell table:style-name="ce8" office:value-type="float" office:value="0.663" calcext:value-type="float">
            <text:p>0,663</text:p>
          </table:table-cell>
          <table:table-cell table:style-name="ce7" table:formula="of:=([.J28]+[.K28])/2" office:value-type="float" office:value="0.549" calcext:value-type="float">
            <text:p>0,549</text:p>
          </table:table-cell>
          <table:table-cell table:style-name="ce8" office:value-type="float" office:value="0.478" calcext:value-type="float">
            <text:p>0,478</text:p>
          </table:table-cell>
          <table:table-cell table:style-name="ce8" office:value-type="float" office:value="0.614" calcext:value-type="float">
            <text:p>0,614</text:p>
          </table:table-cell>
          <table:table-cell table:style-name="ce7" table:formula="of:=([.M28]+[.N28])/2" office:value-type="float" office:value="0.546" calcext:value-type="float">
            <text:p>0,546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6309573" calcext:value-type="float">
            <text:p>0,000630957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85" calcext:value-type="float">
            <text:p>0,585</text:p>
          </table:table-cell>
          <table:table-cell table:style-name="ce7" table:formula="of:=([.G29]+[.H29])/2" office:value-type="float" office:value="0.558" calcext:value-type="float">
            <text:p>0,558</text:p>
          </table:table-cell>
          <table:table-cell table:style-name="ce8" office:value-type="float" office:value="0.516" calcext:value-type="float">
            <text:p>0,516</text:p>
          </table:table-cell>
          <table:table-cell table:style-name="ce8" office:value-type="float" office:value="0.599" calcext:value-type="float">
            <text:p>0,599</text:p>
          </table:table-cell>
          <table:table-cell table:style-name="ce7" table:formula="of:=([.J29]+[.K29])/2" office:value-type="float" office:value="0.5575" calcext:value-type="float">
            <text:p>0,5575</text:p>
          </table:table-cell>
          <table:table-cell table:style-name="ce8" office:value-type="float" office:value="0.523" calcext:value-type="float">
            <text:p>0,523</text:p>
          </table:table-cell>
          <table:table-cell table:style-name="ce8" office:value-type="float" office:value="0.592" calcext:value-type="float">
            <text:p>0,592</text:p>
          </table:table-cell>
          <table:table-cell table:style-name="ce7" table:formula="of:=([.M29]+[.N29])/2" office:value-type="float" office:value="0.5575" calcext:value-type="float">
            <text:p>0,557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536" calcext:value-type="float">
            <text:p>0,536</text:p>
          </table:table-cell>
          <table:table-cell table:style-name="ce7" office:value-type="float" office:value="0.576" calcext:value-type="float">
            <text:p>0,576</text:p>
          </table:table-cell>
          <table:table-cell table:style-name="ce7" table:formula="of:=([.G30]+[.H30])/2" office:value-type="float" office:value="0.556" calcext:value-type="float">
            <text:p>0,556</text:p>
          </table:table-cell>
          <table:table-cell table:style-name="ce7" office:value-type="float" office:value="0.445" calcext:value-type="float">
            <text:p>0,445</text:p>
          </table:table-cell>
          <table:table-cell table:style-name="ce7" office:value-type="float" office:value="0.662" calcext:value-type="float">
            <text:p>0,662</text:p>
          </table:table-cell>
          <table:table-cell table:style-name="ce7" table:formula="of:=([.J30]+[.K30])/2" office:value-type="float" office:value="0.5535" calcext:value-type="float">
            <text:p>0,5535</text:p>
          </table:table-cell>
          <table:table-cell table:style-name="ce7" office:value-type="float" office:value="0.487" calcext:value-type="float">
            <text:p>0,487</text:p>
          </table:table-cell>
          <table:table-cell table:style-name="ce7" office:value-type="float" office:value="0.616" calcext:value-type="float">
            <text:p>0,616</text:p>
          </table:table-cell>
          <table:table-cell table:style-name="ce7" table:formula="of:=([.M30]+[.N30])/2" office:value-type="float" office:value="0.5515" calcext:value-type="float">
            <text:p>0,551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4" calcext:value-type="float">
            <text:p>0,564</text:p>
          </table:table-cell>
          <table:table-cell table:style-name="ce7" office:value-type="float" office:value="0.545" calcext:value-type="float">
            <text:p>0,545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1]+[.H31])/2" office:value-type="float" office:value="0.5595" calcext:value-type="float">
            <text:p>0,5595</text:p>
          </table:table-cell>
          <table:table-cell table:style-name="ce7" office:value-type="float" office:value="0.407" calcext:value-type="float">
            <text:p>0,407</text:p>
          </table:table-cell>
          <table:table-cell table:style-name="ce7" office:value-type="float" office:value="0.701" calcext:value-type="float">
            <text:p>0,701</text:p>
          </table:table-cell>
          <table:table-cell table:style-name="ce7" table:formula="of:=([.J31]+[.K31])/2" office:value-type="float" office:value="0.554" calcext:value-type="float">
            <text:p>0,554</text:p>
          </table:table-cell>
          <table:table-cell table:style-name="ce7" office:value-type="float" office:value="0.466" calcext:value-type="float">
            <text:p>0,466</text:p>
          </table:table-cell>
          <table:table-cell table:style-name="ce7" office:value-type="float" office:value="0.631" calcext:value-type="float">
            <text:p>0,631</text:p>
          </table:table-cell>
          <table:table-cell table:style-name="ce7" table:formula="of:=([.M31]+[.N31])/2" office:value-type="float" office:value="0.5485" calcext:value-type="float">
            <text:p>0,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44" calcext:value-type="float">
            <text:p>0,544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2]+[.H32])/2" office:value-type="float" office:value="0.559" calcext:value-type="float">
            <text:p>0,559</text:p>
          </table:table-cell>
          <table:table-cell table:style-name="ce7" office:value-type="float" office:value="0.413" calcext:value-type="float">
            <text:p>0,413</text:p>
          </table:table-cell>
          <table:table-cell table:style-name="ce7" office:value-type="float" office:value="0.696" calcext:value-type="float">
            <text:p>0,696</text:p>
          </table:table-cell>
          <table:table-cell table:style-name="ce7" table:formula="of:=([.J32]+[.K32])/2" office:value-type="float" office:value="0.5545" calcext:value-type="float">
            <text:p>0,5545</text:p>
          </table:table-cell>
          <table:table-cell table:style-name="ce7" office:value-type="float" office:value="0.469" calcext:value-type="float">
            <text:p>0,469</text:p>
          </table:table-cell>
          <table:table-cell table:style-name="ce7" office:value-type="float" office:value="0.629" calcext:value-type="float">
            <text:p>0,629</text:p>
          </table:table-cell>
          <table:table-cell table:style-name="ce7" table:formula="of:=([.M32]+[.N32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7" calcext:value-type="float">
            <text:p>0,567</text:p>
          </table:table-cell>
          <table:table-cell table:style-name="ce7" office:value-type="float" office:value="0.553" calcext:value-type="float">
            <text:p>0,553</text:p>
          </table:table-cell>
          <table:table-cell table:style-name="ce7" office:value-type="float" office:value="0.573" calcext:value-type="float">
            <text:p>0,573</text:p>
          </table:table-cell>
          <table:table-cell table:style-name="ce7" table:formula="of:=([.G33]+[.H33])/2" office:value-type="float" office:value="0.563" calcext:value-type="float">
            <text:p>0,563</text:p>
          </table:table-cell>
          <table:table-cell table:style-name="ce7" office:value-type="float" office:value="0.384" calcext:value-type="float">
            <text:p>0,384</text:p>
          </table:table-cell>
          <table:table-cell table:style-name="ce7" office:value-type="float" office:value="0.727" calcext:value-type="float">
            <text:p>0,727</text:p>
          </table:table-cell>
          <table:table-cell table:style-name="ce7" table:formula="of:=([.J33]+[.K33])/2" office:value-type="float" office:value="0.5555" calcext:value-type="float">
            <text:p>0,5555</text:p>
          </table:table-cell>
          <table:table-cell table:style-name="ce7" office:value-type="float" office:value="0.453" calcext:value-type="float">
            <text:p>0,453</text:p>
          </table:table-cell>
          <table:table-cell table:style-name="ce7" office:value-type="float" office:value="0.641" calcext:value-type="float">
            <text:p>0,641</text:p>
          </table:table-cell>
          <table:table-cell table:style-name="ce7" table:formula="of:=([.M33]+[.N33])/2" office:value-type="float" office:value="0.547" calcext:value-type="float">
            <text:p>0,547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8" calcext:value-type="float">
            <text:p>0,548</text:p>
          </table:table-cell>
          <table:table-cell table:style-name="ce7" office:value-type="float" office:value="0.569" calcext:value-type="float">
            <text:p>0,569</text:p>
          </table:table-cell>
          <table:table-cell table:style-name="ce7" table:formula="of:=([.G34]+[.H34])/2" office:value-type="float" office:value="0.5585" calcext:value-type="float">
            <text:p>0,5585</text:p>
          </table:table-cell>
          <table:table-cell table:style-name="ce7" office:value-type="float" office:value="0.364" calcext:value-type="float">
            <text:p>0,364</text:p>
          </table:table-cell>
          <table:table-cell table:style-name="ce7" office:value-type="float" office:value="0.736" calcext:value-type="float">
            <text:p>0,736</text:p>
          </table:table-cell>
          <table:table-cell table:style-name="ce7" table:formula="of:=([.J34]+[.K34])/2" office:value-type="float" office:value="0.55" calcext:value-type="float">
            <text:p>0,55</text:p>
          </table:table-cell>
          <table:table-cell table:style-name="ce7" office:value-type="float" office:value="0.438" calcext:value-type="float">
            <text:p>0,438</text:p>
          </table:table-cell>
          <table:table-cell table:style-name="ce7" office:value-type="float" office:value="0.642" calcext:value-type="float">
            <text:p>0,642</text:p>
          </table:table-cell>
          <table:table-cell table:style-name="ce7" table:formula="of:=([.M34]+[.N34])/2" office:value-type="float" office:value="0.54" calcext:value-type="float">
            <text:p>0,5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2" calcext:value-type="float">
            <text:p>0,542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5]+[.H35])/2" office:value-type="float" office:value="0.558" calcext:value-type="float">
            <text:p>0,558</text:p>
          </table:table-cell>
          <table:table-cell table:style-name="ce7" office:value-type="float" office:value="0.415" calcext:value-type="float">
            <text:p>0,415</text:p>
          </table:table-cell>
          <table:table-cell table:style-name="ce7" office:value-type="float" office:value="0.692" calcext:value-type="float">
            <text:p>0,692</text:p>
          </table:table-cell>
          <table:table-cell table:style-name="ce7" table:formula="of:=([.J35]+[.K35])/2" office:value-type="float" office:value="0.5535" calcext:value-type="float">
            <text:p>0,5535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0.627" calcext:value-type="float">
            <text:p>0,627</text:p>
          </table:table-cell>
          <table:table-cell table:style-name="ce7" table:formula="of:=([.M35]+[.N35])/2" office:value-type="float" office:value="0.5485" calcext:value-type="float">
            <text:p>0,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43" calcext:value-type="float">
            <text:p>0,54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table:formula="of:=([.G36]+[.H36])/2" office:value-type="float" office:value="0.559" calcext:value-type="float">
            <text:p>0,559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689" calcext:value-type="float">
            <text:p>0,689</text:p>
          </table:table-cell>
          <table:table-cell table:style-name="ce7" table:formula="of:=([.J36]+[.K36])/2" office:value-type="float" office:value="0.5545" calcext:value-type="float">
            <text:p>0,5545</text:p>
          </table:table-cell>
          <table:table-cell table:style-name="ce7" office:value-type="float" office:value="0.474" calcext:value-type="float">
            <text:p>0,474</text:p>
          </table:table-cell>
          <table:table-cell table:style-name="ce7" office:value-type="float" office:value="0.627" calcext:value-type="float">
            <text:p>0,627</text:p>
          </table:table-cell>
          <table:table-cell table:style-name="ce7" table:formula="of:=([.M36]+[.N36])/2" office:value-type="float" office:value="0.5505" calcext:value-type="float">
            <text:p>0,550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56" calcext:value-type="float">
            <text:p>0,556</text:p>
          </table:table-cell>
          <table:table-cell table:style-name="ce7" office:value-type="float" office:value="0.53" calcext:value-type="float">
            <text:p>0,53</text:p>
          </table:table-cell>
          <table:table-cell table:style-name="ce7" office:value-type="float" office:value="0.572" calcext:value-type="float">
            <text:p>0,572</text:p>
          </table:table-cell>
          <table:table-cell table:style-name="ce7" table:formula="of:=([.G37]+[.H37])/2" office:value-type="float" office:value="0.551" calcext:value-type="float">
            <text:p>0,551</text:p>
          </table:table-cell>
          <table:table-cell table:style-name="ce7" office:value-type="float" office:value="0.439" calcext:value-type="float">
            <text:p>0,439</text:p>
          </table:table-cell>
          <table:table-cell table:style-name="ce7" office:value-type="float" office:value="0.659" calcext:value-type="float">
            <text:p>0,659</text:p>
          </table:table-cell>
          <table:table-cell table:style-name="ce7" table:formula="of:=([.J37]+[.K37])/2" office:value-type="float" office:value="0.549" calcext:value-type="float">
            <text:p>0,549</text:p>
          </table:table-cell>
          <table:table-cell table:style-name="ce7" office:value-type="float" office:value="0.481" calcext:value-type="float">
            <text:p>0,481</text:p>
          </table:table-cell>
          <table:table-cell table:style-name="ce7" office:value-type="float" office:value="0.612" calcext:value-type="float">
            <text:p>0,612</text:p>
          </table:table-cell>
          <table:table-cell table:style-name="ce7" table:formula="of:=([.M37]+[.N37])/2" office:value-type="float" office:value="0.5465" calcext:value-type="float">
            <text:p>0,546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38" calcext:value-type="float">
            <text:p>0,538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table:formula="of:=([.G38]+[.H38])/2" office:value-type="float" office:value="0.559" calcext:value-type="float">
            <text:p>0,559</text:p>
          </table:table-cell>
          <table:table-cell table:style-name="ce7" office:value-type="float" office:value="0.462" calcext:value-type="float">
            <text:p>0,462</text:p>
          </table:table-cell>
          <table:table-cell table:style-name="ce7" office:value-type="float" office:value="0.651" calcext:value-type="float">
            <text:p>0,651</text:p>
          </table:table-cell>
          <table:table-cell table:style-name="ce7" table:formula="of:=([.J38]+[.K38])/2" office:value-type="float" office:value="0.5565" calcext:value-type="float">
            <text:p>0,5565</text:p>
          </table:table-cell>
          <table:table-cell table:style-name="ce7" office:value-type="float" office:value="0.497" calcext:value-type="float">
            <text:p>0,497</text:p>
          </table:table-cell>
          <table:table-cell table:style-name="ce7" office:value-type="float" office:value="0.613" calcext:value-type="float">
            <text:p>0,613</text:p>
          </table:table-cell>
          <table:table-cell table:style-name="ce7" table:formula="of:=([.M38]+[.N38])/2" office:value-type="float" office:value="0.555" calcext:value-type="float">
            <text:p>0,55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6309573" calcext:value-type="float">
            <text:p>0,0630957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4" calcext:value-type="float">
            <text:p>0,564</text:p>
          </table:table-cell>
          <table:table-cell table:style-name="ce7" office:value-type="float" office:value="0.547" calcext:value-type="float">
            <text:p>0,547</text:p>
          </table:table-cell>
          <table:table-cell table:style-name="ce7" office:value-type="float" office:value="0.572" calcext:value-type="float">
            <text:p>0,572</text:p>
          </table:table-cell>
          <table:table-cell table:style-name="ce7" table:formula="of:=([.G39]+[.H39])/2" office:value-type="float" office:value="0.5595" calcext:value-type="float">
            <text:p>0,5595</text:p>
          </table:table-cell>
          <table:table-cell table:style-name="ce7" office:value-type="float" office:value="0.391" calcext:value-type="float">
            <text:p>0,391</text:p>
          </table:table-cell>
          <table:table-cell table:style-name="ce7" office:value-type="float" office:value="0.716" calcext:value-type="float">
            <text:p>0,716</text:p>
          </table:table-cell>
          <table:table-cell table:style-name="ce7" table:formula="of:=([.J39]+[.K39])/2" office:value-type="float" office:value="0.5535" calcext:value-type="float">
            <text:p>0,5535</text:p>
          </table:table-cell>
          <table:table-cell table:style-name="ce7" office:value-type="float" office:value="0.456" calcext:value-type="float">
            <text:p>0,456</text:p>
          </table:table-cell>
          <table:table-cell table:style-name="ce7" office:value-type="float" office:value="0.636" calcext:value-type="float">
            <text:p>0,636</text:p>
          </table:table-cell>
          <table:table-cell table:style-name="ce7" table:formula="of:=([.M39]+[.N39])/2" office:value-type="float" office:value="0.546" calcext:value-type="float">
            <text:p>0,54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51" calcext:value-type="float">
            <text:p>0,551</text:p>
          </table:table-cell>
          <table:table-cell table:style-name="ce7" office:value-type="float" office:value="0.535" calcext:value-type="float">
            <text:p>0,535</text:p>
          </table:table-cell>
          <table:table-cell table:style-name="ce7" office:value-type="float" office:value="0.558" calcext:value-type="float">
            <text:p>0,558</text:p>
          </table:table-cell>
          <table:table-cell table:style-name="ce7" table:formula="of:=([.G40]+[.H40])/2" office:value-type="float" office:value="0.5465" calcext:value-type="float">
            <text:p>0,5465</text:p>
          </table:table-cell>
          <table:table-cell table:style-name="ce7" office:value-type="float" office:value="0.315" calcext:value-type="float">
            <text:p>0,315</text:p>
          </table:table-cell>
          <table:table-cell table:style-name="ce7" office:value-type="float" office:value="0.759" calcext:value-type="float">
            <text:p>0,759</text:p>
          </table:table-cell>
          <table:table-cell table:style-name="ce7" table:formula="of:=([.J40]+[.K40])/2" office:value-type="float" office:value="0.537" calcext:value-type="float">
            <text:p>0,537</text:p>
          </table:table-cell>
          <table:table-cell table:style-name="ce7" office:value-type="float" office:value="0.396" calcext:value-type="float">
            <text:p>0,396</text:p>
          </table:table-cell>
          <table:table-cell table:style-name="ce7" office:value-type="float" office:value="0.643" calcext:value-type="float">
            <text:p>0,643</text:p>
          </table:table-cell>
          <table:table-cell table:style-name="ce7" table:formula="of:=([.M40]+[.N40])/2" office:value-type="float" office:value="0.5195" calcext:value-type="float">
            <text:p>0,5195</text:p>
          </table:table-cell>
        </table:table-row>
        <table:table-row table:style-name="ro2">
          <table:table-cell/>
          <table:table-cell table:style-name="ce4" table:number-columns-repeated="3"/>
          <table:table-cell/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/>
        </table:table-row>
        <table:table-row table:style-name="ro2" table:number-rows-repeated="6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1" calcext:value-type="float">
            <text:p>0,551</text:p>
          </table:table-cell>
          <table:table-cell office:value-type="float" office:value="0.527" calcext:value-type="float">
            <text:p>0,527</text:p>
          </table:table-cell>
          <table:table-cell office:value-type="float" office:value="0.564" calcext:value-type="float">
            <text:p>0,564</text:p>
          </table:table-cell>
          <table:table-cell table:formula="of:=([.G50]+[.H50])/2" office:value-type="float" office:value="0.5455" calcext:value-type="float">
            <text:p>0,5455</text:p>
          </table:table-cell>
          <table:table-cell office:value-type="float" office:value="0.389" calcext:value-type="float">
            <text:p>0,389</text:p>
          </table:table-cell>
          <table:table-cell office:value-type="float" office:value="0.694" calcext:value-type="float">
            <text:p>0,694</text:p>
          </table:table-cell>
          <table:table-cell table:formula="of:=([.J50]+[.K50])/2" office:value-type="float" office:value="0.5415" calcext:value-type="float">
            <text:p>0,5415</text:p>
          </table:table-cell>
          <table:table-cell office:value-type="float" office:value="0.447" calcext:value-type="float">
            <text:p>0,447</text:p>
          </table:table-cell>
          <table:table-cell office:value-type="float" office:value="0.622" calcext:value-type="float">
            <text:p>0,622</text:p>
          </table:table-cell>
          <table:table-cell table:formula="of:=([.M50]+[.N50])/2" office:value-type="float" office:value="0.5345" calcext:value-type="float">
            <text:p>0,534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6" calcext:value-type="float">
            <text:p>0,556</text:p>
          </table:table-cell>
          <table:table-cell office:value-type="float" office:value="0.539" calcext:value-type="float">
            <text:p>0,539</text:p>
          </table:table-cell>
          <table:table-cell office:value-type="float" office:value="0.563" calcext:value-type="float">
            <text:p>0,563</text:p>
          </table:table-cell>
          <table:table-cell table:formula="of:=([.G51]+[.H51])/2" office:value-type="float" office:value="0.551" calcext:value-type="float">
            <text:p>0,551</text:p>
          </table:table-cell>
          <table:table-cell office:value-type="float" office:value="0.349" calcext:value-type="float">
            <text:p>0,349</text:p>
          </table:table-cell>
          <table:table-cell office:value-type="float" office:value="0.738" calcext:value-type="float">
            <text:p>0,738</text:p>
          </table:table-cell>
          <table:table-cell table:formula="of:=([.J51]+[.K51])/2" office:value-type="float" office:value="0.5435" calcext:value-type="float">
            <text:p>0,5435</text:p>
          </table:table-cell>
          <table:table-cell office:value-type="float" office:value="0.424" calcext:value-type="float">
            <text:p>0,424</text:p>
          </table:table-cell>
          <table:table-cell office:value-type="float" office:value="0.639" calcext:value-type="float">
            <text:p>0,639</text:p>
          </table:table-cell>
          <table:table-cell table:formula="of:=([.M51]+[.N51])/2" office:value-type="float" office:value="0.5315" calcext:value-type="float">
            <text:p>0,531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4" calcext:value-type="float">
            <text:p>0,554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table:formula="of:=([.G52]+[.H52])/2" office:value-type="float" office:value="0.55" calcext:value-type="float">
            <text:p>0,55</text:p>
          </table:table-cell>
          <table:table-cell office:value-type="float" office:value="0.476" calcext:value-type="float">
            <text:p>0,476</text:p>
          </table:table-cell>
          <table:table-cell office:value-type="float" office:value="0.622" calcext:value-type="float">
            <text:p>0,622</text:p>
          </table:table-cell>
          <table:table-cell table:formula="of:=([.J52]+[.K52])/2" office:value-type="float" office:value="0.549" calcext:value-type="float">
            <text:p>0,549</text:p>
          </table:table-cell>
          <table:table-cell office:value-type="float" office:value="0.5" calcext:value-type="float">
            <text:p>0,5</text:p>
          </table:table-cell>
          <table:table-cell office:value-type="float" office:value="0.598" calcext:value-type="float">
            <text:p>0,598</text:p>
          </table:table-cell>
          <table:table-cell table:formula="of:=([.M52]+[.N52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78" calcext:value-type="float">
            <text:p>0,578</text:p>
          </table:table-cell>
          <table:table-cell office:value-type="float" office:value="0.553" calcext:value-type="float">
            <text:p>0,553</text:p>
          </table:table-cell>
          <table:table-cell table:formula="of:=([.G53]+[.H53])/2" office:value-type="float" office:value="0.5655" calcext:value-type="float">
            <text:p>0,5655</text:p>
          </table:table-cell>
          <table:table-cell office:value-type="float" office:value="0.199" calcext:value-type="float">
            <text:p>0,199</text:p>
          </table:table-cell>
          <table:table-cell office:value-type="float" office:value="0.872" calcext:value-type="float">
            <text:p>0,872</text:p>
          </table:table-cell>
          <table:table-cell table:formula="of:=([.J53]+[.K53])/2" office:value-type="float" office:value="0.5355" calcext:value-type="float">
            <text:p>0,5355</text:p>
          </table:table-cell>
          <table:table-cell office:value-type="float" office:value="0.296" calcext:value-type="float">
            <text:p>0,296</text:p>
          </table:table-cell>
          <table:table-cell office:value-type="float" office:value="0.677" calcext:value-type="float">
            <text:p>0,677</text:p>
          </table:table-cell>
          <table:table-cell table:formula="of:=([.M53]+[.N53])/2" office:value-type="float" office:value="0.4865" calcext:value-type="float">
            <text:p>0,48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67" calcext:value-type="float">
            <text:p>0,567</text:p>
          </table:table-cell>
          <table:table-cell office:value-type="float" office:value="0.553" calcext:value-type="float">
            <text:p>0,553</text:p>
          </table:table-cell>
          <table:table-cell office:value-type="float" office:value="0.575" calcext:value-type="float">
            <text:p>0,575</text:p>
          </table:table-cell>
          <table:table-cell table:formula="of:=([.G54]+[.H54])/2" office:value-type="float" office:value="0.564" calcext:value-type="float">
            <text:p>0,564</text:p>
          </table:table-cell>
          <table:table-cell office:value-type="float" office:value="0.394" calcext:value-type="float">
            <text:p>0,394</text:p>
          </table:table-cell>
          <table:table-cell office:value-type="float" office:value="0.719" calcext:value-type="float">
            <text:p>0,719</text:p>
          </table:table-cell>
          <table:table-cell table:formula="of:=([.J54]+[.K54])/2" office:value-type="float" office:value="0.5565" calcext:value-type="float">
            <text:p>0,5565</text:p>
          </table:table-cell>
          <table:table-cell office:value-type="float" office:value="0.46" calcext:value-type="float">
            <text:p>0,46</text:p>
          </table:table-cell>
          <table:table-cell office:value-type="float" office:value="0.639" calcext:value-type="float">
            <text:p>0,639</text:p>
          </table:table-cell>
          <table:table-cell table:formula="of:=([.M54]+[.N54])/2" office:value-type="float" office:value="0.5495" calcext:value-type="float">
            <text:p>0,549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68" calcext:value-type="float">
            <text:p>0,568</text:p>
          </table:table-cell>
          <table:table-cell office:value-type="float" office:value="0.572" calcext:value-type="float">
            <text:p>0,572</text:p>
          </table:table-cell>
          <table:table-cell table:formula="of:=([.G55]+[.H55])/2" office:value-type="float" office:value="0.57" calcext:value-type="float">
            <text:p>0,57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769" calcext:value-type="float">
            <text:p>0,769</text:p>
          </table:table-cell>
          <table:table-cell table:formula="of:=([.J55]+[.K55])/2" office:value-type="float" office:value="0.5571" calcext:value-type="float">
            <text:p>0,5571</text:p>
          </table:table-cell>
          <table:table-cell office:value-type="float" office:value="0.429" calcext:value-type="float">
            <text:p>0,429</text:p>
          </table:table-cell>
          <table:table-cell office:value-type="float" office:value="0.656" calcext:value-type="float">
            <text:p>0,656</text:p>
          </table:table-cell>
          <table:table-cell table:formula="of:=([.M55]+[.N55])/2" office:value-type="float" office:value="0.5425" calcext:value-type="float">
            <text:p>0,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4" calcext:value-type="float">
            <text:p>0,564</text:p>
          </table:table-cell>
          <table:table-cell office:value-type="float" office:value="0.562" calcext:value-type="float">
            <text:p>0,562</text:p>
          </table:table-cell>
          <table:table-cell office:value-type="float" office:value="0.564" calcext:value-type="float">
            <text:p>0,564</text:p>
          </table:table-cell>
          <table:table-cell table:formula="of:=([.G56]+[.H56])/2" office:value-type="float" office:value="0.563" calcext:value-type="float">
            <text:p>0,563</text:p>
          </table:table-cell>
          <table:table-cell office:value-type="float" office:value="0.303" calcext:value-type="float">
            <text:p>0,303</text:p>
          </table:table-cell>
          <table:table-cell office:value-type="float" office:value="0.792" calcext:value-type="float">
            <text:p>0,792</text:p>
          </table:table-cell>
          <table:table-cell table:formula="of:=([.J56]+[.K56])/2" office:value-type="float" office:value="0.5475" calcext:value-type="float">
            <text:p>0,5475</text:p>
          </table:table-cell>
          <table:table-cell office:value-type="float" office:value="0.394" calcext:value-type="float">
            <text:p>0,394</text:p>
          </table:table-cell>
          <table:table-cell office:value-type="float" office:value="0.659" calcext:value-type="float">
            <text:p>0,659</text:p>
          </table:table-cell>
          <table:table-cell table:formula="of:=([.M56]+[.N56])/2" office:value-type="float" office:value="0.5265" calcext:value-type="float">
            <text:p>0,52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37" calcext:value-type="float">
            <text:p>0,537</text:p>
          </table:table-cell>
          <table:table-cell office:value-type="float" office:value="0.595" calcext:value-type="float">
            <text:p>0,595</text:p>
          </table:table-cell>
          <table:table-cell table:formula="of:=([.G57]+[.H57])/2" office:value-type="float" office:value="0.566" calcext:value-type="float">
            <text:p>0,566</text:p>
          </table:table-cell>
          <table:table-cell office:value-type="float" office:value="0.545" calcext:value-type="float">
            <text:p>0,545</text:p>
          </table:table-cell>
          <table:table-cell office:value-type="float" office:value="0.587" calcext:value-type="float">
            <text:p>0,587</text:p>
          </table:table-cell>
          <table:table-cell table:formula="of:=([.J57]+[.K57])/2" office:value-type="float" office:value="0.566" calcext:value-type="float">
            <text:p>0,56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91" calcext:value-type="float">
            <text:p>0,591</text:p>
          </table:table-cell>
          <table:table-cell table:formula="of:=([.M57]+[.N57])/2" office:value-type="float" office:value="0.566" calcext:value-type="float">
            <text:p>0,566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548" calcext:value-type="float">
            <text:p>0,548</text:p>
          </table:table-cell>
          <table:table-cell office:value-type="float" office:value="0.564" calcext:value-type="float">
            <text:p>0,564</text:p>
          </table:table-cell>
          <table:table-cell table:formula="of:=([.G58]+[.H58])/2" office:value-type="float" office:value="0.556" calcext:value-type="float">
            <text:p>0,55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58" calcext:value-type="float">
            <text:p>0,758</text:p>
          </table:table-cell>
          <table:table-cell table:formula="of:=([.J58]+[.K58])/2" office:value-type="float" office:value="0.546" calcext:value-type="float">
            <text:p>0,546</text:p>
          </table:table-cell>
          <table:table-cell office:value-type="float" office:value="0.415" calcext:value-type="float">
            <text:p>0,415</text:p>
          </table:table-cell>
          <table:table-cell office:value-type="float" office:value="0.647" calcext:value-type="float">
            <text:p>0,647</text:p>
          </table:table-cell>
          <table:table-cell table:formula="of:=([.M58]+[.N58])/2" office:value-type="float" office:value="0.531" calcext:value-type="float">
            <text:p>0,531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63095734" calcext:value-type="float">
            <text:p>0,06309573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7" calcext:value-type="float">
            <text:p>0,577</text:p>
          </table:table-cell>
          <table:table-cell table:formula="of:=([.G59]+[.H59])/2" office:value-type="float" office:value="0.57" calcext:value-type="float">
            <text:p>0,57</text:p>
          </table:table-cell>
          <table:table-cell office:value-type="float" office:value="0.385" calcext:value-type="float">
            <text:p>0,385</text:p>
          </table:table-cell>
          <table:table-cell office:value-type="float" office:value="0.737" calcext:value-type="float">
            <text:p>0,737</text:p>
          </table:table-cell>
          <table:table-cell table:formula="of:=([.J59]+[.K59])/2" office:value-type="float" office:value="0.561" calcext:value-type="float">
            <text:p>0,561</text:p>
          </table:table-cell>
          <table:table-cell office:value-type="float" office:value="0.458" calcext:value-type="float">
            <text:p>0,458</text:p>
          </table:table-cell>
          <table:table-cell office:value-type="float" office:value="0.648" calcext:value-type="float">
            <text:p>0,648</text:p>
          </table:table-cell>
          <table:table-cell table:formula="of:=([.M59]+[.N59])/2" office:value-type="float" office:value="0.553" calcext:value-type="float">
            <text:p>0,553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0.551" calcext:value-type="float">
            <text:p>0,551</text:p>
          </table:table-cell>
          <table:table-cell office:value-type="float" office:value="0.579" calcext:value-type="float">
            <text:p>0,579</text:p>
          </table:table-cell>
          <table:table-cell table:formula="of:=([.G60]+[.H60])/2" office:value-type="float" office:value="0.565" calcext:value-type="float">
            <text:p>0,565</text:p>
          </table:table-cell>
          <table:table-cell office:value-type="float" office:value="0.423" calcext:value-type="float">
            <text:p>0,423</text:p>
          </table:table-cell>
          <table:table-cell office:value-type="float" office:value="0.697" calcext:value-type="float">
            <text:p>0,697</text:p>
          </table:table-cell>
          <table:table-cell table:formula="of:=([.J60]+[.K60])/2" office:value-type="float" office:value="0.56" calcext:value-type="float">
            <text:p>0,56</text:p>
          </table:table-cell>
          <table:table-cell office:value-type="float" office:value="0.478" calcext:value-type="float">
            <text:p>0,478</text:p>
          </table:table-cell>
          <table:table-cell office:value-type="float" office:value="0.633" calcext:value-type="float">
            <text:p>0,633</text:p>
          </table:table-cell>
          <table:table-cell table:formula="of:=([.M60]+[.N60])/2" office:value-type="float" office:value="0.5555" calcext:value-type="float">
            <text:p>0,555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58489319" calcext:value-type="float">
            <text:p>0,15848931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0.572" calcext:value-type="float">
            <text:p>0,572</text:p>
          </table:table-cell>
          <table:table-cell office:value-type="float" office:value="0.586" calcext:value-type="float">
            <text:p>0,586</text:p>
          </table:table-cell>
          <table:table-cell table:formula="of:=([.G61]+[.H61])/2" office:value-type="float" office:value="0.579" calcext:value-type="float">
            <text:p>0,579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8" calcext:value-type="float">
            <text:p>0,728</text:p>
          </table:table-cell>
          <table:table-cell table:formula="of:=([.J61]+[.K61])/2" office:value-type="float" office:value="0.571" calcext:value-type="float">
            <text:p>0,571</text:p>
          </table:table-cell>
          <table:table-cell office:value-type="float" office:value="0.481" calcext:value-type="float">
            <text:p>0,481</text:p>
          </table:table-cell>
          <table:table-cell office:value-type="float" office:value="0.649" calcext:value-type="float">
            <text:p>0,649</text:p>
          </table:table-cell>
          <table:table-cell table:formula="of:=([.M61]+[.N61])/2" office:value-type="float" office:value="0.565" calcext:value-type="float">
            <text:p>0,5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251188643" calcext:value-type="float">
            <text:p>0,25118864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8" calcext:value-type="float">
            <text:p>0,568</text:p>
          </table:table-cell>
          <table:table-cell table:formula="of:=([.G62]+[.H62])/2" office:value-type="float" office:value="0.5595" calcext:value-type="float">
            <text:p>0,5595</text:p>
          </table:table-cell>
          <table:table-cell office:value-type="float" office:value="0.352" calcext:value-type="float">
            <text:p>0,352</text:p>
          </table:table-cell>
          <table:table-cell office:value-type="float" office:value="0.748" calcext:value-type="float">
            <text:p>0,748</text:p>
          </table:table-cell>
          <table:table-cell table:formula="of:=([.J62]+[.K62])/2"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0.64" calcext:value-type="float">
            <text:p>0,64</text:p>
          </table:table-cell>
          <table:table-cell table:formula="of:=([.M62]+[.N62])/2" office:value-type="float" office:value="0.535" calcext:value-type="float">
            <text:p>0,53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398107171" calcext:value-type="float">
            <text:p>0,39810717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0.567" calcext:value-type="float">
            <text:p>0,567</text:p>
          </table:table-cell>
          <table:table-cell office:value-type="float" office:value="0.597" calcext:value-type="float">
            <text:p>0,597</text:p>
          </table:table-cell>
          <table:table-cell table:formula="of:=([.G63]+[.H63])/2" office:value-type="float" office:value="0.582" calcext:value-type="float">
            <text:p>0,582</text:p>
          </table:table-cell>
          <table:table-cell office:value-type="float" office:value="0.48" calcext:value-type="float">
            <text:p>0,48</text:p>
          </table:table-cell>
          <table:table-cell office:value-type="float" office:value="0.677" calcext:value-type="float">
            <text:p>0,677</text:p>
          </table:table-cell>
          <table:table-cell table:formula="of:=([.J63]+[.K63])/2" office:value-type="float" office:value="0.5785" calcext:value-type="float">
            <text:p>0,5785</text:p>
          </table:table-cell>
          <table:table-cell office:value-type="float" office:value="0.52" calcext:value-type="float">
            <text:p>0,52</text:p>
          </table:table-cell>
          <table:table-cell office:value-type="float" office:value="0.635" calcext:value-type="float">
            <text:p>0,635</text:p>
          </table:table-cell>
          <table:table-cell table:formula="of:=([.M63]+[.N63])/2" office:value-type="float" office:value="0.5775" calcext:value-type="float">
            <text:p>0,577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630957344" calcext:value-type="float">
            <text:p>0,63095734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0.564" calcext:value-type="float">
            <text:p>0,564</text:p>
          </table:table-cell>
          <table:table-cell office:value-type="float" office:value="0.6" calcext:value-type="float">
            <text:p>0,6</text:p>
          </table:table-cell>
          <table:table-cell table:formula="of:=([.G64]+[.H64])/2" office:value-type="float" office:value="0.582" calcext:value-type="float">
            <text:p>0,582</text:p>
          </table:table-cell>
          <table:table-cell office:value-type="float" office:value="0.497" calcext:value-type="float">
            <text:p>0,497</text:p>
          </table:table-cell>
          <table:table-cell office:value-type="float" office:value="0.662" calcext:value-type="float">
            <text:p>0,662</text:p>
          </table:table-cell>
          <table:table-cell table:formula="of:=([.J64]+[.K64])/2" office:value-type="float" office:value="0.5795" calcext:value-type="float">
            <text:p>0,5795</text:p>
          </table:table-cell>
          <table:table-cell office:value-type="float" office:value="0.528" calcext:value-type="float">
            <text:p>0,528</text:p>
          </table:table-cell>
          <table:table-cell office:value-type="float" office:value="0.629" calcext:value-type="float">
            <text:p>0,629</text:p>
          </table:table-cell>
          <table:table-cell table:formula="of:=([.M64]+[.N64])/2" office:value-type="float" office:value="0.5785" calcext:value-type="float">
            <text:p>0,578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9" calcext:value-type="float">
            <text:p>0,569</text:p>
          </table:table-cell>
          <table:table-cell office:value-type="float" office:value="0.585" calcext:value-type="float">
            <text:p>0,585</text:p>
          </table:table-cell>
          <table:table-cell table:formula="of:=([.G65]+[.H65])/2" office:value-type="float" office:value="0.577" calcext:value-type="float">
            <text:p>0,577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5" calcext:value-type="float">
            <text:p>0,725</text:p>
          </table:table-cell>
          <table:table-cell table:formula="of:=([.J65]+[.K65])/2" office:value-type="float" office:value="0.5695" calcext:value-type="float">
            <text:p>0,5695</text:p>
          </table:table-cell>
          <table:table-cell office:value-type="float" office:value="0.479" calcext:value-type="float">
            <text:p>0,479</text:p>
          </table:table-cell>
          <table:table-cell office:value-type="float" office:value="0.647" calcext:value-type="float">
            <text:p>0,647</text:p>
          </table:table-cell>
          <table:table-cell table:formula="of:=([.M65]+[.N65])/2" office:value-type="float" office:value="0.563" calcext:value-type="float">
            <text:p>0,563</text:p>
          </table:table-cell>
        </table:table-row>
      </table:table>
      <table:table table:name="RF" table:style-name="ta1">
        <table:shapes>
          <draw:frame draw:z-index="0" draw:style-name="gr1" draw:text-style-name="P1" svg:width="159.82mm" svg:height="94.38mm" svg:x="306.79mm" svg:y="4.74mm">
            <draw:object draw:notify-on-update-of-ranges="RF.B3:RF.B15 RF.D3:RF.D3 RF.D4:RF.D15 RF.E3:RF.E3 RF.E4:RF.E15 RF.F3:RF.F3 RF.F4:RF.F15 RF.G3:RF.G3 RF.G4:RF.G15 RF.H3:RF.H3 RF.H4:RF.H15 RF.I3:RF.I3 RF.I4:RF.I15 RF.J3:RF.J3 RF.J4:RF.J15 RF.K3:RF.K3 RF.K4:RF.K15 RF.L3:RF.L3 RF.L4:RF.L15 RF.M3:RF.M3 RF.M4:RF.M1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82mm" svg:height="90.09mm" svg:x="303.25mm" svg:y="103.18mm">
            <draw:object draw:notify-on-update-of-ranges="RF.B20:RF.B26 RF.D20:RF.D20 RF.D21:RF.D26 RF.E20:RF.E20 RF.E21:RF.E26 RF.F20:RF.F20 RF.F21:RF.F26 RF.G20:RF.G20 RF.G21:RF.G26 RF.H20:RF.H20 RF.H21:RF.H26 RF.I20:RF.I20 RF.I21:RF.I26 RF.J20:RF.J20 RF.J21:RF.J26 RF.K20:RF.K20 RF.K21:RF.K26 RF.L20:RF.L20 RF.L21:RF.L26 RF.M20:RF.M20 RF.M21:RF.M2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number-columns-repeated="13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Varia ntree</text:p>
          </table:table-cell>
          <table:table-cell office:value-type="string" calcext:value-type="string">
            <text:p>10 fold crossvalidation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ntree</text:p>
          </table:table-cell>
          <table:table-cell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633" calcext:value-type="float">
            <text:p>0,633</text:p>
          </table:table-cell>
          <table:table-cell office:value-type="float" office:value="0.6124" calcext:value-type="float">
            <text:p>0,6124</text:p>
          </table:table-cell>
          <table:table-cell office:value-type="float" office:value="0.6493" calcext:value-type="float">
            <text:p>0,6493</text:p>
          </table:table-cell>
          <table:table-cell table:formula="of:=([.E4]+[.F4])/2" office:value-type="float" office:value="0.63085" calcext:value-type="float">
            <text:p>0,63085</text:p>
          </table:table-cell>
          <table:table-cell office:value-type="float" office:value="0.5793" calcext:value-type="float">
            <text:p>0,5793</text:p>
          </table:table-cell>
          <table:table-cell office:value-type="float" office:value="0.6798" calcext:value-type="float">
            <text:p>0,6798</text:p>
          </table:table-cell>
          <table:table-cell table:style-name="ce11" table:formula="of:=([.H4]+[.I4])/2" office:value-type="float" office:value="0.62955" calcext:value-type="float">
            <text:p>0,62955</text:p>
          </table:table-cell>
          <table:table-cell office:value-type="float" office:value="0.5954" calcext:value-type="float">
            <text:p>0,5954</text:p>
          </table:table-cell>
          <table:table-cell office:value-type="float" office:value="0.6642" calcext:value-type="float">
            <text:p>0,6642</text:p>
          </table:table-cell>
          <table:table-cell table:style-name="ce11" table:formula="of:=([.K4]+[.L4])/2" office:value-type="float" office:value="0.6298" calcext:value-type="float">
            <text:p>0,6298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.6472" calcext:value-type="float">
            <text:p>0,6472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6591" calcext:value-type="float">
            <text:p>0,6591</text:p>
          </table:table-cell>
          <table:table-cell table:formula="of:=([.E5]+[.F5])/2" office:value-type="float" office:value="0.64535" calcext:value-type="float">
            <text:p>0,64535</text:p>
          </table:table-cell>
          <table:table-cell office:value-type="float" office:value="0.5835" calcext:value-type="float">
            <text:p>0,5835</text:p>
          </table:table-cell>
          <table:table-cell office:value-type="float" office:value="0.7029" calcext:value-type="float">
            <text:p>0,7029</text:p>
          </table:table-cell>
          <table:table-cell table:style-name="ce11" table:formula="of:=([.H5]+[.I5])/2" office:value-type="float" office:value="0.6432" calcext:value-type="float">
            <text:p>0,6432</text:p>
          </table:table-cell>
          <table:table-cell office:value-type="float" office:value="0.6066" calcext:value-type="float">
            <text:p>0,6066</text:p>
          </table:table-cell>
          <table:table-cell office:value-type="float" office:value="0.6803" calcext:value-type="float">
            <text:p>0,6803</text:p>
          </table:table-cell>
          <table:table-cell table:style-name="ce11" table:formula="of:=([.K5]+[.L5])/2" office:value-type="float" office:value="0.64345" calcext:value-type="float">
            <text:p>0,6434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6604" calcext:value-type="float">
            <text:p>0,6604</text:p>
          </table:table-cell>
          <table:table-cell office:value-type="float" office:value="0.6503" calcext:value-type="float">
            <text:p>0,6503</text:p>
          </table:table-cell>
          <table:table-cell office:value-type="float" office:value="0.6678" calcext:value-type="float">
            <text:p>0,6678</text:p>
          </table:table-cell>
          <table:table-cell table:formula="of:=([.E6]+[.F6])/2" office:value-type="float" office:value="0.65905" calcext:value-type="float">
            <text:p>0,65905</text:p>
          </table:table-cell>
          <table:table-cell office:value-type="float" office:value="0.5871" calcext:value-type="float">
            <text:p>0,5871</text:p>
          </table:table-cell>
          <table:table-cell office:value-type="float" office:value="0.7244" calcext:value-type="float">
            <text:p>0,7244</text:p>
          </table:table-cell>
          <table:table-cell table:style-name="ce11" table:formula="of:=([.H6]+[.I6])/2" office:value-type="float" office:value="0.65575" calcext:value-type="float">
            <text:p>0,65575</text:p>
          </table:table-cell>
          <table:table-cell office:value-type="float" office:value="0.6171" calcext:value-type="float">
            <text:p>0,6171</text:p>
          </table:table-cell>
          <table:table-cell office:value-type="float" office:value="0.6949" calcext:value-type="float">
            <text:p>0,6949</text:p>
          </table:table-cell>
          <table:table-cell table:style-name="ce11" table:formula="of:=([.K6]+[.L6])/2" office:value-type="float" office:value="0.656" calcext:value-type="float">
            <text:p>0,65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.6666" calcext:value-type="float">
            <text:p>0,6666</text:p>
          </table:table-cell>
          <table:table-cell office:value-type="float" office:value="0.6595" calcext:value-type="float">
            <text:p>0,6595</text:p>
          </table:table-cell>
          <table:table-cell office:value-type="float" office:value="0.6717" calcext:value-type="float">
            <text:p>0,6717</text:p>
          </table:table-cell>
          <table:table-cell table:formula="of:=([.E7]+[.F7])/2" office:value-type="float" office:value="0.6656" calcext:value-type="float">
            <text:p>0,6656</text:p>
          </table:table-cell>
          <table:table-cell office:value-type="float" office:value="0.5887" calcext:value-type="float">
            <text:p>0,5887</text:p>
          </table:table-cell>
          <table:table-cell office:value-type="float" office:value="0.7347" calcext:value-type="float">
            <text:p>0,7347</text:p>
          </table:table-cell>
          <table:table-cell table:style-name="ce11" table:formula="of:=([.H7]+[.I7])/2" office:value-type="float" office:value="0.6617" calcext:value-type="float">
            <text:p>0,6617</text:p>
          </table:table-cell>
          <table:table-cell office:value-type="float" office:value="0.6221" calcext:value-type="float">
            <text:p>0,6221</text:p>
          </table:table-cell>
          <table:table-cell office:value-type="float" office:value="0.7018" calcext:value-type="float">
            <text:p>0,7018</text:p>
          </table:table-cell>
          <table:table-cell table:style-name="ce11" table:formula="of:=([.K7]+[.L7])/2" office:value-type="float" office:value="0.66195" calcext:value-type="float">
            <text:p>0,66195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0.6714" calcext:value-type="float">
            <text:p>0,6714</text:p>
          </table:table-cell>
          <table:table-cell office:value-type="float" office:value="0.6655" calcext:value-type="float">
            <text:p>0,6655</text:p>
          </table:table-cell>
          <table:table-cell office:value-type="float" office:value="0.6755" calcext:value-type="float">
            <text:p>0,6755</text:p>
          </table:table-cell>
          <table:table-cell table:formula="of:=([.E8]+[.F8])/2" office:value-type="float" office:value="0.6705" calcext:value-type="float">
            <text:p>0,6705</text:p>
          </table:table-cell>
          <table:table-cell office:value-type="float" office:value="0.593" calcext:value-type="float">
            <text:p>0,593</text:p>
          </table:table-cell>
          <table:table-cell office:value-type="float" office:value="0.7398" calcext:value-type="float">
            <text:p>0,7398</text:p>
          </table:table-cell>
          <table:table-cell table:style-name="ce11" table:formula="of:=([.H8]+[.I8])/2" office:value-type="float" office:value="0.6664" calcext:value-type="float">
            <text:p>0,6664</text:p>
          </table:table-cell>
          <table:table-cell office:value-type="float" office:value="0.6272" calcext:value-type="float">
            <text:p>0,6272</text:p>
          </table:table-cell>
          <table:table-cell office:value-type="float" office:value="0.7062" calcext:value-type="float">
            <text:p>0,7062</text:p>
          </table:table-cell>
          <table:table-cell table:style-name="ce11" table:formula="of:=([.K8]+[.L8])/2" office:value-type="float" office:value="0.6667" calcext:value-type="float">
            <text:p>0,6667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0.6703" calcext:value-type="float">
            <text:p>0,6703</text:p>
          </table:table-cell>
          <table:table-cell office:value-type="float" office:value="0.6644" calcext:value-type="float">
            <text:p>0,6644</text:p>
          </table:table-cell>
          <table:table-cell office:value-type="float" office:value="0.6745" calcext:value-type="float">
            <text:p>0,6745</text:p>
          </table:table-cell>
          <table:table-cell table:formula="of:=([.E9]+[.F9])/2" office:value-type="float" office:value="0.66945" calcext:value-type="float">
            <text:p>0,66945</text:p>
          </table:table-cell>
          <table:table-cell office:value-type="float" office:value="0.5913" calcext:value-type="float">
            <text:p>0,5913</text:p>
          </table:table-cell>
          <table:table-cell office:value-type="float" office:value="0.7392" calcext:value-type="float">
            <text:p>0,7392</text:p>
          </table:table-cell>
          <table:table-cell table:style-name="ce11" table:formula="of:=([.H9]+[.I9])/2" office:value-type="float" office:value="0.66525" calcext:value-type="float">
            <text:p>0,66525</text:p>
          </table:table-cell>
          <table:table-cell office:value-type="float" office:value="0.6257" calcext:value-type="float">
            <text:p>0,6257</text:p>
          </table:table-cell>
          <table:table-cell office:value-type="float" office:value="0.7054" calcext:value-type="float">
            <text:p>0,7054</text:p>
          </table:table-cell>
          <table:table-cell table:style-name="ce11" table:formula="of:=([.K9]+[.L9])/2" office:value-type="float" office:value="0.66555" calcext:value-type="float">
            <text:p>0,66555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0.6729" calcext:value-type="float">
            <text:p>0,6729</text:p>
          </table:table-cell>
          <table:table-cell office:value-type="float" office:value="0.6683" calcext:value-type="float">
            <text:p>0,6683</text:p>
          </table:table-cell>
          <table:table-cell office:value-type="float" office:value="0.6761" calcext:value-type="float">
            <text:p>0,6761</text:p>
          </table:table-cell>
          <table:table-cell table:formula="of:=([.E10]+[.F10])/2" office:value-type="float" office:value="0.6722" calcext:value-type="float">
            <text:p>0,6722</text:p>
          </table:table-cell>
          <table:table-cell office:value-type="float" office:value="0.5919" calcext:value-type="float">
            <text:p>0,5919</text:p>
          </table:table-cell>
          <table:table-cell office:value-type="float" office:value="0.7436" calcext:value-type="float">
            <text:p>0,7436</text:p>
          </table:table-cell>
          <table:table-cell table:style-name="ce11" table:formula="of:=([.H10]+[.I10])/2" office:value-type="float" office:value="0.66775" calcext:value-type="float">
            <text:p>0,66775</text:p>
          </table:table-cell>
          <table:table-cell office:value-type="float" office:value="0.6278" calcext:value-type="float">
            <text:p>0,6278</text:p>
          </table:table-cell>
          <table:table-cell office:value-type="float" office:value="0.7082" calcext:value-type="float">
            <text:p>0,7082</text:p>
          </table:table-cell>
          <table:table-cell table:style-name="ce11" table:formula="of:=([.K10]+[.L10])/2" office:value-type="float" office:value="0.668" calcext:value-type="float">
            <text:p>0,66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0.6708" calcext:value-type="float">
            <text:p>0,6708</text:p>
          </table:table-cell>
          <table:table-cell office:value-type="float" office:value="0.6648" calcext:value-type="float">
            <text:p>0,6648</text:p>
          </table:table-cell>
          <table:table-cell office:value-type="float" office:value="0.675" calcext:value-type="float">
            <text:p>0,675</text:p>
          </table:table-cell>
          <table:table-cell table:formula="of:=([.E11]+[.F11])/2" office:value-type="float" office:value="0.6699" calcext:value-type="float">
            <text:p>0,6699</text:p>
          </table:table-cell>
          <table:table-cell office:value-type="float" office:value="0.5922" calcext:value-type="float">
            <text:p>0,5922</text:p>
          </table:table-cell>
          <table:table-cell office:value-type="float" office:value="0.7394" calcext:value-type="float">
            <text:p>0,7394</text:p>
          </table:table-cell>
          <table:table-cell table:style-name="ce11" table:formula="of:=([.H11]+[.I11])/2" office:value-type="float" office:value="0.6658" calcext:value-type="float">
            <text:p>0,6658</text:p>
          </table:table-cell>
          <table:table-cell office:value-type="float" office:value="0.6264" calcext:value-type="float">
            <text:p>0,6264</text:p>
          </table:table-cell>
          <table:table-cell office:value-type="float" office:value="0.7057" calcext:value-type="float">
            <text:p>0,7057</text:p>
          </table:table-cell>
          <table:table-cell table:style-name="ce11" table:formula="of:=([.K11]+[.L11])/2" office:value-type="float" office:value="0.66605" calcext:value-type="float">
            <text:p>0,66605</text:p>
          </table:table-cell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0.6717" calcext:value-type="float">
            <text:p>0,6717</text:p>
          </table:table-cell>
          <table:table-cell office:value-type="float" office:value="0.6671" calcext:value-type="float">
            <text:p>0,6671</text:p>
          </table:table-cell>
          <table:table-cell office:value-type="float" office:value="0.675" calcext:value-type="float">
            <text:p>0,675</text:p>
          </table:table-cell>
          <table:table-cell table:formula="of:=([.E12]+[.F12])/2" office:value-type="float" office:value="0.67105" calcext:value-type="float">
            <text:p>0,67105</text:p>
          </table:table-cell>
          <table:table-cell office:value-type="float" office:value="0.5902" calcext:value-type="float">
            <text:p>0,5902</text:p>
          </table:table-cell>
          <table:table-cell office:value-type="float" office:value="0.7428" calcext:value-type="float">
            <text:p>0,7428</text:p>
          </table:table-cell>
          <table:table-cell table:style-name="ce11" table:formula="of:=([.H12]+[.I12])/2" office:value-type="float" office:value="0.6665" calcext:value-type="float">
            <text:p>0,6665</text:p>
          </table:table-cell>
          <table:table-cell office:value-type="float" office:value="0.6263" calcext:value-type="float">
            <text:p>0,6263</text:p>
          </table:table-cell>
          <table:table-cell office:value-type="float" office:value="0.7073" calcext:value-type="float">
            <text:p>0,7073</text:p>
          </table:table-cell>
          <table:table-cell table:style-name="ce11" table:formula="of:=([.K12]+[.L12])/2" office:value-type="float" office:value="0.6668" calcext:value-type="float">
            <text:p>0,6668</text:p>
          </table:table-cell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0.6706" calcext:value-type="float">
            <text:p>0,6706</text:p>
          </table:table-cell>
          <table:table-cell office:value-type="float" office:value="0.6655" calcext:value-type="float">
            <text:p>0,6655</text:p>
          </table:table-cell>
          <table:table-cell office:value-type="float" office:value="0.6742" calcext:value-type="float">
            <text:p>0,6742</text:p>
          </table:table-cell>
          <table:table-cell table:formula="of:=([.E13]+[.F13])/2" office:value-type="float" office:value="0.66985" calcext:value-type="float">
            <text:p>0,66985</text:p>
          </table:table-cell>
          <table:table-cell office:value-type="float" office:value="0.5896" calcext:value-type="float">
            <text:p>0,5896</text:p>
          </table:table-cell>
          <table:table-cell office:value-type="float" office:value="0.7413" calcext:value-type="float">
            <text:p>0,7413</text:p>
          </table:table-cell>
          <table:table-cell table:style-name="ce11" table:formula="of:=([.H13]+[.I13])/2" office:value-type="float" office:value="0.66545" calcext:value-type="float">
            <text:p>0,66545</text:p>
          </table:table-cell>
          <table:table-cell office:value-type="float" office:value="0.6252" calcext:value-type="float">
            <text:p>0,6252</text:p>
          </table:table-cell>
          <table:table-cell office:value-type="float" office:value="0.7061" calcext:value-type="float">
            <text:p>0,7061</text:p>
          </table:table-cell>
          <table:table-cell table:style-name="ce11" table:formula="of:=([.K13]+[.L13])/2" office:value-type="float" office:value="0.66565" calcext:value-type="float">
            <text:p>0,66565</text:p>
          </table:table-cell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0.6697" calcext:value-type="float">
            <text:p>0,6697</text:p>
          </table:table-cell>
          <table:table-cell office:value-type="float" office:value="0.6636" calcext:value-type="float">
            <text:p>0,6636</text:p>
          </table:table-cell>
          <table:table-cell office:value-type="float" office:value="0.6741" calcext:value-type="float">
            <text:p>0,6741</text:p>
          </table:table-cell>
          <table:table-cell table:formula="of:=([.E14]+[.F14])/2" office:value-type="float" office:value="0.66885" calcext:value-type="float">
            <text:p>0,66885</text:p>
          </table:table-cell>
          <table:table-cell office:value-type="float" office:value="0.5911" calcext:value-type="float">
            <text:p>0,5911</text:p>
          </table:table-cell>
          <table:table-cell office:value-type="float" office:value="0.7384" calcext:value-type="float">
            <text:p>0,7384</text:p>
          </table:table-cell>
          <table:table-cell table:style-name="ce11" table:formula="of:=([.H14]+[.I14])/2" office:value-type="float" office:value="0.66475" calcext:value-type="float">
            <text:p>0,66475</text:p>
          </table:table-cell>
          <table:table-cell office:value-type="float" office:value="0.6253" calcext:value-type="float">
            <text:p>0,6253</text:p>
          </table:table-cell>
          <table:table-cell office:value-type="float" office:value="0.7048" calcext:value-type="float">
            <text:p>0,7048</text:p>
          </table:table-cell>
          <table:table-cell table:style-name="ce11" table:formula="of:=([.K14]+[.L14])/2" office:value-type="float" office:value="0.66505" calcext:value-type="float">
            <text:p>0,66505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0.6714" calcext:value-type="float">
            <text:p>0,6714</text:p>
          </table:table-cell>
          <table:table-cell office:value-type="float" office:value="0.6663" calcext:value-type="float">
            <text:p>0,6663</text:p>
          </table:table-cell>
          <table:table-cell office:value-type="float" office:value="0.6749" calcext:value-type="float">
            <text:p>0,6749</text:p>
          </table:table-cell>
          <table:table-cell table:formula="of:=([.E15]+[.F15])/2" office:value-type="float" office:value="0.6706" calcext:value-type="float">
            <text:p>0,6706</text:p>
          </table:table-cell>
          <table:table-cell office:value-type="float" office:value="0.5907" calcext:value-type="float">
            <text:p>0,5907</text:p>
          </table:table-cell>
          <table:table-cell office:value-type="float" office:value="0.7418" calcext:value-type="float">
            <text:p>0,7418</text:p>
          </table:table-cell>
          <table:table-cell table:style-name="ce11" table:formula="of:=([.H15]+[.I15])/2" office:value-type="float" office:value="0.66625" calcext:value-type="float">
            <text:p>0,66625</text:p>
          </table:table-cell>
          <table:table-cell office:value-type="float" office:value="0.6263" calcext:value-type="float">
            <text:p>0,6263</text:p>
          </table:table-cell>
          <table:table-cell office:value-type="float" office:value="0.7068" calcext:value-type="float">
            <text:p>0,7068</text:p>
          </table:table-cell>
          <table:table-cell table:style-name="ce11" table:formula="of:=([.K15]+[.L15])/2" office:value-type="float" office:value="0.66655" calcext:value-type="float">
            <text:p>0,66655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Varia ntree</text:p>
          </table:table-cell>
          <table:table-cell office:value-type="string" calcext:value-type="string">
            <text:p>10 fold crossvalidation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ntree</text:p>
          </table:table-cell>
          <table:table-cell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0.6721" calcext:value-type="float">
            <text:p>0,6721</text:p>
          </table:table-cell>
          <table:table-cell office:value-type="float" office:value="0.6661" calcext:value-type="float">
            <text:p>0,6661</text:p>
          </table:table-cell>
          <table:table-cell office:value-type="float" office:value="0.6764" calcext:value-type="float">
            <text:p>0,6764</text:p>
          </table:table-cell>
          <table:table-cell table:formula="of:=([.E21]+[.F21])/2" office:value-type="float" office:value="0.67125" calcext:value-type="float">
            <text:p>0,67125</text:p>
          </table:table-cell>
          <table:table-cell office:value-type="float" office:value="0.5944" calcext:value-type="float">
            <text:p>0,5944</text:p>
          </table:table-cell>
          <table:table-cell office:value-type="float" office:value="0.7399" calcext:value-type="float">
            <text:p>0,7399</text:p>
          </table:table-cell>
          <table:table-cell table:formula="of:=([.H21]+[.I21])/2" office:value-type="float" office:value="0.66715" calcext:value-type="float">
            <text:p>0,66715</text:p>
          </table:table-cell>
          <table:table-cell office:value-type="float" office:value="0.6282" calcext:value-type="float">
            <text:p>0,6282</text:p>
          </table:table-cell>
          <table:table-cell office:value-type="float" office:value="0.7067" calcext:value-type="float">
            <text:p>0,7067</text:p>
          </table:table-cell>
          <table:table-cell table:formula="of:=([.K21]+[.L21])/2" office:value-type="float" office:value="0.66745" calcext:value-type="float">
            <text:p>0,66745</text:p>
          </table:table-cell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0.6703" calcext:value-type="float">
            <text:p>0,6703</text:p>
          </table:table-cell>
          <table:table-cell office:value-type="float" office:value="0.665" calcext:value-type="float">
            <text:p>0,665</text:p>
          </table:table-cell>
          <table:table-cell office:value-type="float" office:value="0.674" calcext:value-type="float">
            <text:p>0,674</text:p>
          </table:table-cell>
          <table:table-cell table:formula="of:=([.E22]+[.F22])/2" office:value-type="float" office:value="0.6695" calcext:value-type="float">
            <text:p>0,6695</text:p>
          </table:table-cell>
          <table:table-cell office:value-type="float" office:value="0.5897" calcext:value-type="float">
            <text:p>0,5897</text:p>
          </table:table-cell>
          <table:table-cell office:value-type="float" office:value="0.7406" calcext:value-type="float">
            <text:p>0,7406</text:p>
          </table:table-cell>
          <table:table-cell table:formula="of:=([.H22]+[.I22])/2" office:value-type="float" office:value="0.66515" calcext:value-type="float">
            <text:p>0,66515</text:p>
          </table:table-cell>
          <table:table-cell office:value-type="float" office:value="0.6251" calcext:value-type="float">
            <text:p>0,6251</text:p>
          </table:table-cell>
          <table:table-cell office:value-type="float" office:value="0.7058" calcext:value-type="float">
            <text:p>0,7058</text:p>
          </table:table-cell>
          <table:table-cell table:formula="of:=([.K22]+[.L22])/2" office:value-type="float" office:value="0.66545" calcext:value-type="float">
            <text:p>0,66545</text:p>
          </table:table-cell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0.6722" calcext:value-type="float">
            <text:p>0,6722</text:p>
          </table:table-cell>
          <table:table-cell office:value-type="float" office:value="0.6668" calcext:value-type="float">
            <text:p>0,6668</text:p>
          </table:table-cell>
          <table:table-cell office:value-type="float" office:value="0.6761" calcext:value-type="float">
            <text:p>0,6761</text:p>
          </table:table-cell>
          <table:table-cell table:formula="of:=([.E23]+[.F23])/2" office:value-type="float" office:value="0.67145" calcext:value-type="float">
            <text:p>0,67145</text:p>
          </table:table-cell>
          <table:table-cell office:value-type="float" office:value="0.5931" calcext:value-type="float">
            <text:p>0,5931</text:p>
          </table:table-cell>
          <table:table-cell office:value-type="float" office:value="0.7412" calcext:value-type="float">
            <text:p>0,7412</text:p>
          </table:table-cell>
          <table:table-cell table:formula="of:=([.H23]+[.I23])/2" office:value-type="float" office:value="0.66715" calcext:value-type="float">
            <text:p>0,66715</text:p>
          </table:table-cell>
          <table:table-cell office:value-type="float" office:value="0.6278" calcext:value-type="float">
            <text:p>0,6278</text:p>
          </table:table-cell>
          <table:table-cell office:value-type="float" office:value="0.7071" calcext:value-type="float">
            <text:p>0,7071</text:p>
          </table:table-cell>
          <table:table-cell table:formula="of:=([.K23]+[.L23])/2" office:value-type="float" office:value="0.66745" calcext:value-type="float">
            <text:p>0,66745</text:p>
          </table:table-cell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0.6712" calcext:value-type="float">
            <text:p>0,6712</text:p>
          </table:table-cell>
          <table:table-cell office:value-type="float" office:value="0.6653" calcext:value-type="float">
            <text:p>0,6653</text:p>
          </table:table-cell>
          <table:table-cell office:value-type="float" office:value="0.6754" calcext:value-type="float">
            <text:p>0,6754</text:p>
          </table:table-cell>
          <table:table-cell table:formula="of:=([.E24]+[.F24])/2" office:value-type="float" office:value="0.67035" calcext:value-type="float">
            <text:p>0,67035</text:p>
          </table:table-cell>
          <table:table-cell office:value-type="float" office:value="0.5928" calcext:value-type="float">
            <text:p>0,5928</text:p>
          </table:table-cell>
          <table:table-cell office:value-type="float" office:value="0.7397" calcext:value-type="float">
            <text:p>0,7397</text:p>
          </table:table-cell>
          <table:table-cell table:formula="of:=([.H24]+[.I24])/2" office:value-type="float" office:value="0.66625" calcext:value-type="float">
            <text:p>0,66625</text:p>
          </table:table-cell>
          <table:table-cell office:value-type="float" office:value="0.627" calcext:value-type="float">
            <text:p>0,627</text:p>
          </table:table-cell>
          <table:table-cell office:value-type="float" office:value="0.7061" calcext:value-type="float">
            <text:p>0,7061</text:p>
          </table:table-cell>
          <table:table-cell table:formula="of:=([.K24]+[.L24])/2" office:value-type="float" office:value="0.66655" calcext:value-type="float">
            <text:p>0,66655</text:p>
          </table:table-cell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0.6702" calcext:value-type="float">
            <text:p>0,6702</text:p>
          </table:table-cell>
          <table:table-cell office:value-type="float" office:value="0.6646" calcext:value-type="float">
            <text:p>0,6646</text:p>
          </table:table-cell>
          <table:table-cell office:value-type="float" office:value="0.6742" calcext:value-type="float">
            <text:p>0,6742</text:p>
          </table:table-cell>
          <table:table-cell table:formula="of:=([.E25]+[.F25])/2" office:value-type="float" office:value="0.6694" calcext:value-type="float">
            <text:p>0,6694</text:p>
          </table:table-cell>
          <table:table-cell office:value-type="float" office:value="0.5905" calcext:value-type="float">
            <text:p>0,5905</text:p>
          </table:table-cell>
          <table:table-cell office:value-type="float" office:value="0.7399" calcext:value-type="float">
            <text:p>0,7399</text:p>
          </table:table-cell>
          <table:table-cell table:formula="of:=([.H25]+[.I25])/2" office:value-type="float" office:value="0.6652" calcext:value-type="float">
            <text:p>0,6652</text:p>
          </table:table-cell>
          <table:table-cell office:value-type="float" office:value="0.6253" calcext:value-type="float">
            <text:p>0,6253</text:p>
          </table:table-cell>
          <table:table-cell office:value-type="float" office:value="0.7055" calcext:value-type="float">
            <text:p>0,7055</text:p>
          </table:table-cell>
          <table:table-cell table:formula="of:=([.K25]+[.L25])/2" office:value-type="float" office:value="0.6654" calcext:value-type="float">
            <text:p>0,6654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0.6733" calcext:value-type="float">
            <text:p>0,6733</text:p>
          </table:table-cell>
          <table:table-cell office:value-type="float" office:value="0.6693" calcext:value-type="float">
            <text:p>0,6693</text:p>
          </table:table-cell>
          <table:table-cell office:value-type="float" office:value="0.6762" calcext:value-type="float">
            <text:p>0,6762</text:p>
          </table:table-cell>
          <table:table-cell table:formula="of:=([.E26]+[.F26])/2" office:value-type="float" office:value="0.67275" calcext:value-type="float">
            <text:p>0,67275</text:p>
          </table:table-cell>
          <table:table-cell office:value-type="float" office:value="0.5914" calcext:value-type="float">
            <text:p>0,5914</text:p>
          </table:table-cell>
          <table:table-cell office:value-type="float" office:value="0.7449" calcext:value-type="float">
            <text:p>0,7449</text:p>
          </table:table-cell>
          <table:table-cell table:formula="of:=([.H26]+[.I26])/2" office:value-type="float" office:value="0.66815" calcext:value-type="float">
            <text:p>0,66815</text:p>
          </table:table-cell>
          <table:table-cell office:value-type="float" office:value="0.6279" calcext:value-type="float">
            <text:p>0,6279</text:p>
          </table:table-cell>
          <table:table-cell office:value-type="float" office:value="0.7089" calcext:value-type="float">
            <text:p>0,7089</text:p>
          </table:table-cell>
          <table:table-cell table:formula="of:=([.K26]+[.L26])/2" office:value-type="float" office:value="0.6684" calcext:value-type="float">
            <text:p>0,6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7:03:49.93105105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27:29.956468067</meta:creation-date>
    <dc:date>2016-01-18T17:07:30.613730151</dc:date>
    <meta:editing-duration>PT9H33M8S</meta:editing-duration>
    <meta:editing-cycles>16</meta:editing-cycles>
    <meta:generator>LibreOffice/4.4.7.2$Linux_X86_64 LibreOffice_project/40m0$Build-2</meta:generator>
    <meta:document-statistic meta:table-count="3" meta:cell-count="151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96cm" xlink:href=".." xlink:type="simple" chart:class="chart:line" chart:style-name="ch1">
        <chart:legend chart:legend-position="end" svg:x="12.705cm" svg:y="2.048cm" style:legend-expansion="high" chart:style-name="ch2"/>
        <chart:plot-area chart:style-name="ch3" table:cell-range-address="SVM.C41:SVM.C48 SVM.G40:SVM.P48" chart:data-source-has-labels="both" svg:x="1.318cm" svg:y="0.179cm" svg:width="11.067cm" svg:height="7.67cm">
          <chartooo:coordinate-region svg:x="2.243cm" svg:y="0.369cm" svg:width="9.895cm" svg:height="6.471cm"/>
          <chart:axis chart:dimension="x" chart:name="primary-x" chart:style-name="ch4" chartooo:axis-type="auto">
            <chartooo:date-scale/>
            <chart:title svg:x="6.671cm" svg:y="8.029cm" chart:style-name="ch5">
              <text:p>G</text:p>
            </chart:title>
            <chart:categories table:cell-range-address="SVM.C41:SVM.C48"/>
          </chart:axis>
          <chart:axis chart:dimension="y" chart:name="primary-y" chart:style-name="ch6">
            <chart:title svg:x="0.451cm" svg:y="4.729cm" chart:style-name="ch7">
              <text:p>Resultats</text:p>
            </chart:title>
            <chart:grid chart:style-name="ch8" chart:class="major"/>
          </chart:axis>
          <chart:series chart:style-name="ch9" chart:values-cell-range-address="SVM.G41:SVM.G48" chart:label-cell-address="SVM.G40:SVM.G40" chart:class="chart:line">
            <chart:data-point chart:repeated="8"/>
          </chart:series>
          <chart:series chart:style-name="ch10" chart:values-cell-range-address="SVM.H41:SVM.H48" chart:label-cell-address="SVM.H40:SVM.H40" chart:class="chart:line">
            <chart:data-point chart:repeated="8"/>
          </chart:series>
          <chart:series chart:style-name="ch11" chart:values-cell-range-address="SVM.I41:SVM.I48" chart:label-cell-address="SVM.I40:SVM.I40" chart:class="chart:line">
            <chart:data-point chart:repeated="8"/>
          </chart:series>
          <chart:series chart:style-name="ch12" chart:values-cell-range-address="SVM.J41:SVM.J48" chart:label-cell-address="SVM.J40:SVM.J40" chart:class="chart:line">
            <chart:data-point chart:repeated="8"/>
          </chart:series>
          <chart:series chart:style-name="ch13" chart:values-cell-range-address="SVM.K41:SVM.K48" chart:label-cell-address="SVM.K40:SVM.K40" chart:class="chart:line">
            <chart:data-point chart:repeated="8"/>
          </chart:series>
          <chart:series chart:style-name="ch14" chart:values-cell-range-address="SVM.L41:SVM.L48" chart:label-cell-address="SVM.L40:SVM.L40" chart:class="chart:line">
            <chart:data-point chart:repeated="8"/>
          </chart:series>
          <chart:series chart:style-name="ch15" chart:values-cell-range-address="SVM.M41:SVM.M48" chart:label-cell-address="SVM.M40:SVM.M40" chart:class="chart:line">
            <chart:data-point chart:repeated="8"/>
          </chart:series>
          <chart:series chart:style-name="ch16" chart:values-cell-range-address="SVM.N41:SVM.N48" chart:label-cell-address="SVM.N40:SVM.N40" chart:class="chart:line">
            <chart:data-point chart:repeated="8"/>
          </chart:series>
          <chart:series chart:style-name="ch17" chart:values-cell-range-address="SVM.O41:SVM.O48" chart:label-cell-address="SVM.O40:SVM.O40" chart:class="chart:line">
            <chart:data-point chart:repeated="8"/>
          </chart:series>
          <chart:series chart:style-name="ch18" chart:values-cell-range-address="SVM.P41:SVM.P48" chart:label-cell-address="SVM.P40:SVM.P40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40:SVM.G40</svg:desc>
                </draw:g>
              </table:table-cell>
              <table:table-cell office:value-type="string">
                <text:p>precision C0</text:p>
                <draw:g>
                  <svg:desc>SVM.H40:SVM.H40</svg:desc>
                </draw:g>
              </table:table-cell>
              <table:table-cell office:value-type="string">
                <text:p>precision C1</text:p>
                <draw:g>
                  <svg:desc>SVM.I40:SVM.I40</svg:desc>
                </draw:g>
              </table:table-cell>
              <table:table-cell office:value-type="string">
                <text:p>precision</text:p>
                <draw:g>
                  <svg:desc>SVM.J40:SVM.J40</svg:desc>
                </draw:g>
              </table:table-cell>
              <table:table-cell office:value-type="string">
                <text:p>recall C0</text:p>
                <draw:g>
                  <svg:desc>SVM.K40:SVM.K40</svg:desc>
                </draw:g>
              </table:table-cell>
              <table:table-cell office:value-type="string">
                <text:p>recall C1</text:p>
                <draw:g>
                  <svg:desc>SVM.L40:SVM.L40</svg:desc>
                </draw:g>
              </table:table-cell>
              <table:table-cell office:value-type="string">
                <text:p>recall</text:p>
                <draw:g>
                  <svg:desc>SVM.M40:SVM.M40</svg:desc>
                </draw:g>
              </table:table-cell>
              <table:table-cell office:value-type="string">
                <text:p>f score C0</text:p>
                <draw:g>
                  <svg:desc>SVM.N40:SVM.N40</svg:desc>
                </draw:g>
              </table:table-cell>
              <table:table-cell office:value-type="string">
                <text:p>f score C1</text:p>
                <draw:g>
                  <svg:desc>SVM.O40:SVM.O40</svg:desc>
                </draw:g>
              </table:table-cell>
              <table:table-cell office:value-type="string">
                <text:p>f score</text:p>
                <draw:g>
                  <svg:desc>SVM.P40:SVM.P40</svg:desc>
                </draw:g>
              </table:table-cell>
            </table:table-row>
          </table:table-header-rows>
          <table:table-rows>
            <table:table-row>
              <table:table-cell office:value-type="float" office:value="0.00390625">
                <text:p>0</text:p>
                <draw:g>
                  <svg:desc>SVM.C41:SVM.C48</svg:desc>
                </draw:g>
              </table:table-cell>
              <table:table-cell office:value-type="float" office:value="0.649">
                <text:p>0.649</text:p>
                <draw:g>
                  <svg:desc>SVM.G41:SVM.G48</svg:desc>
                </draw:g>
              </table:table-cell>
              <table:table-cell office:value-type="float" office:value="0.631">
                <text:p>0.631</text:p>
                <draw:g>
                  <svg:desc>SVM.H41:SVM.H48</svg:desc>
                </draw:g>
              </table:table-cell>
              <table:table-cell office:value-type="float" office:value="0.665">
                <text:p>0.665</text:p>
                <draw:g>
                  <svg:desc>SVM.I41:SVM.I48</svg:desc>
                </draw:g>
              </table:table-cell>
              <table:table-cell office:value-type="float" office:value="0.648">
                <text:p>0.648</text:p>
                <draw:g>
                  <svg:desc>SVM.J41:SVM.J48</svg:desc>
                </draw:g>
              </table:table-cell>
              <table:table-cell office:value-type="float" office:value="0.603">
                <text:p>0.603</text:p>
                <draw:g>
                  <svg:desc>SVM.K41:SVM.K48</svg:desc>
                </draw:g>
              </table:table-cell>
              <table:table-cell office:value-type="float" office:value="0.69">
                <text:p>0.69</text:p>
                <draw:g>
                  <svg:desc>SVM.L41:SVM.L48</svg:desc>
                </draw:g>
              </table:table-cell>
              <table:table-cell office:value-type="float" office:value="0.6465">
                <text:p>0.6465</text:p>
                <draw:g>
                  <svg:desc>SVM.M41:SVM.M48</svg:desc>
                </draw:g>
              </table:table-cell>
              <table:table-cell office:value-type="float" office:value="0.616">
                <text:p>0.616</text:p>
                <draw:g>
                  <svg:desc>SVM.N41:SVM.N48</svg:desc>
                </draw:g>
              </table:table-cell>
              <table:table-cell office:value-type="float" office:value="0.677">
                <text:p>0.677</text:p>
                <draw:g>
                  <svg:desc>SVM.O41:SVM.O48</svg:desc>
                </draw:g>
              </table:table-cell>
              <table:table-cell office:value-type="float" office:value="0.6465">
                <text:p>0.6465</text:p>
                <draw:g>
                  <svg:desc>SVM.P41:SVM.P48</svg:desc>
                </draw:g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7">
                <text:p>0.637</text:p>
              </table:table-cell>
              <table:table-cell office:value-type="float" office:value="0.665">
                <text:p>0.665</text:p>
              </table:table-cell>
              <table:table-cell office:value-type="float" office:value="0.651">
                <text:p>0.651</text:p>
              </table:table-cell>
              <table:table-cell office:value-type="float" office:value="0.598">
                <text:p>0.598</text:p>
              </table:table-cell>
              <table:table-cell office:value-type="float" office:value="0.701">
                <text:p>0.701</text:p>
              </table:table-cell>
              <table:table-cell office:value-type="float" office:value="0.6495">
                <text:p>0.6495</text:p>
              </table:table-cell>
              <table:table-cell office:value-type="float" office:value="0.617">
                <text:p>0.617</text:p>
              </table:table-cell>
              <table:table-cell office:value-type="float" office:value="0.683">
                <text:p>0.6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5">
                <text:p>0.635</text:p>
              </table:table-cell>
              <table:table-cell office:value-type="float" office:value="0.667">
                <text:p>0.667</text:p>
              </table:table-cell>
              <table:table-cell office:value-type="float" office:value="0.651">
                <text:p>0.651</text:p>
              </table:table-cell>
              <table:table-cell office:value-type="float" office:value="0.605">
                <text:p>0.605</text:p>
              </table:table-cell>
              <table:table-cell office:value-type="float" office:value="0.695">
                <text:p>0.695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681">
                <text:p>0.68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3">
                <text:p>0.623</text:p>
              </table:table-cell>
              <table:table-cell office:value-type="float" office:value="0.68">
                <text:p>0.68</text:p>
              </table:table-cell>
              <table:table-cell office:value-type="float" office:value="0.6515">
                <text:p>0.6515</text:p>
              </table:table-cell>
              <table:table-cell office:value-type="float" office:value="0.627">
                <text:p>0.627</text:p>
              </table:table-cell>
              <table:table-cell office:value-type="float" office:value="0.676">
                <text:p>0.676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49">
                <text:p>0.649</text:p>
              </table:table-cell>
              <table:table-cell office:value-type="float" office:value="0.623">
                <text:p>0.623</text:p>
              </table:table-cell>
              <table:table-cell office:value-type="float" office:value="0.672">
                <text:p>0.672</text:p>
              </table:table-cell>
              <table:table-cell office:value-type="float" office:value="0.6475">
                <text:p>0.6475</text:p>
              </table:table-cell>
              <table:table-cell office:value-type="float" office:value="0.629">
                <text:p>0.629</text:p>
              </table:table-cell>
              <table:table-cell office:value-type="float" office:value="0.667">
                <text:p>0.667</text:p>
              </table:table-cell>
              <table:table-cell office:value-type="float" office:value="0.648">
                <text:p>0.648</text:p>
              </table:table-cell>
              <table:table-cell office:value-type="float" office:value="0.626">
                <text:p>0.626</text:p>
              </table:table-cell>
              <table:table-cell office:value-type="float" office:value="0.669">
                <text:p>0.669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42">
                <text:p>0.642</text:p>
              </table:table-cell>
              <table:table-cell office:value-type="float" office:value="0.615">
                <text:p>0.615</text:p>
              </table:table-cell>
              <table:table-cell office:value-type="float" office:value="0.667">
                <text:p>0.667</text:p>
              </table:table-cell>
              <table:table-cell office:value-type="float" office:value="0.641">
                <text:p>0.641</text:p>
              </table:table-cell>
              <table:table-cell office:value-type="float" office:value="0.626">
                <text:p>0.626</text:p>
              </table:table-cell>
              <table:table-cell office:value-type="float" office:value="0.65">
                <text:p>0.65</text:p>
              </table:table-cell>
              <table:table-cell office:value-type="float" office:value="0.638">
                <text:p>0.638</text:p>
              </table:table-cell>
              <table:table-cell office:value-type="float" office:value="0.621">
                <text:p>0.621</text:p>
              </table:table-cell>
              <table:table-cell office:value-type="float" office:value="0.661">
                <text:p>0.661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37">
                <text:p>0.637</text:p>
              </table:table-cell>
              <table:table-cell office:value-type="float" office:value="0.609">
                <text:p>0.609</text:p>
              </table:table-cell>
              <table:table-cell office:value-type="float" office:value="0.662">
                <text:p>0.662</text:p>
              </table:table-cell>
              <table:table-cell office:value-type="float" office:value="0.6355">
                <text:p>0.6355</text:p>
              </table:table-cell>
              <table:table-cell office:value-type="float" office:value="0.621">
                <text:p>0.621</text:p>
              </table:table-cell>
              <table:table-cell office:value-type="float" office:value="0.65">
                <text:p>0.65</text:p>
              </table:table-cell>
              <table:table-cell office:value-type="float" office:value="0.6355">
                <text:p>0.6355</text:p>
              </table:table-cell>
              <table:table-cell office:value-type="float" office:value="0.615">
                <text:p>0.615</text:p>
              </table:table-cell>
              <table:table-cell office:value-type="float" office:value="0.656">
                <text:p>0.656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36">
                <text:p>0.636</text:p>
              </table:table-cell>
              <table:table-cell office:value-type="float" office:value="0.608">
                <text:p>0.608</text:p>
              </table:table-cell>
              <table:table-cell office:value-type="float" office:value="0.661">
                <text:p>0.661</text:p>
              </table:table-cell>
              <table:table-cell office:value-type="float" office:value="0.6345">
                <text:p>0.6345</text:p>
              </table:table-cell>
              <table:table-cell office:value-type="float" office:value="0.622">
                <text:p>0.622</text:p>
              </table:table-cell>
              <table:table-cell office:value-type="float" office:value="0.648">
                <text:p>0.648</text:p>
              </table:table-cell>
              <table:table-cell office:value-type="float" office:value="0.635">
                <text:p>0.635</text:p>
              </table:table-cell>
              <table:table-cell office:value-type="float" office:value="0.615">
                <text:p>0.615</text:p>
              </table:table-cell>
              <table:table-cell office:value-type="float" office:value="0.654">
                <text:p>0.654</text:p>
              </table:table-cell>
              <table:table-cell office:value-type="float" office:value="0.6345">
                <text:p>0.6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5" chart:maximum="0.75" chart:interval-major="0.0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3cm" svg:height="9.01cm" xlink:href=".." xlink:type="simple" chart:class="chart:line" chart:style-name="ch1">
        <chart:legend chart:legend-position="end" svg:x="12.678cm" svg:y="2.055cm" style:legend-expansion="high" chart:style-name="ch2"/>
        <chart:plot-area chart:style-name="ch3" table:cell-range-address="RF.B20:RF.B26 RF.D20:RF.M26" chart:data-source-has-labels="both" svg:x="0.319cm" svg:y="0.18cm" svg:width="12.04cm" svg:height="7.682cm">
          <chartooo:coordinate-region svg:x="1.238cm" svg:y="0.37cm" svg:width="10.83cm" svg:height="6.863cm"/>
          <chart:axis chart:dimension="x" chart:name="primary-x" chart:style-name="ch4" chartooo:axis-type="auto">
            <chartooo:date-scale/>
            <chart:title svg:x="5.925cm" svg:y="8.043cm" chart:style-name="ch5">
              <text:p>ntree</text:p>
            </chart:title>
            <chart:categories table:cell-range-address="RF.B20:RF.B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F.D21:RF.D26" chart:label-cell-address="RF.D20:RF.D20" chart:class="chart:line">
            <chart:data-point chart:repeated="6"/>
          </chart:series>
          <chart:series chart:style-name="ch9" chart:values-cell-range-address="RF.E21:RF.E26" chart:label-cell-address="RF.E20:RF.E20" chart:class="chart:line">
            <chart:data-point chart:repeated="6"/>
          </chart:series>
          <chart:series chart:style-name="ch10" chart:values-cell-range-address="RF.F21:RF.F26" chart:label-cell-address="RF.F20:RF.F20" chart:class="chart:line">
            <chart:data-point chart:repeated="6"/>
          </chart:series>
          <chart:series chart:style-name="ch11" chart:values-cell-range-address="RF.G21:RF.G26" chart:label-cell-address="RF.G20:RF.G20" chart:class="chart:line">
            <chart:data-point chart:repeated="6"/>
          </chart:series>
          <chart:series chart:style-name="ch12" chart:values-cell-range-address="RF.H21:RF.H26" chart:label-cell-address="RF.H20:RF.H20" chart:class="chart:line">
            <chart:data-point chart:repeated="6"/>
          </chart:series>
          <chart:series chart:style-name="ch13" chart:values-cell-range-address="RF.I21:RF.I26" chart:label-cell-address="RF.I20:RF.I20" chart:class="chart:line">
            <chart:data-point chart:repeated="6"/>
          </chart:series>
          <chart:series chart:style-name="ch14" chart:values-cell-range-address="RF.J21:RF.J26" chart:label-cell-address="RF.J20:RF.J20" chart:class="chart:line">
            <chart:data-point chart:repeated="6"/>
          </chart:series>
          <chart:series chart:style-name="ch15" chart:values-cell-range-address="RF.K21:RF.K26" chart:label-cell-address="RF.K20:RF.K20" chart:class="chart:line">
            <chart:data-point chart:repeated="6"/>
          </chart:series>
          <chart:series chart:style-name="ch16" chart:values-cell-range-address="RF.L21:RF.L26" chart:label-cell-address="RF.L20:RF.L20" chart:class="chart:line">
            <chart:data-point chart:repeated="6"/>
          </chart:series>
          <chart:series chart:style-name="ch17" chart:values-cell-range-address="RF.M21:RF.M26" chart:label-cell-address="RF.M20:RF.M2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RF.D20:RF.D20</svg:desc>
                </draw:g>
              </table:table-cell>
              <table:table-cell office:value-type="string">
                <text:p>precision C0</text:p>
                <draw:g>
                  <svg:desc>RF.E20:RF.E20</svg:desc>
                </draw:g>
              </table:table-cell>
              <table:table-cell office:value-type="string">
                <text:p>precision C1</text:p>
                <draw:g>
                  <svg:desc>RF.F20:RF.F20</svg:desc>
                </draw:g>
              </table:table-cell>
              <table:table-cell office:value-type="string">
                <text:p>precision</text:p>
                <draw:g>
                  <svg:desc>RF.G20:RF.G20</svg:desc>
                </draw:g>
              </table:table-cell>
              <table:table-cell office:value-type="string">
                <text:p>recall C0</text:p>
                <draw:g>
                  <svg:desc>RF.H20:RF.H20</svg:desc>
                </draw:g>
              </table:table-cell>
              <table:table-cell office:value-type="string">
                <text:p>recall C1</text:p>
                <draw:g>
                  <svg:desc>RF.I20:RF.I20</svg:desc>
                </draw:g>
              </table:table-cell>
              <table:table-cell office:value-type="string">
                <text:p>recall</text:p>
                <draw:g>
                  <svg:desc>RF.J20:RF.J20</svg:desc>
                </draw:g>
              </table:table-cell>
              <table:table-cell office:value-type="string">
                <text:p>f score C0</text:p>
                <draw:g>
                  <svg:desc>RF.K20:RF.K20</svg:desc>
                </draw:g>
              </table:table-cell>
              <table:table-cell office:value-type="string">
                <text:p>f score C1</text:p>
                <draw:g>
                  <svg:desc>RF.L20:RF.L20</svg:desc>
                </draw:g>
              </table:table-cell>
              <table:table-cell office:value-type="string">
                <text:p>f score</text:p>
                <draw:g>
                  <svg:desc>RF.M20:RF.M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tree</text:p>
                <draw:g>
                  <svg:desc>RF.B20:RF.B26</svg:desc>
                </draw:g>
              </table:table-cell>
              <table:table-cell office:value-type="float" office:value="0.6721">
                <text:p>0.6721</text:p>
                <draw:g>
                  <svg:desc>RF.D21:RF.D26</svg:desc>
                </draw:g>
              </table:table-cell>
              <table:table-cell office:value-type="float" office:value="0.6661">
                <text:p>0.6661</text:p>
                <draw:g>
                  <svg:desc>RF.E21:RF.E26</svg:desc>
                </draw:g>
              </table:table-cell>
              <table:table-cell office:value-type="float" office:value="0.6764">
                <text:p>0.6764</text:p>
                <draw:g>
                  <svg:desc>RF.F21:RF.F26</svg:desc>
                </draw:g>
              </table:table-cell>
              <table:table-cell office:value-type="float" office:value="0.67125">
                <text:p>0.67125</text:p>
                <draw:g>
                  <svg:desc>RF.G21:RF.G26</svg:desc>
                </draw:g>
              </table:table-cell>
              <table:table-cell office:value-type="float" office:value="0.5944">
                <text:p>0.5944</text:p>
                <draw:g>
                  <svg:desc>RF.H21:RF.H26</svg:desc>
                </draw:g>
              </table:table-cell>
              <table:table-cell office:value-type="float" office:value="0.7399">
                <text:p>0.7399</text:p>
                <draw:g>
                  <svg:desc>RF.I21:RF.I26</svg:desc>
                </draw:g>
              </table:table-cell>
              <table:table-cell office:value-type="float" office:value="0.66715">
                <text:p>0.66715</text:p>
                <draw:g>
                  <svg:desc>RF.J21:RF.J26</svg:desc>
                </draw:g>
              </table:table-cell>
              <table:table-cell office:value-type="float" office:value="0.6282">
                <text:p>0.6282</text:p>
                <draw:g>
                  <svg:desc>RF.K21:RF.K26</svg:desc>
                </draw:g>
              </table:table-cell>
              <table:table-cell office:value-type="float" office:value="0.7067">
                <text:p>0.7067</text:p>
                <draw:g>
                  <svg:desc>RF.L21:RF.L26</svg:desc>
                </draw:g>
              </table:table-cell>
              <table:table-cell office:value-type="float" office:value="0.66745">
                <text:p>0.66745</text:p>
                <draw:g>
                  <svg:desc>RF.M21:RF.M26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03">
                <text:p>0.6703</text:p>
              </table:table-cell>
              <table:table-cell office:value-type="float" office:value="0.665">
                <text:p>0.665</text:p>
              </table:table-cell>
              <table:table-cell office:value-type="float" office:value="0.674">
                <text:p>0.674</text:p>
              </table:table-cell>
              <table:table-cell office:value-type="float" office:value="0.6695">
                <text:p>0.6695</text:p>
              </table:table-cell>
              <table:table-cell office:value-type="float" office:value="0.5897">
                <text:p>0.5897</text:p>
              </table:table-cell>
              <table:table-cell office:value-type="float" office:value="0.7406">
                <text:p>0.7406</text:p>
              </table:table-cell>
              <table:table-cell office:value-type="float" office:value="0.66515">
                <text:p>0.66515</text:p>
              </table:table-cell>
              <table:table-cell office:value-type="float" office:value="0.6251">
                <text:p>0.6251</text:p>
              </table:table-cell>
              <table:table-cell office:value-type="float" office:value="0.7058">
                <text:p>0.7058</text:p>
              </table:table-cell>
              <table:table-cell office:value-type="float" office:value="0.66545">
                <text:p>0.6654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722">
                <text:p>0.6722</text:p>
              </table:table-cell>
              <table:table-cell office:value-type="float" office:value="0.6668">
                <text:p>0.6668</text:p>
              </table:table-cell>
              <table:table-cell office:value-type="float" office:value="0.6761">
                <text:p>0.6761</text:p>
              </table:table-cell>
              <table:table-cell office:value-type="float" office:value="0.67145">
                <text:p>0.67145</text:p>
              </table:table-cell>
              <table:table-cell office:value-type="float" office:value="0.5931">
                <text:p>0.5931</text:p>
              </table:table-cell>
              <table:table-cell office:value-type="float" office:value="0.7412">
                <text:p>0.7412</text:p>
              </table:table-cell>
              <table:table-cell office:value-type="float" office:value="0.66715">
                <text:p>0.66715</text:p>
              </table:table-cell>
              <table:table-cell office:value-type="float" office:value="0.6278">
                <text:p>0.6278</text:p>
              </table:table-cell>
              <table:table-cell office:value-type="float" office:value="0.7071">
                <text:p>0.7071</text:p>
              </table:table-cell>
              <table:table-cell office:value-type="float" office:value="0.66745">
                <text:p>0.6674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712">
                <text:p>0.6712</text:p>
              </table:table-cell>
              <table:table-cell office:value-type="float" office:value="0.6653">
                <text:p>0.6653</text:p>
              </table:table-cell>
              <table:table-cell office:value-type="float" office:value="0.6754">
                <text:p>0.6754</text:p>
              </table:table-cell>
              <table:table-cell office:value-type="float" office:value="0.67035">
                <text:p>0.67035</text:p>
              </table:table-cell>
              <table:table-cell office:value-type="float" office:value="0.5928">
                <text:p>0.5928</text:p>
              </table:table-cell>
              <table:table-cell office:value-type="float" office:value="0.7397">
                <text:p>0.7397</text:p>
              </table:table-cell>
              <table:table-cell office:value-type="float" office:value="0.66625">
                <text:p>0.66625</text:p>
              </table:table-cell>
              <table:table-cell office:value-type="float" office:value="0.627">
                <text:p>0.627</text:p>
              </table:table-cell>
              <table:table-cell office:value-type="float" office:value="0.7061">
                <text:p>0.7061</text:p>
              </table:table-cell>
              <table:table-cell office:value-type="float" office:value="0.66655">
                <text:p>0.6665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702">
                <text:p>0.6702</text:p>
              </table:table-cell>
              <table:table-cell office:value-type="float" office:value="0.6646">
                <text:p>0.6646</text:p>
              </table:table-cell>
              <table:table-cell office:value-type="float" office:value="0.6742">
                <text:p>0.6742</text:p>
              </table:table-cell>
              <table:table-cell office:value-type="float" office:value="0.6694">
                <text:p>0.6694</text:p>
              </table:table-cell>
              <table:table-cell office:value-type="float" office:value="0.5905">
                <text:p>0.5905</text:p>
              </table:table-cell>
              <table:table-cell office:value-type="float" office:value="0.7399">
                <text:p>0.7399</text:p>
              </table:table-cell>
              <table:table-cell office:value-type="float" office:value="0.6652">
                <text:p>0.6652</text:p>
              </table:table-cell>
              <table:table-cell office:value-type="float" office:value="0.6253">
                <text:p>0.6253</text:p>
              </table:table-cell>
              <table:table-cell office:value-type="float" office:value="0.7055">
                <text:p>0.7055</text:p>
              </table:table-cell>
              <table:table-cell office:value-type="float" office:value="0.6654">
                <text:p>0.66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733">
                <text:p>0.6733</text:p>
              </table:table-cell>
              <table:table-cell office:value-type="float" office:value="0.6693">
                <text:p>0.6693</text:p>
              </table:table-cell>
              <table:table-cell office:value-type="float" office:value="0.6762">
                <text:p>0.6762</text:p>
              </table:table-cell>
              <table:table-cell office:value-type="float" office:value="0.67275">
                <text:p>0.67275</text:p>
              </table:table-cell>
              <table:table-cell office:value-type="float" office:value="0.5914">
                <text:p>0.5914</text:p>
              </table:table-cell>
              <table:table-cell office:value-type="float" office:value="0.7449">
                <text:p>0.7449</text:p>
              </table:table-cell>
              <table:table-cell office:value-type="float" office:value="0.66815">
                <text:p>0.66815</text:p>
              </table:table-cell>
              <table:table-cell office:value-type="float" office:value="0.6279">
                <text:p>0.6279</text:p>
              </table:table-cell>
              <table:table-cell office:value-type="float" office:value="0.7089">
                <text:p>0.7089</text:p>
              </table:table-cell>
              <table:table-cell office:value-type="float" office:value="0.6684">
                <text:p>0.66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7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2cm" svg:height="8.996cm" xlink:href=".." xlink:type="simple" chart:class="chart:line" chart:style-name="ch1">
        <chart:legend chart:legend-position="end" svg:x="12.677cm" svg:y="2.048cm" style:legend-expansion="high" chart:style-name="ch2"/>
        <chart:plot-area chart:style-name="ch3" table:cell-range-address="SVM.B4:SVM.B17 SVM.G3:SVM.P17" chart:data-source-has-labels="both" svg:x="1.317cm" svg:y="0.179cm" svg:width="11.041cm" svg:height="7.67cm">
          <chartooo:coordinate-region svg:x="2.236cm" svg:y="0.369cm" svg:width="9.831cm" svg:height="6.471cm"/>
          <chart:axis chart:dimension="x" chart:name="primary-x" chart:style-name="ch4" chartooo:axis-type="auto">
            <chartooo:date-scale/>
            <chart:title svg:x="6.668cm" svg:y="8.029cm" chart:style-name="ch5">
              <text:p>C</text:p>
            </chart:title>
            <chart:categories table:cell-range-address="SVM.B4:SVM.B17"/>
          </chart:axis>
          <chart:axis chart:dimension="y" chart:name="primary-y" chart:style-name="ch6">
            <chart:title svg:x="0.451cm" svg:y="4.729cm" chart:style-name="ch7">
              <text:p>Resultats</text:p>
            </chart:title>
            <chart:grid chart:style-name="ch8" chart:class="major"/>
          </chart:axis>
          <chart:series chart:style-name="ch9" chart:values-cell-range-address="SVM.G4:SVM.G17" chart:label-cell-address="SVM.G3:SVM.G3" chart:class="chart:line">
            <chart:data-point chart:repeated="14"/>
          </chart:series>
          <chart:series chart:style-name="ch10" chart:values-cell-range-address="SVM.H4:SVM.H17" chart:label-cell-address="SVM.H3:SVM.H3" chart:class="chart:line">
            <chart:data-point chart:repeated="14"/>
          </chart:series>
          <chart:series chart:style-name="ch11" chart:values-cell-range-address="SVM.I4:SVM.I17" chart:label-cell-address="SVM.I3:SVM.I3" chart:class="chart:line">
            <chart:data-point chart:repeated="14"/>
          </chart:series>
          <chart:series chart:style-name="ch12" chart:values-cell-range-address="SVM.J4:SVM.J17" chart:label-cell-address="SVM.J3:SVM.J3" chart:class="chart:line">
            <chart:data-point chart:repeated="14"/>
          </chart:series>
          <chart:series chart:style-name="ch13" chart:values-cell-range-address="SVM.K4:SVM.K17" chart:label-cell-address="SVM.K3:SVM.K3" chart:class="chart:line">
            <chart:data-point chart:repeated="14"/>
          </chart:series>
          <chart:series chart:style-name="ch14" chart:values-cell-range-address="SVM.L4:SVM.L17" chart:label-cell-address="SVM.L3:SVM.L3" chart:class="chart:line">
            <chart:data-point chart:repeated="14"/>
          </chart:series>
          <chart:series chart:style-name="ch15" chart:values-cell-range-address="SVM.M4:SVM.M17" chart:label-cell-address="SVM.M3:SVM.M3" chart:class="chart:line">
            <chart:data-point chart:repeated="14"/>
          </chart:series>
          <chart:series chart:style-name="ch16" chart:values-cell-range-address="SVM.N4:SVM.N17" chart:label-cell-address="SVM.N3:SVM.N3" chart:class="chart:line">
            <chart:data-point chart:repeated="14"/>
          </chart:series>
          <chart:series chart:style-name="ch17" chart:values-cell-range-address="SVM.O4:SVM.O17" chart:label-cell-address="SVM.O3:SVM.O3" chart:class="chart:line">
            <chart:data-point chart:repeated="14"/>
          </chart:series>
          <chart:series chart:style-name="ch18" chart:values-cell-range-address="SVM.P4:SVM.P17" chart:label-cell-address="SVM.P3:SVM.P3" chart:class="chart:line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3:SVM.G3</svg:desc>
                </draw:g>
              </table:table-cell>
              <table:table-cell office:value-type="string">
                <text:p>precision C0</text:p>
                <draw:g>
                  <svg:desc>SVM.H3:SVM.H3</svg:desc>
                </draw:g>
              </table:table-cell>
              <table:table-cell office:value-type="string">
                <text:p>precision C1</text:p>
                <draw:g>
                  <svg:desc>SVM.I3:SVM.I3</svg:desc>
                </draw:g>
              </table:table-cell>
              <table:table-cell office:value-type="string">
                <text:p>precision</text:p>
                <draw:g>
                  <svg:desc>SVM.J3:SVM.J3</svg:desc>
                </draw:g>
              </table:table-cell>
              <table:table-cell office:value-type="string">
                <text:p>recall C0</text:p>
                <draw:g>
                  <svg:desc>SVM.K3:SVM.K3</svg:desc>
                </draw:g>
              </table:table-cell>
              <table:table-cell office:value-type="string">
                <text:p>recall C1</text:p>
                <draw:g>
                  <svg:desc>SVM.L3:SVM.L3</svg:desc>
                </draw:g>
              </table:table-cell>
              <table:table-cell office:value-type="string">
                <text:p>recall</text:p>
                <draw:g>
                  <svg:desc>SVM.M3:SVM.M3</svg:desc>
                </draw:g>
              </table:table-cell>
              <table:table-cell office:value-type="string">
                <text:p>f score C0</text:p>
                <draw:g>
                  <svg:desc>SVM.N3:SVM.N3</svg:desc>
                </draw:g>
              </table:table-cell>
              <table:table-cell office:value-type="string">
                <text:p>f score C1</text:p>
                <draw:g>
                  <svg:desc>SVM.O3:SVM.O3</svg:desc>
                </draw:g>
              </table:table-cell>
              <table:table-cell office:value-type="string">
                <text:p>f score</text:p>
                <draw:g>
                  <svg:desc>SVM.P3:SVM.P3</svg:desc>
                </draw:g>
              </table:table-cell>
            </table:table-row>
          </table:table-header-rows>
          <table:table-rows>
            <table:table-row>
              <table:table-cell office:value-type="float" office:value="0.03125">
                <text:p>0</text:p>
                <draw:g>
                  <svg:desc>SVM.B4:SVM.B17</svg:desc>
                </draw:g>
              </table:table-cell>
              <table:table-cell office:value-type="float" office:value="0.649">
                <text:p>0.649</text:p>
                <draw:g>
                  <svg:desc>SVM.G4:SVM.G17</svg:desc>
                </draw:g>
              </table:table-cell>
              <table:table-cell office:value-type="float" office:value="0.635">
                <text:p>0.635</text:p>
                <draw:g>
                  <svg:desc>SVM.H4:SVM.H17</svg:desc>
                </draw:g>
              </table:table-cell>
              <table:table-cell office:value-type="float" office:value="0.661">
                <text:p>0.661</text:p>
                <draw:g>
                  <svg:desc>SVM.I4:SVM.I17</svg:desc>
                </draw:g>
              </table:table-cell>
              <table:table-cell office:value-type="float" office:value="0.648">
                <text:p>0.648</text:p>
                <draw:g>
                  <svg:desc>SVM.J4:SVM.J17</svg:desc>
                </draw:g>
              </table:table-cell>
              <table:table-cell office:value-type="float" office:value="0.594">
                <text:p>0.594</text:p>
                <draw:g>
                  <svg:desc>SVM.K4:SVM.K17</svg:desc>
                </draw:g>
              </table:table-cell>
              <table:table-cell office:value-type="float" office:value="0.699">
                <text:p>0.699</text:p>
                <draw:g>
                  <svg:desc>SVM.L4:SVM.L17</svg:desc>
                </draw:g>
              </table:table-cell>
              <table:table-cell office:value-type="float" office:value="0.6465">
                <text:p>0.6465</text:p>
                <draw:g>
                  <svg:desc>SVM.M4:SVM.M17</svg:desc>
                </draw:g>
              </table:table-cell>
              <table:table-cell office:value-type="float" office:value="0.614">
                <text:p>0.614</text:p>
                <draw:g>
                  <svg:desc>SVM.N4:SVM.N17</svg:desc>
                </draw:g>
              </table:table-cell>
              <table:table-cell office:value-type="float" office:value="0.679">
                <text:p>0.679</text:p>
                <draw:g>
                  <svg:desc>SVM.O4:SVM.O17</svg:desc>
                </draw:g>
              </table:table-cell>
              <table:table-cell office:value-type="float" office:value="0.6465">
                <text:p>0.6465</text:p>
                <draw:g>
                  <svg:desc>SVM.P4:SVM.P1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51">
                <text:p>0.651</text:p>
              </table:table-cell>
              <table:table-cell office:value-type="float" office:value="0.637">
                <text:p>0.637</text:p>
              </table:table-cell>
              <table:table-cell office:value-type="float" office:value="0.662">
                <text:p>0.662</text:p>
              </table:table-cell>
              <table:table-cell office:value-type="float" office:value="0.6495">
                <text:p>0.6495</text:p>
              </table:table-cell>
              <table:table-cell office:value-type="float" office:value="0.595">
                <text:p>0.595</text:p>
              </table:table-cell>
              <table:table-cell office:value-type="float" office:value="0.701">
                <text:p>0.701</text:p>
              </table:table-cell>
              <table:table-cell office:value-type="float" office:value="0.648">
                <text:p>0.648</text:p>
              </table:table-cell>
              <table:table-cell office:value-type="float" office:value="0.615">
                <text:p>0.615</text:p>
              </table:table-cell>
              <table:table-cell office:value-type="float" office:value="0.681">
                <text:p>0.68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9">
                <text:p>0.639</text:p>
              </table:table-cell>
              <table:table-cell office:value-type="float" office:value="0.664">
                <text:p>0.664</text:p>
              </table:table-cell>
              <table:table-cell office:value-type="float" office:value="0.6515">
                <text:p>0.6515</text:p>
              </table:table-cell>
              <table:table-cell office:value-type="float" office:value="0.599">
                <text:p>0.599</text:p>
              </table:table-cell>
              <table:table-cell office:value-type="float" office:value="0.701">
                <text:p>0.701</text:p>
              </table:table-cell>
              <table:table-cell office:value-type="float" office:value="0.65">
                <text:p>0.65</text:p>
              </table:table-cell>
              <table:table-cell office:value-type="float" office:value="0.618">
                <text:p>0.618</text:p>
              </table:table-cell>
              <table:table-cell office:value-type="float" office:value="0.682">
                <text:p>0.6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4">
                <text:p>0.64</text:p>
              </table:table-cell>
              <table:table-cell office:value-type="float" office:value="0.666">
                <text:p>0.666</text:p>
              </table:table-cell>
              <table:table-cell office:value-type="float" office:value="0.653">
                <text:p>0.653</text:p>
              </table:table-cell>
              <table:table-cell office:value-type="float" office:value="0.603">
                <text:p>0.603</text:p>
              </table:table-cell>
              <table:table-cell office:value-type="float" office:value="0.7">
                <text:p>0.7</text:p>
              </table:table-cell>
              <table:table-cell office:value-type="float" office:value="0.6515">
                <text:p>0.6515</text:p>
              </table:table-cell>
              <table:table-cell office:value-type="float" office:value="0.621">
                <text:p>0.621</text:p>
              </table:table-cell>
              <table:table-cell office:value-type="float" office:value="0.683">
                <text:p>0.68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8">
                <text:p>0.638</text:p>
              </table:table-cell>
              <table:table-cell office:value-type="float" office:value="0.667">
                <text:p>0.667</text:p>
              </table:table-cell>
              <table:table-cell office:value-type="float" office:value="0.6525">
                <text:p>0.6525</text:p>
              </table:table-cell>
              <table:table-cell office:value-type="float" office:value="0.608">
                <text:p>0.608</text:p>
              </table:table-cell>
              <table:table-cell office:value-type="float" office:value="0.695">
                <text:p>0.695</text:p>
              </table:table-cell>
              <table:table-cell office:value-type="float" office:value="0.6515">
                <text:p>0.6515</text:p>
              </table:table-cell>
              <table:table-cell office:value-type="float" office:value="0.622">
                <text:p>0.622</text:p>
              </table:table-cell>
              <table:table-cell office:value-type="float" office:value="0.681">
                <text:p>0.681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7">
                <text:p>0.637</text:p>
              </table:table-cell>
              <table:table-cell office:value-type="float" office:value="0.67">
                <text:p>0.67</text:p>
              </table:table-cell>
              <table:table-cell office:value-type="float" office:value="0.6535">
                <text:p>0.6535</text:p>
              </table:table-cell>
              <table:table-cell office:value-type="float" office:value="0.614">
                <text:p>0.614</text:p>
              </table:table-cell>
              <table:table-cell office:value-type="float" office:value="0.691">
                <text:p>0.691</text:p>
              </table:table-cell>
              <table:table-cell office:value-type="float" office:value="0.6525">
                <text:p>0.6525</text:p>
              </table:table-cell>
              <table:table-cell office:value-type="float" office:value="0.625">
                <text:p>0.625</text:p>
              </table:table-cell>
              <table:table-cell office:value-type="float" office:value="0.68">
                <text:p>0.68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6">
                <text:p>0.656</text:p>
              </table:table-cell>
              <table:table-cell office:value-type="float" office:value="0.637">
                <text:p>0.637</text:p>
              </table:table-cell>
              <table:table-cell office:value-type="float" office:value="0.671">
                <text:p>0.671</text:p>
              </table:table-cell>
              <table:table-cell office:value-type="float" office:value="0.654">
                <text:p>0.654</text:p>
              </table:table-cell>
              <table:table-cell office:value-type="float" office:value="0.619">
                <text:p>0.619</text:p>
              </table:table-cell>
              <table:table-cell office:value-type="float" office:value="0.688">
                <text:p>0.688</text:p>
              </table:table-cell>
              <table:table-cell office:value-type="float" office:value="0.6535">
                <text:p>0.6535</text:p>
              </table:table-cell>
              <table:table-cell office:value-type="float" office:value="0.628">
                <text:p>0.628</text:p>
              </table:table-cell>
              <table:table-cell office:value-type="float" office:value="0.679">
                <text:p>0.679</text:p>
              </table:table-cell>
              <table:table-cell office:value-type="float" office:value="0.6535">
                <text:p>0.65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2">
                <text:p>0.672</text:p>
              </table:table-cell>
              <table:table-cell office:value-type="float" office:value="0.6525">
                <text:p>0.6525</text:p>
              </table:table-cell>
              <table:table-cell office:value-type="float" office:value="0.623">
                <text:p>0.623</text:p>
              </table:table-cell>
              <table:table-cell office:value-type="float" office:value="0.682">
                <text:p>0.682</text:p>
              </table:table-cell>
              <table:table-cell office:value-type="float" office:value="0.6525">
                <text:p>0.6525</text:p>
              </table:table-cell>
              <table:table-cell office:value-type="float" office:value="0.628">
                <text:p>0.628</text:p>
              </table:table-cell>
              <table:table-cell office:value-type="float" office:value="0.677">
                <text:p>0.677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3">
                <text:p>0.653</text:p>
              </table:table-cell>
              <table:table-cell office:value-type="float" office:value="0.631">
                <text:p>0.631</text:p>
              </table:table-cell>
              <table:table-cell office:value-type="float" office:value="0.673">
                <text:p>0.673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6">
                <text:p>0.676</text:p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4">
                <text:p>0.674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4">
                <text:p>0.634</text:p>
              </table:table-cell>
              <table:table-cell office:value-type="float" office:value="0.667">
                <text:p>0.667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5">
                <text:p>0.65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line" chart:style-name="ch1">
        <chart:legend chart:legend-position="end" svg:x="12.755cm" svg:y="1.966cm" style:legend-expansion="high" chart:style-name="ch2"/>
        <chart:plot-area chart:style-name="ch3" table:cell-range-address="MLP.B4:MLP.B18 MLP.F3:MLP.O18" chart:data-source-has-labels="both" svg:x="1.331cm" svg:y="0.18cm" svg:width="11.104cm" svg:height="7.671cm">
          <chartooo:coordinate-region svg:x="2.058cm" svg:y="0.379cm" svg:width="10.19cm" svg:height="6.825cm"/>
          <chart:axis chart:dimension="x" chart:name="primary-x" chart:style-name="ch4" chartooo:axis-type="auto">
            <chartooo:date-scale/>
            <chart:title svg:x="6.521cm" svg:y="8.031cm" chart:style-name="ch5">
              <text:p>Size</text:p>
            </chart:title>
            <chart:categories table:cell-range-address="MLP.B4:MLP.B18"/>
          </chart:axis>
          <chart:axis chart:dimension="y" chart:name="primary-y" chart:style-name="ch4">
            <chart:title svg:x="0.451cm" svg:y="4.773cm" chart:style-name="ch6">
              <text:p>Resultats</text:p>
            </chart:title>
            <chart:grid chart:style-name="ch7" chart:class="major"/>
          </chart:axis>
          <chart:series chart:style-name="ch8" chart:values-cell-range-address="MLP.F4:MLP.F18" chart:label-cell-address="MLP.F3:MLP.F3" chart:class="chart:line">
            <chart:data-point chart:repeated="15"/>
          </chart:series>
          <chart:series chart:style-name="ch9" chart:values-cell-range-address="MLP.G4:MLP.G18" chart:label-cell-address="MLP.G3:MLP.G3" chart:class="chart:line">
            <chart:data-point chart:repeated="15"/>
          </chart:series>
          <chart:series chart:style-name="ch10" chart:values-cell-range-address="MLP.H4:MLP.H18" chart:label-cell-address="MLP.H3:MLP.H3" chart:class="chart:line">
            <chart:data-point chart:repeated="15"/>
          </chart:series>
          <chart:series chart:style-name="ch11" chart:values-cell-range-address="MLP.I4:MLP.I18" chart:label-cell-address="MLP.I3:MLP.I3" chart:class="chart:line">
            <chart:data-point chart:repeated="15"/>
          </chart:series>
          <chart:series chart:style-name="ch12" chart:values-cell-range-address="MLP.J4:MLP.J18" chart:label-cell-address="MLP.J3:MLP.J3" chart:class="chart:line">
            <chart:data-point chart:repeated="15"/>
          </chart:series>
          <chart:series chart:style-name="ch13" chart:values-cell-range-address="MLP.K4:MLP.K18" chart:label-cell-address="MLP.K3:MLP.K3" chart:class="chart:line">
            <chart:data-point chart:repeated="15"/>
          </chart:series>
          <chart:series chart:style-name="ch14" chart:values-cell-range-address="MLP.L4:MLP.L18" chart:label-cell-address="MLP.L3:MLP.L3" chart:class="chart:line">
            <chart:data-point chart:repeated="15"/>
          </chart:series>
          <chart:series chart:style-name="ch15" chart:values-cell-range-address="MLP.M4:MLP.M18" chart:label-cell-address="MLP.M3:MLP.M3" chart:class="chart:line">
            <chart:data-point chart:repeated="15"/>
          </chart:series>
          <chart:series chart:style-name="ch16" chart:values-cell-range-address="MLP.N4:MLP.N18" chart:label-cell-address="MLP.N3:MLP.N3" chart:class="chart:line">
            <chart:data-point chart:repeated="15"/>
          </chart:series>
          <chart:series chart:style-name="ch17" chart:values-cell-range-address="MLP.O4:MLP.O18" chart:label-cell-address="MLP.O3:MLP.O3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3:MLP.F3</svg:desc>
                </draw:g>
              </table:table-cell>
              <table:table-cell office:value-type="string">
                <text:p>precision C0</text:p>
                <draw:g>
                  <svg:desc>MLP.G3:MLP.G3</svg:desc>
                </draw:g>
              </table:table-cell>
              <table:table-cell office:value-type="string">
                <text:p>precision C1</text:p>
                <draw:g>
                  <svg:desc>MLP.H3:MLP.H3</svg:desc>
                </draw:g>
              </table:table-cell>
              <table:table-cell office:value-type="string">
                <text:p>precision</text:p>
                <draw:g>
                  <svg:desc>MLP.I3:MLP.I3</svg:desc>
                </draw:g>
              </table:table-cell>
              <table:table-cell office:value-type="string">
                <text:p>recall C0</text:p>
                <draw:g>
                  <svg:desc>MLP.J3:MLP.J3</svg:desc>
                </draw:g>
              </table:table-cell>
              <table:table-cell office:value-type="string">
                <text:p>recall C1</text:p>
                <draw:g>
                  <svg:desc>MLP.K3:MLP.K3</svg:desc>
                </draw:g>
              </table:table-cell>
              <table:table-cell office:value-type="string">
                <text:p>recall</text:p>
                <draw:g>
                  <svg:desc>MLP.L3:MLP.L3</svg:desc>
                </draw:g>
              </table:table-cell>
              <table:table-cell office:value-type="string">
                <text:p>f score C0</text:p>
                <draw:g>
                  <svg:desc>MLP.M3:MLP.M3</svg:desc>
                </draw:g>
              </table:table-cell>
              <table:table-cell office:value-type="string">
                <text:p>f score C1</text:p>
                <draw:g>
                  <svg:desc>MLP.N3:MLP.N3</svg:desc>
                </draw:g>
              </table:table-cell>
              <table:table-cell office:value-type="string">
                <text:p>f score</text:p>
                <draw:g>
                  <svg:desc>MLP.O3:MLP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LP.B4:MLP.B18</svg:desc>
                </draw:g>
              </table:table-cell>
              <table:table-cell office:value-type="float" office:value="0.543">
                <text:p>0.543</text:p>
                <draw:g>
                  <svg:desc>MLP.F4:MLP.F18</svg:desc>
                </draw:g>
              </table:table-cell>
              <table:table-cell office:value-type="float" office:value="0.556">
                <text:p>0.556</text:p>
                <draw:g>
                  <svg:desc>MLP.G4:MLP.G18</svg:desc>
                </draw:g>
              </table:table-cell>
              <table:table-cell office:value-type="float" office:value="0.542">
                <text:p>0.542</text:p>
                <draw:g>
                  <svg:desc>MLP.H4:MLP.H18</svg:desc>
                </draw:g>
              </table:table-cell>
              <table:table-cell office:value-type="float" office:value="0.549">
                <text:p>0.549</text:p>
                <draw:g>
                  <svg:desc>MLP.I4:MLP.I18</svg:desc>
                </draw:g>
              </table:table-cell>
              <table:table-cell office:value-type="float" office:value="0.118">
                <text:p>0.118</text:p>
                <draw:g>
                  <svg:desc>MLP.J4:MLP.J18</svg:desc>
                </draw:g>
              </table:table-cell>
              <table:table-cell office:value-type="float" office:value="0.917">
                <text:p>0.917</text:p>
                <draw:g>
                  <svg:desc>MLP.K4:MLP.K18</svg:desc>
                </draw:g>
              </table:table-cell>
              <table:table-cell office:value-type="float" office:value="0.5175">
                <text:p>0.5175</text:p>
                <draw:g>
                  <svg:desc>MLP.L4:MLP.L18</svg:desc>
                </draw:g>
              </table:table-cell>
              <table:table-cell office:value-type="float" office:value="0.194">
                <text:p>0.194</text:p>
                <draw:g>
                  <svg:desc>MLP.M4:MLP.M18</svg:desc>
                </draw:g>
              </table:table-cell>
              <table:table-cell office:value-type="float" office:value="0.681">
                <text:p>0.681</text:p>
                <draw:g>
                  <svg:desc>MLP.N4:MLP.N18</svg:desc>
                </draw:g>
              </table:table-cell>
              <table:table-cell office:value-type="float" office:value="0.4375">
                <text:p>0.4375</text:p>
                <draw:g>
                  <svg:desc>MLP.O4:MLP.O1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76">
                <text:p>0.576</text:p>
              </table:table-cell>
              <table:table-cell office:value-type="float" office:value="0.594">
                <text:p>0.594</text:p>
              </table:table-cell>
              <table:table-cell office:value-type="float" office:value="0.571">
                <text:p>0.571</text:p>
              </table:table-cell>
              <table:table-cell office:value-type="float" office:value="0.5825">
                <text:p>0.5825</text:p>
              </table:table-cell>
              <table:table-cell office:value-type="float" office:value="0.298">
                <text:p>0.298</text:p>
              </table:table-cell>
              <table:table-cell office:value-type="float" office:value="0.82">
                <text:p>0.82</text:p>
              </table:table-cell>
              <table:table-cell office:value-type="float" office:value="0.559">
                <text:p>0.559</text:p>
              </table:table-cell>
              <table:table-cell office:value-type="float" office:value="0.397">
                <text:p>0.397</text:p>
              </table:table-cell>
              <table:table-cell office:value-type="float" office:value="0.673">
                <text:p>0.673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">
                <text:p>0.557</text:p>
              </table:table-cell>
              <table:table-cell office:value-type="float" office:value="0.563">
                <text:p>0.563</text:p>
              </table:table-cell>
              <table:table-cell office:value-type="float" office:value="0.556">
                <text:p>0.556</text:p>
              </table:table-cell>
              <table:table-cell office:value-type="float" office:value="0.5595">
                <text:p>0.5595</text:p>
              </table:table-cell>
              <table:table-cell office:value-type="float" office:value="0.239">
                <text:p>0.239</text:p>
              </table:table-cell>
              <table:table-cell office:value-type="float" office:value="0.837">
                <text:p>0.837</text:p>
              </table:table-cell>
              <table:table-cell office:value-type="float" office:value="0.538">
                <text:p>0.538</text:p>
              </table:table-cell>
              <table:table-cell office:value-type="float" office:value="0.336">
                <text:p>0.336</text:p>
              </table:table-cell>
              <table:table-cell office:value-type="float" office:value="0.668">
                <text:p>0.668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.406">
                <text:p>0.406</text:p>
              </table:table-cell>
              <table:table-cell office:value-type="float" office:value="0.72">
                <text:p>0.72</text:p>
              </table:table-cell>
              <table:table-cell office:value-type="float" office:value="0.563">
                <text:p>0.563</text:p>
              </table:table-cell>
              <table:table-cell office:value-type="float" office:value="0.471">
                <text:p>0.471</text:p>
              </table:table-cell>
              <table:table-cell office:value-type="float" office:value="0.642">
                <text:p>0.642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0.574">
                <text:p>0.574</text:p>
              </table:table-cell>
              <table:table-cell office:value-type="float" office:value="0.57">
                <text:p>0.57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9">
                <text:p>0.79</text:p>
              </table:table-cell>
              <table:table-cell office:value-type="float" office:value="0.5555">
                <text:p>0.5555</text:p>
              </table:table-cell>
              <table:table-cell office:value-type="float" office:value="0.412">
                <text:p>0.412</text:p>
              </table:table-cell>
              <table:table-cell office:value-type="float" office:value="0.662">
                <text:p>0.66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65">
                <text:p>0.565</text:p>
              </table:table-cell>
              <table:table-cell office:value-type="float" office:value="0.561">
                <text:p>0.561</text:p>
              </table:table-cell>
              <table:table-cell office:value-type="float" office:value="0.566">
                <text:p>0.566</text:p>
              </table:table-cell>
              <table:table-cell office:value-type="float" office:value="0.5635">
                <text:p>0.5635</text:p>
              </table:table-cell>
              <table:table-cell office:value-type="float" office:value="0.317">
                <text:p>0.317</text:p>
              </table:table-cell>
              <table:table-cell office:value-type="float" office:value="0.782">
                <text:p>0.782</text:p>
              </table:table-cell>
              <table:table-cell office:value-type="float" office:value="0.5495">
                <text:p>0.5495</text:p>
              </table:table-cell>
              <table:table-cell office:value-type="float" office:value="0.405">
                <text:p>0.405</text:p>
              </table:table-cell>
              <table:table-cell office:value-type="float" office:value="0.657">
                <text:p>0.65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2">
                <text:p>0.572</text:p>
              </table:table-cell>
              <table:table-cell office:value-type="float" office:value="0.571">
                <text:p>0.571</text:p>
              </table:table-cell>
              <table:table-cell office:value-type="float" office:value="0.572">
                <text:p>0.572</text:p>
              </table:table-cell>
              <table:table-cell office:value-type="float" office:value="0.5715">
                <text:p>0.5715</text:p>
              </table:table-cell>
              <table:table-cell office:value-type="float" office:value="0.339">
                <text:p>0.339</text:p>
              </table:table-cell>
              <table:table-cell office:value-type="float" office:value="0.776">
                <text:p>0.776</text:p>
              </table:table-cell>
              <table:table-cell office:value-type="float" office:value="0.5575">
                <text:p>0.5575</text:p>
              </table:table-cell>
              <table:table-cell office:value-type="float" office:value="0.425">
                <text:p>0.425</text:p>
              </table:table-cell>
              <table:table-cell office:value-type="float" office:value="0.659">
                <text:p>0.659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62">
                <text:p>0.562</text:p>
              </table:table-cell>
              <table:table-cell office:value-type="float" office:value="0.563">
                <text:p>0.563</text:p>
              </table:table-cell>
              <table:table-cell office:value-type="float" office:value="0.562">
                <text:p>0.562</text:p>
              </table:table-cell>
              <table:table-cell office:value-type="float" office:value="0.5625">
                <text:p>0.5625</text:p>
              </table:table-cell>
              <table:table-cell office:value-type="float" office:value="0.289">
                <text:p>0.289</text:p>
              </table:table-cell>
              <table:table-cell office:value-type="float" office:value="0.802">
                <text:p>0.802</text:p>
              </table:table-cell>
              <table:table-cell office:value-type="float" office:value="0.5455">
                <text:p>0.5455</text:p>
              </table:table-cell>
              <table:table-cell office:value-type="float" office:value="0.382">
                <text:p>0.382</text:p>
              </table:table-cell>
              <table:table-cell office:value-type="float" office:value="0.661">
                <text:p>0.661</text:p>
              </table:table-cell>
              <table:table-cell office:value-type="float" office:value="0.5215">
                <text:p>0.52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2">
                <text:p>0.552</text:p>
              </table:table-cell>
              <table:table-cell office:value-type="float" office:value="0.533">
                <text:p>0.533</text:p>
              </table:table-cell>
              <table:table-cell office:value-type="float" office:value="0.559">
                <text:p>0.559</text:p>
              </table:table-cell>
              <table:table-cell office:value-type="float" office:value="0.546">
                <text:p>0.546</text:p>
              </table:table-cell>
              <table:table-cell office:value-type="float" office:value="0.334">
                <text:p>0.334</text:p>
              </table:table-cell>
              <table:table-cell office:value-type="float" office:value="0.743">
                <text:p>0.743</text:p>
              </table:table-cell>
              <table:table-cell office:value-type="float" office:value="0.5385">
                <text:p>0.5385</text:p>
              </table:table-cell>
              <table:table-cell office:value-type="float" office:value="0.41">
                <text:p>0.41</text:p>
              </table:table-cell>
              <table:table-cell office:value-type="float" office:value="0.638">
                <text:p>0.63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55">
                <text:p>0.555</text:p>
              </table:table-cell>
              <table:table-cell office:value-type="float" office:value="0.53">
                <text:p>0.53</text:p>
              </table:table-cell>
              <table:table-cell office:value-type="float" office:value="0.569">
                <text:p>0.569</text:p>
              </table:table-cell>
              <table:table-cell office:value-type="float" office:value="0.5495">
                <text:p>0.5495</text:p>
              </table:table-cell>
              <table:table-cell office:value-type="float" office:value="0.421">
                <text:p>0.421</text:p>
              </table:table-cell>
              <table:table-cell office:value-type="float" office:value="0.672">
                <text:p>0.672</text:p>
              </table:table-cell>
              <table:table-cell office:value-type="float" office:value="0.5465">
                <text:p>0.5465</text:p>
              </table:table-cell>
              <table:table-cell office:value-type="float" office:value="0.469">
                <text:p>0.469</text:p>
              </table:table-cell>
              <table:table-cell office:value-type="float" office:value="0.616">
                <text:p>0.61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8">
                <text:p>0.578</text:p>
              </table:table-cell>
              <table:table-cell office:value-type="float" office:value="0.548">
                <text:p>0.548</text:p>
              </table:table-cell>
              <table:table-cell office:value-type="float" office:value="0.606">
                <text:p>0.606</text:p>
              </table:table-cell>
              <table:table-cell office:value-type="float" office:value="0.577">
                <text:p>0.577</text:p>
              </table:table-cell>
              <table:table-cell office:value-type="float" office:value="0.559">
                <text:p>0.559</text:p>
              </table:table-cell>
              <table:table-cell office:value-type="float" office:value="0.596">
                <text:p>0.596</text:p>
              </table:table-cell>
              <table:table-cell office:value-type="float" office:value="0.5775">
                <text:p>0.5775</text:p>
              </table:table-cell>
              <table:table-cell office:value-type="float" office:value="0.554">
                <text:p>0.554</text:p>
              </table:table-cell>
              <table:table-cell office:value-type="float" office:value="0.601">
                <text:p>0.601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568">
                <text:p>0.568</text:p>
              </table:table-cell>
              <table:table-cell office:value-type="float" office:value="0.54">
                <text:p>0.54</text:p>
              </table:table-cell>
              <table:table-cell office:value-type="float" office:value="0.591">
                <text:p>0.591</text:p>
              </table:table-cell>
              <table:table-cell office:value-type="float" office:value="0.5655">
                <text:p>0.5655</text:p>
              </table:table-cell>
              <table:table-cell office:value-type="float" office:value="0.515">
                <text:p>0.515</text:p>
              </table:table-cell>
              <table:table-cell office:value-type="float" office:value="0.614">
                <text:p>0.614</text:p>
              </table:table-cell>
              <table:table-cell office:value-type="float" office:value="0.5645">
                <text:p>0.5645</text:p>
              </table:table-cell>
              <table:table-cell office:value-type="float" office:value="0.527">
                <text:p>0.527</text:p>
              </table:table-cell>
              <table:table-cell office:value-type="float" office:value="0.602">
                <text:p>0.602</text:p>
              </table:table-cell>
              <table:table-cell office:value-type="float" office:value="0.5645">
                <text:p>0.56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1">
                <text:p>0.551</text:p>
              </table:table-cell>
              <table:table-cell office:value-type="float" office:value="0.531">
                <text:p>0.531</text:p>
              </table:table-cell>
              <table:table-cell office:value-type="float" office:value="0.56">
                <text:p>0.56</text:p>
              </table:table-cell>
              <table:table-cell office:value-type="float" office:value="0.5455">
                <text:p>0.5455</text:p>
              </table:table-cell>
              <table:table-cell office:value-type="float" office:value="0.345">
                <text:p>0.345</text:p>
              </table:table-cell>
              <table:table-cell office:value-type="float" office:value="0.732">
                <text:p>0.732</text:p>
              </table:table-cell>
              <table:table-cell office:value-type="float" office:value="0.5385">
                <text:p>0.5385</text:p>
              </table:table-cell>
              <table:table-cell office:value-type="float" office:value="0.418">
                <text:p>0.418</text:p>
              </table:table-cell>
              <table:table-cell office:value-type="float" office:value="0.635">
                <text:p>0.635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579">
                <text:p>0.579</text:p>
              </table:table-cell>
              <table:table-cell office:value-type="float" office:value="0.563">
                <text:p>0.563</text:p>
              </table:table-cell>
              <table:table-cell office:value-type="float" office:value="0.587">
                <text:p>0.587</text:p>
              </table:table-cell>
              <table:table-cell office:value-type="float" office:value="0.575">
                <text:p>0.575</text:p>
              </table:table-cell>
              <table:table-cell office:value-type="float" office:value="0.441">
                <text:p>0.441</text:p>
              </table:table-cell>
              <table:table-cell office:value-type="float" office:value="0.699">
                <text:p>0.699</text:p>
              </table:table-cell>
              <table:table-cell office:value-type="float" office:value="0.57">
                <text:p>0.57</text:p>
              </table:table-cell>
              <table:table-cell office:value-type="float" office:value="0.495">
                <text:p>0.495</text:p>
              </table:table-cell>
              <table:table-cell office:value-type="float" office:value="0.639">
                <text:p>0.639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71">
                <text:p>0.571</text:p>
              </table:table-cell>
              <table:table-cell office:value-type="float" office:value="0.559">
                <text:p>0.559</text:p>
              </table:table-cell>
              <table:table-cell office:value-type="float" office:value="0.578">
                <text:p>0.578</text:p>
              </table:table-cell>
              <table:table-cell office:value-type="float" office:value="0.5685">
                <text:p>0.5685</text:p>
              </table:table-cell>
              <table:table-cell office:value-type="float" office:value="0.397">
                <text:p>0.397</text:p>
              </table:table-cell>
              <table:table-cell office:value-type="float" office:value="0.724">
                <text:p>0.724</text:p>
              </table:table-cell>
              <table:table-cell office:value-type="float" office:value="0.5605">
                <text:p>0.5605</text:p>
              </table:table-cell>
              <table:table-cell office:value-type="float" office:value="0.464">
                <text:p>0.464</text:p>
              </table:table-cell>
              <table:table-cell office:value-type="float" office:value="0.643">
                <text:p>0.643</text:p>
              </table:table-cell>
              <table:table-cell office:value-type="float" office:value="0.5535">
                <text:p>0.5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3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2cm" svg:height="8.985cm" xlink:href=".." xlink:type="simple" chart:class="chart:line" chart:style-name="ch1">
        <chart:legend chart:legend-position="end" svg:x="12.753cm" svg:y="1.952cm" style:legend-expansion="high" chart:style-name="ch2"/>
        <chart:plot-area chart:style-name="ch3" table:cell-range-address="MLP.C26:MLP.C40 MLP.F25:MLP.O40" chart:data-source-has-labels="both" svg:x="1.331cm" svg:y="0.179cm" svg:width="11.102cm" svg:height="7.646cm">
          <chartooo:coordinate-region svg:x="2.403cm" svg:y="0.179cm" svg:width="9.303cm" svg:height="5.401cm"/>
          <chart:axis chart:dimension="x" chart:name="primary-x" chart:style-name="ch4" chartooo:axis-type="auto">
            <chartooo:date-scale/>
            <chart:title svg:x="6.401cm" svg:y="8.004cm" chart:style-name="ch5">
              <text:p>decay</text:p>
            </chart:title>
            <chart:categories table:cell-range-address="MLP.C26:MLP.C40"/>
          </chart:axis>
          <chart:axis chart:dimension="y" chart:name="primary-y" chart:style-name="ch6">
            <chart:title svg:x="0.451cm" svg:y="4.76cm" chart:style-name="ch7">
              <text:p>Resultats</text:p>
            </chart:title>
            <chart:grid chart:style-name="ch8" chart:class="major"/>
          </chart:axis>
          <chart:series chart:style-name="ch9" chart:values-cell-range-address="MLP.F26:MLP.F40" chart:label-cell-address="MLP.F25:MLP.F25" chart:class="chart:line">
            <chart:data-point chart:repeated="15"/>
          </chart:series>
          <chart:series chart:style-name="ch10" chart:values-cell-range-address="MLP.G26:MLP.G40" chart:label-cell-address="MLP.G25:MLP.G25" chart:class="chart:line">
            <chart:data-point chart:repeated="15"/>
          </chart:series>
          <chart:series chart:style-name="ch11" chart:values-cell-range-address="MLP.H26:MLP.H40" chart:label-cell-address="MLP.H25:MLP.H25" chart:class="chart:line">
            <chart:data-point chart:repeated="15"/>
          </chart:series>
          <chart:series chart:style-name="ch12" chart:values-cell-range-address="MLP.I26:MLP.I40" chart:label-cell-address="MLP.I25:MLP.I25" chart:class="chart:line">
            <chart:data-point chart:repeated="15"/>
          </chart:series>
          <chart:series chart:style-name="ch13" chart:values-cell-range-address="MLP.J26:MLP.J40" chart:label-cell-address="MLP.J25:MLP.J25" chart:class="chart:line">
            <chart:data-point chart:repeated="15"/>
          </chart:series>
          <chart:series chart:style-name="ch14" chart:values-cell-range-address="MLP.K26:MLP.K40" chart:label-cell-address="MLP.K25:MLP.K25" chart:class="chart:line">
            <chart:data-point chart:repeated="15"/>
          </chart:series>
          <chart:series chart:style-name="ch15" chart:values-cell-range-address="MLP.L26:MLP.L40" chart:label-cell-address="MLP.L25:MLP.L25" chart:class="chart:line">
            <chart:data-point chart:repeated="15"/>
          </chart:series>
          <chart:series chart:style-name="ch16" chart:values-cell-range-address="MLP.M26:MLP.M40" chart:label-cell-address="MLP.M25:MLP.M25" chart:class="chart:line">
            <chart:data-point chart:repeated="15"/>
          </chart:series>
          <chart:series chart:style-name="ch17" chart:values-cell-range-address="MLP.N26:MLP.N40" chart:label-cell-address="MLP.N25:MLP.N25" chart:class="chart:line">
            <chart:data-point chart:repeated="15"/>
          </chart:series>
          <chart:series chart:style-name="ch18" chart:values-cell-range-address="MLP.O26:MLP.O40" chart:label-cell-address="MLP.O25:MLP.O25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25:MLP.F25</svg:desc>
                </draw:g>
              </table:table-cell>
              <table:table-cell office:value-type="string">
                <text:p>precision C0</text:p>
                <draw:g>
                  <svg:desc>MLP.G25:MLP.G25</svg:desc>
                </draw:g>
              </table:table-cell>
              <table:table-cell office:value-type="string">
                <text:p>precision C1</text:p>
                <draw:g>
                  <svg:desc>MLP.H25:MLP.H25</svg:desc>
                </draw:g>
              </table:table-cell>
              <table:table-cell office:value-type="string">
                <text:p>precision</text:p>
                <draw:g>
                  <svg:desc>MLP.I25:MLP.I25</svg:desc>
                </draw:g>
              </table:table-cell>
              <table:table-cell office:value-type="string">
                <text:p>recall C0</text:p>
                <draw:g>
                  <svg:desc>MLP.J25:MLP.J25</svg:desc>
                </draw:g>
              </table:table-cell>
              <table:table-cell office:value-type="string">
                <text:p>recall C1</text:p>
                <draw:g>
                  <svg:desc>MLP.K25:MLP.K25</svg:desc>
                </draw:g>
              </table:table-cell>
              <table:table-cell office:value-type="string">
                <text:p>recall</text:p>
                <draw:g>
                  <svg:desc>MLP.L25:MLP.L25</svg:desc>
                </draw:g>
              </table:table-cell>
              <table:table-cell office:value-type="string">
                <text:p>f score C0</text:p>
                <draw:g>
                  <svg:desc>MLP.M25:MLP.M25</svg:desc>
                </draw:g>
              </table:table-cell>
              <table:table-cell office:value-type="string">
                <text:p>f score C1</text:p>
                <draw:g>
                  <svg:desc>MLP.N25:MLP.N25</svg:desc>
                </draw:g>
              </table:table-cell>
              <table:table-cell office:value-type="string">
                <text:p>f score</text:p>
                <draw:g>
                  <svg:desc>MLP.O25:MLP.O25</svg:desc>
                </draw:g>
              </table:table-cell>
            </table:table-row>
          </table:table-header-rows>
          <table:table-rows>
            <table:table-row>
              <table:table-cell office:value-type="float" office:value="0.0001584893">
                <text:p>0</text:p>
                <draw:g>
                  <svg:desc>MLP.C26:MLP.C40</svg:desc>
                </draw:g>
              </table:table-cell>
              <table:table-cell office:value-type="float" office:value="0.55">
                <text:p>0.55</text:p>
                <draw:g>
                  <svg:desc>MLP.F26:MLP.F40</svg:desc>
                </draw:g>
              </table:table-cell>
              <table:table-cell office:value-type="float" office:value="0.527">
                <text:p>0.527</text:p>
                <draw:g>
                  <svg:desc>MLP.G26:MLP.G40</svg:desc>
                </draw:g>
              </table:table-cell>
              <table:table-cell office:value-type="float" office:value="0.561">
                <text:p>0.561</text:p>
                <draw:g>
                  <svg:desc>MLP.H26:MLP.H40</svg:desc>
                </draw:g>
              </table:table-cell>
              <table:table-cell office:value-type="float" office:value="0.544">
                <text:p>0.544</text:p>
                <draw:g>
                  <svg:desc>MLP.I26:MLP.I40</svg:desc>
                </draw:g>
              </table:table-cell>
              <table:table-cell office:value-type="float" office:value="0.367">
                <text:p>0.367</text:p>
                <draw:g>
                  <svg:desc>MLP.J26:MLP.J40</svg:desc>
                </draw:g>
              </table:table-cell>
              <table:table-cell office:value-type="float" office:value="0.71">
                <text:p>0.71</text:p>
                <draw:g>
                  <svg:desc>MLP.K26:MLP.K40</svg:desc>
                </draw:g>
              </table:table-cell>
              <table:table-cell office:value-type="float" office:value="0.5385">
                <text:p>0.5385</text:p>
                <draw:g>
                  <svg:desc>MLP.L26:MLP.L40</svg:desc>
                </draw:g>
              </table:table-cell>
              <table:table-cell office:value-type="float" office:value="0.4327">
                <text:p>0.4327</text:p>
                <draw:g>
                  <svg:desc>MLP.M26:MLP.M40</svg:desc>
                </draw:g>
              </table:table-cell>
              <table:table-cell office:value-type="float" office:value="0.627">
                <text:p>0.627</text:p>
                <draw:g>
                  <svg:desc>MLP.N26:MLP.N40</svg:desc>
                </draw:g>
              </table:table-cell>
              <table:table-cell office:value-type="float" office:value="0.52985">
                <text:p>0.52985</text:p>
                <draw:g>
                  <svg:desc>MLP.O26:MLP.O40</svg:desc>
                </draw:g>
              </table:table-cell>
            </table:table-row>
            <table:table-row>
              <table:table-cell office:value-type="float" office:value="0.0002511886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4">
                <text:p>0.54</text:p>
              </table:table-cell>
              <table:table-cell office:value-type="float" office:value="0.564">
                <text:p>0.564</text:p>
              </table:table-cell>
              <table:table-cell office:value-type="float" office:value="0.552">
                <text:p>0.552</text:p>
              </table:table-cell>
              <table:table-cell office:value-type="float" office:value="0.352">
                <text:p>0.352</text:p>
              </table:table-cell>
              <table:table-cell office:value-type="float" office:value="0.737">
                <text:p>0.737</text:p>
              </table:table-cell>
              <table:table-cell office:value-type="float" office:value="0.5445">
                <text:p>0.5445</text:p>
              </table:table-cell>
              <table:table-cell office:value-type="float" office:value="0.426">
                <text:p>0.426</text:p>
              </table:table-cell>
              <table:table-cell office:value-type="float" office:value="0.639">
                <text:p>0.639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float" office:value="0.0003981072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1">
                <text:p>0.531</text:p>
              </table:table-cell>
              <table:table-cell office:value-type="float" office:value="0.572">
                <text:p>0.572</text:p>
              </table:table-cell>
              <table:table-cell office:value-type="float" office:value="0.5515">
                <text:p>0.5515</text:p>
              </table:table-cell>
              <table:table-cell office:value-type="float" office:value="0.435">
                <text:p>0.435</text:p>
              </table:table-cell>
              <table:table-cell office:value-type="float" office:value="0.663">
                <text:p>0.663</text:p>
              </table:table-cell>
              <table:table-cell office:value-type="float" office:value="0.549">
                <text:p>0.549</text:p>
              </table:table-cell>
              <table:table-cell office:value-type="float" office:value="0.478">
                <text:p>0.478</text:p>
              </table:table-cell>
              <table:table-cell office:value-type="float" office:value="0.614">
                <text:p>0.614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0006309573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1">
                <text:p>0.531</text:p>
              </table:table-cell>
              <table:table-cell office:value-type="float" office:value="0.585">
                <text:p>0.585</text:p>
              </table:table-cell>
              <table:table-cell office:value-type="float" office:value="0.558">
                <text:p>0.558</text:p>
              </table:table-cell>
              <table:table-cell office:value-type="float" office:value="0.516">
                <text:p>0.516</text:p>
              </table:table-cell>
              <table:table-cell office:value-type="float" office:value="0.599">
                <text:p>0.599</text:p>
              </table:table-cell>
              <table:table-cell office:value-type="float" office:value="0.5575">
                <text:p>0.5575</text:p>
              </table:table-cell>
              <table:table-cell office:value-type="float" office:value="0.523">
                <text:p>0.523</text:p>
              </table:table-cell>
              <table:table-cell office:value-type="float" office:value="0.592">
                <text:p>0.592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6">
                <text:p>0.536</text:p>
              </table:table-cell>
              <table:table-cell office:value-type="float" office:value="0.576">
                <text:p>0.576</text:p>
              </table:table-cell>
              <table:table-cell office:value-type="float" office:value="0.556">
                <text:p>0.556</text:p>
              </table:table-cell>
              <table:table-cell office:value-type="float" office:value="0.445">
                <text:p>0.445</text:p>
              </table:table-cell>
              <table:table-cell office:value-type="float" office:value="0.662">
                <text:p>0.662</text:p>
              </table:table-cell>
              <table:table-cell office:value-type="float" office:value="0.5535">
                <text:p>0.5535</text:p>
              </table:table-cell>
              <table:table-cell office:value-type="float" office:value="0.487">
                <text:p>0.487</text:p>
              </table:table-cell>
              <table:table-cell office:value-type="float" office:value="0.616">
                <text:p>0.61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5">
                <text:p>0.545</text:p>
              </table:table-cell>
              <table:table-cell office:value-type="float" office:value="0.574">
                <text:p>0.574</text:p>
              </table:table-cell>
              <table:table-cell office:value-type="float" office:value="0.5595">
                <text:p>0.5595</text:p>
              </table:table-cell>
              <table:table-cell office:value-type="float" office:value="0.407">
                <text:p>0.407</text:p>
              </table:table-cell>
              <table:table-cell office:value-type="float" office:value="0.701">
                <text:p>0.701</text:p>
              </table:table-cell>
              <table:table-cell office:value-type="float" office:value="0.554">
                <text:p>0.554</text:p>
              </table:table-cell>
              <table:table-cell office:value-type="float" office:value="0.466">
                <text:p>0.466</text:p>
              </table:table-cell>
              <table:table-cell office:value-type="float" office:value="0.631">
                <text:p>0.631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4">
                <text:p>0.544</text:p>
              </table:table-cell>
              <table:table-cell office:value-type="float" office:value="0.574">
                <text:p>0.574</text:p>
              </table:table-cell>
              <table:table-cell office:value-type="float" office:value="0.559">
                <text:p>0.559</text:p>
              </table:table-cell>
              <table:table-cell office:value-type="float" office:value="0.413">
                <text:p>0.413</text:p>
              </table:table-cell>
              <table:table-cell office:value-type="float" office:value="0.696">
                <text:p>0.696</text:p>
              </table:table-cell>
              <table:table-cell office:value-type="float" office:value="0.5545">
                <text:p>0.5545</text:p>
              </table:table-cell>
              <table:table-cell office:value-type="float" office:value="0.469">
                <text:p>0.469</text:p>
              </table:table-cell>
              <table:table-cell office:value-type="float" office:value="0.629">
                <text:p>0.629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384">
                <text:p>0.384</text:p>
              </table:table-cell>
              <table:table-cell office:value-type="float" office:value="0.727">
                <text:p>0.727</text:p>
              </table:table-cell>
              <table:table-cell office:value-type="float" office:value="0.5555">
                <text:p>0.5555</text:p>
              </table:table-cell>
              <table:table-cell office:value-type="float" office:value="0.453">
                <text:p>0.453</text:p>
              </table:table-cell>
              <table:table-cell office:value-type="float" office:value="0.641">
                <text:p>0.64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8">
                <text:p>0.548</text:p>
              </table:table-cell>
              <table:table-cell office:value-type="float" office:value="0.569">
                <text:p>0.569</text:p>
              </table:table-cell>
              <table:table-cell office:value-type="float" office:value="0.5585">
                <text:p>0.5585</text:p>
              </table:table-cell>
              <table:table-cell office:value-type="float" office:value="0.364">
                <text:p>0.364</text:p>
              </table:table-cell>
              <table:table-cell office:value-type="float" office:value="0.736">
                <text:p>0.736</text:p>
              </table:table-cell>
              <table:table-cell office:value-type="float" office:value="0.55">
                <text:p>0.55</text:p>
              </table:table-cell>
              <table:table-cell office:value-type="float" office:value="0.438">
                <text:p>0.438</text:p>
              </table:table-cell>
              <table:table-cell office:value-type="float" office:value="0.642">
                <text:p>0.64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2">
                <text:p>0.542</text:p>
              </table:table-cell>
              <table:table-cell office:value-type="float" office:value="0.574">
                <text:p>0.574</text:p>
              </table:table-cell>
              <table:table-cell office:value-type="float" office:value="0.558">
                <text:p>0.558</text:p>
              </table:table-cell>
              <table:table-cell office:value-type="float" office:value="0.415">
                <text:p>0.415</text:p>
              </table:table-cell>
              <table:table-cell office:value-type="float" office:value="0.692">
                <text:p>0.692</text:p>
              </table:table-cell>
              <table:table-cell office:value-type="float" office:value="0.5535">
                <text:p>0.5535</text:p>
              </table:table-cell>
              <table:table-cell office:value-type="float" office:value="0.47">
                <text:p>0.47</text:p>
              </table:table-cell>
              <table:table-cell office:value-type="float" office:value="0.627">
                <text:p>0.627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3">
                <text:p>0.543</text:p>
              </table:table-cell>
              <table:table-cell office:value-type="float" office:value="0.575">
                <text:p>0.575</text:p>
              </table:table-cell>
              <table:table-cell office:value-type="float" office:value="0.559">
                <text:p>0.559</text:p>
              </table:table-cell>
              <table:table-cell office:value-type="float" office:value="0.42">
                <text:p>0.42</text:p>
              </table:table-cell>
              <table:table-cell office:value-type="float" office:value="0.689">
                <text:p>0.689</text:p>
              </table:table-cell>
              <table:table-cell office:value-type="float" office:value="0.5545">
                <text:p>0.5545</text:p>
              </table:table-cell>
              <table:table-cell office:value-type="float" office:value="0.474">
                <text:p>0.474</text:p>
              </table:table-cell>
              <table:table-cell office:value-type="float" office:value="0.627">
                <text:p>0.627</text:p>
              </table:table-cell>
              <table:table-cell office:value-type="float" office:value="0.5505">
                <text:p>0.550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">
                <text:p>0.53</text:p>
              </table:table-cell>
              <table:table-cell office:value-type="float" office:value="0.572">
                <text:p>0.572</text:p>
              </table:table-cell>
              <table:table-cell office:value-type="float" office:value="0.551">
                <text:p>0.551</text:p>
              </table:table-cell>
              <table:table-cell office:value-type="float" office:value="0.439">
                <text:p>0.439</text:p>
              </table:table-cell>
              <table:table-cell office:value-type="float" office:value="0.659">
                <text:p>0.659</text:p>
              </table:table-cell>
              <table:table-cell office:value-type="float" office:value="0.549">
                <text:p>0.549</text:p>
              </table:table-cell>
              <table:table-cell office:value-type="float" office:value="0.481">
                <text:p>0.481</text:p>
              </table:table-cell>
              <table:table-cell office:value-type="float" office:value="0.612">
                <text:p>0.612</text:p>
              </table:table-cell>
              <table:table-cell office:value-type="float" office:value="0.5465">
                <text:p>0.5465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38">
                <text:p>0.538</text:p>
              </table:table-cell>
              <table:table-cell office:value-type="float" office:value="0.58">
                <text:p>0.58</text:p>
              </table:table-cell>
              <table:table-cell office:value-type="float" office:value="0.559">
                <text:p>0.559</text:p>
              </table:table-cell>
              <table:table-cell office:value-type="float" office:value="0.462">
                <text:p>0.462</text:p>
              </table:table-cell>
              <table:table-cell office:value-type="float" office:value="0.651">
                <text:p>0.651</text:p>
              </table:table-cell>
              <table:table-cell office:value-type="float" office:value="0.5565">
                <text:p>0.5565</text:p>
              </table:table-cell>
              <table:table-cell office:value-type="float" office:value="0.497">
                <text:p>0.497</text:p>
              </table:table-cell>
              <table:table-cell office:value-type="float" office:value="0.613">
                <text:p>0.613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float" office:value="0.0630957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7">
                <text:p>0.547</text:p>
              </table:table-cell>
              <table:table-cell office:value-type="float" office:value="0.572">
                <text:p>0.572</text:p>
              </table:table-cell>
              <table:table-cell office:value-type="float" office:value="0.5595">
                <text:p>0.5595</text:p>
              </table:table-cell>
              <table:table-cell office:value-type="float" office:value="0.391">
                <text:p>0.391</text:p>
              </table:table-cell>
              <table:table-cell office:value-type="float" office:value="0.716">
                <text:p>0.716</text:p>
              </table:table-cell>
              <table:table-cell office:value-type="float" office:value="0.5535">
                <text:p>0.5535</text:p>
              </table:table-cell>
              <table:table-cell office:value-type="float" office:value="0.456">
                <text:p>0.456</text:p>
              </table:table-cell>
              <table:table-cell office:value-type="float" office:value="0.636">
                <text:p>0.636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51">
                <text:p>0.551</text:p>
              </table:table-cell>
              <table:table-cell office:value-type="float" office:value="0.535">
                <text:p>0.535</text:p>
              </table:table-cell>
              <table:table-cell office:value-type="float" office:value="0.558">
                <text:p>0.558</text:p>
              </table:table-cell>
              <table:table-cell office:value-type="float" office:value="0.5465">
                <text:p>0.5465</text:p>
              </table:table-cell>
              <table:table-cell office:value-type="float" office:value="0.315">
                <text:p>0.315</text:p>
              </table:table-cell>
              <table:table-cell office:value-type="float" office:value="0.759">
                <text:p>0.759</text:p>
              </table:table-cell>
              <table:table-cell office:value-type="float" office:value="0.537">
                <text:p>0.537</text:p>
              </table:table-cell>
              <table:table-cell office:value-type="float" office:value="0.396">
                <text:p>0.396</text:p>
              </table:table-cell>
              <table:table-cell office:value-type="float" office:value="0.643">
                <text:p>0.643</text:p>
              </table:table-cell>
              <table:table-cell office:value-type="float" office:value="0.5195">
                <text:p>0.5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" chart:max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1.96cm" style:legend-expansion="high" chart:style-name="ch2"/>
        <chart:plot-area chart:style-name="ch3" table:cell-range-address="MLP.C50:MLP.C65 MLP.F49:MLP.O65" chart:data-source-has-labels="both" svg:x="1.331cm" svg:y="0.18cm" svg:width="11.1cm" svg:height="7.659cm">
          <chartooo:coordinate-region svg:x="2.064cm" svg:y="0.18cm" svg:width="10.125cm" svg:height="5.545cm"/>
          <chart:axis chart:dimension="x" chart:name="primary-x" chart:style-name="ch4" chartooo:axis-type="auto">
            <chartooo:date-scale/>
            <chart:title svg:x="6.374cm" svg:y="8.019cm" chart:style-name="ch5">
              <text:p>Decay</text:p>
            </chart:title>
            <chart:categories table:cell-range-address="MLP.C50:MLP.C65"/>
          </chart:axis>
          <chart:axis chart:dimension="y" chart:name="primary-y" chart:style-name="ch6">
            <chart:title svg:x="0.451cm" svg:y="4.767cm" chart:style-name="ch7">
              <text:p>Resultats</text:p>
            </chart:title>
            <chart:grid chart:style-name="ch8" chart:class="major"/>
          </chart:axis>
          <chart:series chart:style-name="ch9" chart:values-cell-range-address="MLP.F50:MLP.F65" chart:label-cell-address="MLP.F49:MLP.F49" chart:class="chart:line">
            <chart:data-point chart:repeated="16"/>
          </chart:series>
          <chart:series chart:style-name="ch10" chart:values-cell-range-address="MLP.G50:MLP.G65" chart:label-cell-address="MLP.G49:MLP.G49" chart:class="chart:line">
            <chart:data-point chart:repeated="16"/>
          </chart:series>
          <chart:series chart:style-name="ch11" chart:values-cell-range-address="MLP.H50:MLP.H65" chart:label-cell-address="MLP.H49:MLP.H49" chart:class="chart:line">
            <chart:data-point chart:repeated="16"/>
          </chart:series>
          <chart:series chart:style-name="ch12" chart:values-cell-range-address="MLP.I50:MLP.I65" chart:label-cell-address="MLP.I49:MLP.I49" chart:class="chart:line">
            <chart:data-point chart:repeated="16"/>
          </chart:series>
          <chart:series chart:style-name="ch13" chart:values-cell-range-address="MLP.J50:MLP.J65" chart:label-cell-address="MLP.J49:MLP.J49" chart:class="chart:line">
            <chart:data-point chart:repeated="16"/>
          </chart:series>
          <chart:series chart:style-name="ch14" chart:values-cell-range-address="MLP.K50:MLP.K65" chart:label-cell-address="MLP.K49:MLP.K49" chart:class="chart:line">
            <chart:data-point chart:repeated="16"/>
          </chart:series>
          <chart:series chart:style-name="ch15" chart:values-cell-range-address="MLP.L50:MLP.L65" chart:label-cell-address="MLP.L49:MLP.L49" chart:class="chart:line">
            <chart:data-point chart:repeated="16"/>
          </chart:series>
          <chart:series chart:style-name="ch16" chart:values-cell-range-address="MLP.M50:MLP.M65" chart:label-cell-address="MLP.M49:MLP.M49" chart:class="chart:line">
            <chart:data-point chart:repeated="16"/>
          </chart:series>
          <chart:series chart:style-name="ch17" chart:values-cell-range-address="MLP.N50:MLP.N65" chart:label-cell-address="MLP.N49:MLP.N49" chart:class="chart:line">
            <chart:data-point chart:repeated="16"/>
          </chart:series>
          <chart:series chart:style-name="ch18" chart:values-cell-range-address="MLP.O50:MLP.O65" chart:label-cell-address="MLP.O49:MLP.O49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49:MLP.F49</svg:desc>
                </draw:g>
              </table:table-cell>
              <table:table-cell office:value-type="string">
                <text:p>precision C0</text:p>
                <draw:g>
                  <svg:desc>MLP.G49:MLP.G49</svg:desc>
                </draw:g>
              </table:table-cell>
              <table:table-cell office:value-type="string">
                <text:p>precision C1</text:p>
                <draw:g>
                  <svg:desc>MLP.H49:MLP.H49</svg:desc>
                </draw:g>
              </table:table-cell>
              <table:table-cell office:value-type="string">
                <text:p>precision</text:p>
                <draw:g>
                  <svg:desc>MLP.I49:MLP.I49</svg:desc>
                </draw:g>
              </table:table-cell>
              <table:table-cell office:value-type="string">
                <text:p>recall C0</text:p>
                <draw:g>
                  <svg:desc>MLP.J49:MLP.J49</svg:desc>
                </draw:g>
              </table:table-cell>
              <table:table-cell office:value-type="string">
                <text:p>recall C1</text:p>
                <draw:g>
                  <svg:desc>MLP.K49:MLP.K49</svg:desc>
                </draw:g>
              </table:table-cell>
              <table:table-cell office:value-type="string">
                <text:p>recall</text:p>
                <draw:g>
                  <svg:desc>MLP.L49:MLP.L49</svg:desc>
                </draw:g>
              </table:table-cell>
              <table:table-cell office:value-type="string">
                <text:p>f score C0</text:p>
                <draw:g>
                  <svg:desc>MLP.M49:MLP.M49</svg:desc>
                </draw:g>
              </table:table-cell>
              <table:table-cell office:value-type="string">
                <text:p>f score C1</text:p>
                <draw:g>
                  <svg:desc>MLP.N49:MLP.N49</svg:desc>
                </draw:g>
              </table:table-cell>
              <table:table-cell office:value-type="string">
                <text:p>f score</text:p>
                <draw:g>
                  <svg:desc>MLP.O49:MLP.O49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MLP.C50:MLP.C65</svg:desc>
                </draw:g>
              </table:table-cell>
              <table:table-cell office:value-type="float" office:value="0.551">
                <text:p>0.551</text:p>
                <draw:g>
                  <svg:desc>MLP.F50:MLP.F65</svg:desc>
                </draw:g>
              </table:table-cell>
              <table:table-cell office:value-type="float" office:value="0.527">
                <text:p>0.527</text:p>
                <draw:g>
                  <svg:desc>MLP.G50:MLP.G65</svg:desc>
                </draw:g>
              </table:table-cell>
              <table:table-cell office:value-type="float" office:value="0.564">
                <text:p>0.564</text:p>
                <draw:g>
                  <svg:desc>MLP.H50:MLP.H65</svg:desc>
                </draw:g>
              </table:table-cell>
              <table:table-cell office:value-type="float" office:value="0.5455">
                <text:p>0.5455</text:p>
                <draw:g>
                  <svg:desc>MLP.I50:MLP.I65</svg:desc>
                </draw:g>
              </table:table-cell>
              <table:table-cell office:value-type="float" office:value="0.389">
                <text:p>0.389</text:p>
                <draw:g>
                  <svg:desc>MLP.J50:MLP.J65</svg:desc>
                </draw:g>
              </table:table-cell>
              <table:table-cell office:value-type="float" office:value="0.694">
                <text:p>0.694</text:p>
                <draw:g>
                  <svg:desc>MLP.K50:MLP.K65</svg:desc>
                </draw:g>
              </table:table-cell>
              <table:table-cell office:value-type="float" office:value="0.5415">
                <text:p>0.5415</text:p>
                <draw:g>
                  <svg:desc>MLP.L50:MLP.L65</svg:desc>
                </draw:g>
              </table:table-cell>
              <table:table-cell office:value-type="float" office:value="0.447">
                <text:p>0.447</text:p>
                <draw:g>
                  <svg:desc>MLP.M50:MLP.M65</svg:desc>
                </draw:g>
              </table:table-cell>
              <table:table-cell office:value-type="float" office:value="0.622">
                <text:p>0.622</text:p>
                <draw:g>
                  <svg:desc>MLP.N50:MLP.N65</svg:desc>
                </draw:g>
              </table:table-cell>
              <table:table-cell office:value-type="float" office:value="0.5345">
                <text:p>0.5345</text:p>
                <draw:g>
                  <svg:desc>MLP.O50:MLP.O65</svg:desc>
                </draw:g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9">
                <text:p>0.539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349">
                <text:p>0.349</text:p>
              </table:table-cell>
              <table:table-cell office:value-type="float" office:value="0.738">
                <text:p>0.738</text:p>
              </table:table-cell>
              <table:table-cell office:value-type="float" office:value="0.5435">
                <text:p>0.5435</text:p>
              </table:table-cell>
              <table:table-cell office:value-type="float" office:value="0.424">
                <text:p>0.424</text:p>
              </table:table-cell>
              <table:table-cell office:value-type="float" office:value="0.639">
                <text:p>0.63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54">
                <text:p>0.554</text:p>
              </table:table-cell>
              <table:table-cell office:value-type="float" office:value="0.525">
                <text:p>0.525</text:p>
              </table:table-cell>
              <table:table-cell office:value-type="float" office:value="0.575">
                <text:p>0.575</text:p>
              </table:table-cell>
              <table:table-cell office:value-type="float" office:value="0.55">
                <text:p>0.55</text:p>
              </table:table-cell>
              <table:table-cell office:value-type="float" office:value="0.476">
                <text:p>0.476</text:p>
              </table:table-cell>
              <table:table-cell office:value-type="float" office:value="0.622">
                <text:p>0.622</text:p>
              </table:table-cell>
              <table:table-cell office:value-type="float" office:value="0.549">
                <text:p>0.549</text:p>
              </table:table-cell>
              <table:table-cell office:value-type="float" office:value="0.5">
                <text:p>0.5</text:p>
              </table:table-cell>
              <table:table-cell office:value-type="float" office:value="0.598">
                <text:p>0.59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78">
                <text:p>0.578</text:p>
              </table:table-cell>
              <table:table-cell office:value-type="float" office:value="0.553">
                <text:p>0.553</text:p>
              </table:table-cell>
              <table:table-cell office:value-type="float" office:value="0.5655">
                <text:p>0.5655</text:p>
              </table:table-cell>
              <table:table-cell office:value-type="float" office:value="0.199">
                <text:p>0.199</text:p>
              </table:table-cell>
              <table:table-cell office:value-type="float" office:value="0.872">
                <text:p>0.872</text:p>
              </table:table-cell>
              <table:table-cell office:value-type="float" office:value="0.5355">
                <text:p>0.5355</text:p>
              </table:table-cell>
              <table:table-cell office:value-type="float" office:value="0.296">
                <text:p>0.296</text:p>
              </table:table-cell>
              <table:table-cell office:value-type="float" office:value="0.677">
                <text:p>0.677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5">
                <text:p>0.575</text:p>
              </table:table-cell>
              <table:table-cell office:value-type="float" office:value="0.564">
                <text:p>0.564</text:p>
              </table:table-cell>
              <table:table-cell office:value-type="float" office:value="0.394">
                <text:p>0.394</text:p>
              </table:table-cell>
              <table:table-cell office:value-type="float" office:value="0.719">
                <text:p>0.719</text:p>
              </table:table-cell>
              <table:table-cell office:value-type="float" office:value="0.5565">
                <text:p>0.5565</text:p>
              </table:table-cell>
              <table:table-cell office:value-type="float" office:value="0.46">
                <text:p>0.46</text:p>
              </table:table-cell>
              <table:table-cell office:value-type="float" office:value="0.639">
                <text:p>0.639</text:p>
              </table:table-cell>
              <table:table-cell office:value-type="float" office:value="0.5495">
                <text:p>0.5495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71">
                <text:p>0.571</text:p>
              </table:table-cell>
              <table:table-cell office:value-type="float" office:value="0.568">
                <text:p>0.568</text:p>
              </table:table-cell>
              <table:table-cell office:value-type="float" office:value="0.572">
                <text:p>0.572</text:p>
              </table:table-cell>
              <table:table-cell office:value-type="float" office:value="0.57">
                <text:p>0.57</text:p>
              </table:table-cell>
              <table:table-cell office:value-type="float" office:value="0.3452">
                <text:p>0.3452</text:p>
              </table:table-cell>
              <table:table-cell office:value-type="float" office:value="0.769">
                <text:p>0.769</text:p>
              </table:table-cell>
              <table:table-cell office:value-type="float" office:value="0.5571">
                <text:p>0.5571</text:p>
              </table:table-cell>
              <table:table-cell office:value-type="float" office:value="0.429">
                <text:p>0.429</text:p>
              </table:table-cell>
              <table:table-cell office:value-type="float" office:value="0.656">
                <text:p>0.65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62">
                <text:p>0.562</text:p>
              </table:table-cell>
              <table:table-cell office:value-type="float" office:value="0.564">
                <text:p>0.564</text:p>
              </table:table-cell>
              <table:table-cell office:value-type="float" office:value="0.563">
                <text:p>0.563</text:p>
              </table:table-cell>
              <table:table-cell office:value-type="float" office:value="0.303">
                <text:p>0.303</text:p>
              </table:table-cell>
              <table:table-cell office:value-type="float" office:value="0.792">
                <text:p>0.792</text:p>
              </table:table-cell>
              <table:table-cell office:value-type="float" office:value="0.5475">
                <text:p>0.5475</text:p>
              </table:table-cell>
              <table:table-cell office:value-type="float" office:value="0.394">
                <text:p>0.394</text:p>
              </table:table-cell>
              <table:table-cell office:value-type="float" office:value="0.659">
                <text:p>0.659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68">
                <text:p>0.568</text:p>
              </table:table-cell>
              <table:table-cell office:value-type="float" office:value="0.537">
                <text:p>0.537</text:p>
              </table:table-cell>
              <table:table-cell office:value-type="float" office:value="0.595">
                <text:p>0.595</text:p>
              </table:table-cell>
              <table:table-cell office:value-type="float" office:value="0.566">
                <text:p>0.566</text:p>
              </table:table-cell>
              <table:table-cell office:value-type="float" office:value="0.545">
                <text:p>0.545</text:p>
              </table:table-cell>
              <table:table-cell office:value-type="float" office:value="0.587">
                <text:p>0.587</text:p>
              </table:table-cell>
              <table:table-cell office:value-type="float" office:value="0.566">
                <text:p>0.566</text:p>
              </table:table-cell>
              <table:table-cell office:value-type="float" office:value="0.541">
                <text:p>0.541</text:p>
              </table:table-cell>
              <table:table-cell office:value-type="float" office:value="0.591">
                <text:p>0.591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48">
                <text:p>0.548</text:p>
              </table:table-cell>
              <table:table-cell office:value-type="float" office:value="0.564">
                <text:p>0.564</text:p>
              </table:table-cell>
              <table:table-cell office:value-type="float" office:value="0.556">
                <text:p>0.556</text:p>
              </table:table-cell>
              <table:table-cell office:value-type="float" office:value="0.334">
                <text:p>0.334</text:p>
              </table:table-cell>
              <table:table-cell office:value-type="float" office:value="0.758">
                <text:p>0.758</text:p>
              </table:table-cell>
              <table:table-cell office:value-type="float" office:value="0.546">
                <text:p>0.546</text:p>
              </table:table-cell>
              <table:table-cell office:value-type="float" office:value="0.415">
                <text:p>0.415</text:p>
              </table:table-cell>
              <table:table-cell office:value-type="float" office:value="0.647">
                <text:p>0.64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0.063095734">
                <text:p>0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577">
                <text:p>0.577</text:p>
              </table:table-cell>
              <table:table-cell office:value-type="float" office:value="0.57">
                <text:p>0.57</text:p>
              </table:table-cell>
              <table:table-cell office:value-type="float" office:value="0.385">
                <text:p>0.385</text:p>
              </table:table-cell>
              <table:table-cell office:value-type="float" office:value="0.737">
                <text:p>0.737</text:p>
              </table:table-cell>
              <table:table-cell office:value-type="float" office:value="0.561">
                <text:p>0.561</text:p>
              </table:table-cell>
              <table:table-cell office:value-type="float" office:value="0.458">
                <text:p>0.458</text:p>
              </table:table-cell>
              <table:table-cell office:value-type="float" office:value="0.648">
                <text:p>0.648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69">
                <text:p>0.569</text:p>
              </table:table-cell>
              <table:table-cell office:value-type="float" office:value="0.551">
                <text:p>0.551</text:p>
              </table:table-cell>
              <table:table-cell office:value-type="float" office:value="0.579">
                <text:p>0.579</text:p>
              </table:table-cell>
              <table:table-cell office:value-type="float" office:value="0.565">
                <text:p>0.565</text:p>
              </table:table-cell>
              <table:table-cell office:value-type="float" office:value="0.423">
                <text:p>0.423</text:p>
              </table:table-cell>
              <table:table-cell office:value-type="float" office:value="0.697">
                <text:p>0.697</text:p>
              </table:table-cell>
              <table:table-cell office:value-type="float" office:value="0.56">
                <text:p>0.56</text:p>
              </table:table-cell>
              <table:table-cell office:value-type="float" office:value="0.478">
                <text:p>0.478</text:p>
              </table:table-cell>
              <table:table-cell office:value-type="float" office:value="0.633">
                <text:p>0.633</text:p>
              </table:table-cell>
              <table:table-cell office:value-type="float" office:value="0.5555">
                <text:p>0.5555</text:p>
              </table:table-cell>
            </table:table-row>
            <table:table-row>
              <table:table-cell office:value-type="float" office:value="0.158489319">
                <text:p>0</text:p>
              </table:table-cell>
              <table:table-cell office:value-type="float" office:value="0.581">
                <text:p>0.581</text:p>
              </table:table-cell>
              <table:table-cell office:value-type="float" office:value="0.572">
                <text:p>0.572</text:p>
              </table:table-cell>
              <table:table-cell office:value-type="float" office:value="0.586">
                <text:p>0.586</text:p>
              </table:table-cell>
              <table:table-cell office:value-type="float" office:value="0.579">
                <text:p>0.579</text:p>
              </table:table-cell>
              <table:table-cell office:value-type="float" office:value="0.414">
                <text:p>0.414</text:p>
              </table:table-cell>
              <table:table-cell office:value-type="float" office:value="0.728">
                <text:p>0.728</text:p>
              </table:table-cell>
              <table:table-cell office:value-type="float" office:value="0.571">
                <text:p>0.571</text:p>
              </table:table-cell>
              <table:table-cell office:value-type="float" office:value="0.481">
                <text:p>0.481</text:p>
              </table:table-cell>
              <table:table-cell office:value-type="float" office:value="0.649">
                <text:p>0.649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0.251188643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568">
                <text:p>0.568</text:p>
              </table:table-cell>
              <table:table-cell office:value-type="float" office:value="0.5595">
                <text:p>0.5595</text:p>
              </table:table-cell>
              <table:table-cell office:value-type="float" office:value="0.352">
                <text:p>0.352</text:p>
              </table:table-cell>
              <table:table-cell office:value-type="float" office:value="0.748">
                <text:p>0.748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64">
                <text:p>0.64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0.398107171">
                <text:p>0</text:p>
              </table:table-cell>
              <table:table-cell office:value-type="float" office:value="0.587">
                <text:p>0.587</text:p>
              </table:table-cell>
              <table:table-cell office:value-type="float" office:value="0.567">
                <text:p>0.567</text:p>
              </table:table-cell>
              <table:table-cell office:value-type="float" office:value="0.597">
                <text:p>0.597</text:p>
              </table:table-cell>
              <table:table-cell office:value-type="float" office:value="0.582">
                <text:p>0.582</text:p>
              </table:table-cell>
              <table:table-cell office:value-type="float" office:value="0.48">
                <text:p>0.48</text:p>
              </table:table-cell>
              <table:table-cell office:value-type="float" office:value="0.677">
                <text:p>0.677</text:p>
              </table:table-cell>
              <table:table-cell office:value-type="float" office:value="0.5785">
                <text:p>0.5785</text:p>
              </table:table-cell>
              <table:table-cell office:value-type="float" office:value="0.52">
                <text:p>0.52</text:p>
              </table:table-cell>
              <table:table-cell office:value-type="float" office:value="0.635">
                <text:p>0.63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630957344">
                <text:p>0</text:p>
              </table:table-cell>
              <table:table-cell office:value-type="float" office:value="0.585">
                <text:p>0.585</text:p>
              </table:table-cell>
              <table:table-cell office:value-type="float" office:value="0.564">
                <text:p>0.564</text:p>
              </table:table-cell>
              <table:table-cell office:value-type="float" office:value="0.6">
                <text:p>0.6</text:p>
              </table:table-cell>
              <table:table-cell office:value-type="float" office:value="0.582">
                <text:p>0.582</text:p>
              </table:table-cell>
              <table:table-cell office:value-type="float" office:value="0.497">
                <text:p>0.497</text:p>
              </table:table-cell>
              <table:table-cell office:value-type="float" office:value="0.662">
                <text:p>0.662</text:p>
              </table:table-cell>
              <table:table-cell office:value-type="float" office:value="0.5795">
                <text:p>0.5795</text:p>
              </table:table-cell>
              <table:table-cell office:value-type="float" office:value="0.528">
                <text:p>0.528</text:p>
              </table:table-cell>
              <table:table-cell office:value-type="float" office:value="0.629">
                <text:p>0.629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79">
                <text:p>0.579</text:p>
              </table:table-cell>
              <table:table-cell office:value-type="float" office:value="0.569">
                <text:p>0.569</text:p>
              </table:table-cell>
              <table:table-cell office:value-type="float" office:value="0.585">
                <text:p>0.585</text:p>
              </table:table-cell>
              <table:table-cell office:value-type="float" office:value="0.577">
                <text:p>0.577</text:p>
              </table:table-cell>
              <table:table-cell office:value-type="float" office:value="0.414">
                <text:p>0.414</text:p>
              </table:table-cell>
              <table:table-cell office:value-type="float" office:value="0.725">
                <text:p>0.725</text:p>
              </table:table-cell>
              <table:table-cell office:value-type="float" office:value="0.5695">
                <text:p>0.5695</text:p>
              </table:table-cell>
              <table:table-cell office:value-type="float" office:value="0.479">
                <text:p>0.479</text:p>
              </table:table-cell>
              <table:table-cell office:value-type="float" office:value="0.647">
                <text:p>0.647</text:p>
              </table:table-cell>
              <table:table-cell office:value-type="float" office:value="0.563">
                <text:p>0.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line" chart:style-name="ch1">
        <chart:title svg:x="6.518cm" svg:y="0.314cm" chart:style-name="ch2">
          <text:p>G = 0,015625</text:p>
        </chart:title>
        <chart:legend chart:legend-position="end" svg:x="12.683cm" svg:y="2.043cm" style:legend-expansion="high" chart:style-name="ch3"/>
        <chart:plot-area chart:style-name="ch4" table:cell-range-address="SVM.B74:SVM.B78 SVM.G73:SVM.P78" chart:data-source-has-labels="both" svg:x="1.317cm" svg:y="1.282cm" svg:width="11.047cm" svg:height="6.558cm">
          <chartooo:coordinate-region svg:x="2.236cm" svg:y="1.472cm" svg:width="9.937cm" svg:height="5.739cm"/>
          <chart:axis chart:dimension="x" chart:name="primary-x" chart:style-name="ch5" chartooo:axis-type="auto">
            <chartooo:date-scale/>
            <chart:title svg:x="6.671cm" svg:y="8.02cm" chart:style-name="ch6">
              <text:p>C</text:p>
            </chart:title>
            <chart:categories table:cell-range-address="SVM.B74:SVM.B78"/>
          </chart:axis>
          <chart:axis chart:dimension="y" chart:name="primary-y" chart:style-name="ch7">
            <chart:title svg:x="0.451cm" svg:y="5.276cm" chart:style-name="ch8">
              <text:p>Resultats</text:p>
            </chart:title>
            <chart:grid chart:style-name="ch9" chart:class="major"/>
          </chart:axis>
          <chart:series chart:style-name="ch10" chart:values-cell-range-address="SVM.G74:SVM.G78" chart:label-cell-address="SVM.G73:SVM.G73" chart:class="chart:line">
            <chart:data-point chart:repeated="5"/>
          </chart:series>
          <chart:series chart:style-name="ch11" chart:values-cell-range-address="SVM.H74:SVM.H78" chart:label-cell-address="SVM.H73:SVM.H73" chart:class="chart:line">
            <chart:data-point chart:repeated="5"/>
          </chart:series>
          <chart:series chart:style-name="ch12" chart:values-cell-range-address="SVM.I74:SVM.I78" chart:label-cell-address="SVM.I73:SVM.I73" chart:class="chart:line">
            <chart:data-point chart:repeated="5"/>
          </chart:series>
          <chart:series chart:style-name="ch13" chart:values-cell-range-address="SVM.J74:SVM.J78" chart:label-cell-address="SVM.J73:SVM.J73" chart:class="chart:line">
            <chart:data-point chart:repeated="5"/>
          </chart:series>
          <chart:series chart:style-name="ch14" chart:values-cell-range-address="SVM.K74:SVM.K78" chart:label-cell-address="SVM.K73:SVM.K73" chart:class="chart:line">
            <chart:data-point chart:repeated="5"/>
          </chart:series>
          <chart:series chart:style-name="ch15" chart:values-cell-range-address="SVM.L74:SVM.L78" chart:label-cell-address="SVM.L73:SVM.L73" chart:class="chart:line">
            <chart:data-point chart:repeated="5"/>
          </chart:series>
          <chart:series chart:style-name="ch16" chart:values-cell-range-address="SVM.M74:SVM.M78" chart:label-cell-address="SVM.M73:SVM.M73" chart:class="chart:line">
            <chart:data-point chart:repeated="5"/>
          </chart:series>
          <chart:series chart:style-name="ch17" chart:values-cell-range-address="SVM.N74:SVM.N78" chart:label-cell-address="SVM.N73:SVM.N73" chart:class="chart:line">
            <chart:data-point chart:repeated="5"/>
          </chart:series>
          <chart:series chart:style-name="ch18" chart:values-cell-range-address="SVM.O74:SVM.O78" chart:label-cell-address="SVM.O73:SVM.O73" chart:class="chart:line">
            <chart:data-point chart:repeated="5"/>
          </chart:series>
          <chart:series chart:style-name="ch19" chart:values-cell-range-address="SVM.P74:SVM.P78" chart:label-cell-address="SVM.P73:SVM.P73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74:SVM.B78</svg:desc>
                </draw:g>
              </table:table-cell>
              <table:table-cell office:value-type="float" office:value="0.655">
                <text:p>0.655</text:p>
                <draw:g>
                  <svg:desc>SVM.G74:SVM.G78</svg:desc>
                </draw:g>
              </table:table-cell>
              <table:table-cell office:value-type="float" office:value="0.635">
                <text:p>0.635</text:p>
                <draw:g>
                  <svg:desc>SVM.H74:SVM.H78</svg:desc>
                </draw:g>
              </table:table-cell>
              <table:table-cell office:value-type="float" office:value="0.672">
                <text:p>0.672</text:p>
                <draw:g>
                  <svg:desc>SVM.I74:SVM.I78</svg:desc>
                </draw:g>
              </table:table-cell>
              <table:table-cell office:value-type="float" office:value="0.6535">
                <text:p>0.6535</text:p>
                <draw:g>
                  <svg:desc>SVM.J74:SVM.J78</svg:desc>
                </draw:g>
              </table:table-cell>
              <table:table-cell office:value-type="float" office:value="0.622">
                <text:p>0.622</text:p>
                <draw:g>
                  <svg:desc>SVM.K74:SVM.K78</svg:desc>
                </draw:g>
              </table:table-cell>
              <table:table-cell office:value-type="float" office:value="0.684">
                <text:p>0.684</text:p>
                <draw:g>
                  <svg:desc>SVM.L74:SVM.L78</svg:desc>
                </draw:g>
              </table:table-cell>
              <table:table-cell office:value-type="float" office:value="0.653">
                <text:p>0.653</text:p>
                <draw:g>
                  <svg:desc>SVM.M74:SVM.M78</svg:desc>
                </draw:g>
              </table:table-cell>
              <table:table-cell office:value-type="float" office:value="0.628">
                <text:p>0.628</text:p>
                <draw:g>
                  <svg:desc>SVM.N74:SVM.N78</svg:desc>
                </draw:g>
              </table:table-cell>
              <table:table-cell office:value-type="float" office:value="0.678">
                <text:p>0.678</text:p>
                <draw:g>
                  <svg:desc>SVM.O74:SVM.O78</svg:desc>
                </draw:g>
              </table:table-cell>
              <table:table-cell office:value-type="float" office:value="0.653">
                <text:p>0.653</text:p>
                <draw:g>
                  <svg:desc>SVM.P74:SVM.P7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4">
                <text:p>0.654</text:p>
              </table:table-cell>
              <table:table-cell office:value-type="float" office:value="0.632">
                <text:p>0.632</text:p>
              </table:table-cell>
              <table:table-cell office:value-type="float" office:value="0.673">
                <text:p>0.673</text:p>
              </table:table-cell>
              <table:table-cell office:value-type="float" office:value="0.6525">
                <text:p>0.6525</text:p>
              </table:table-cell>
              <table:table-cell office:value-type="float" office:value="0.627">
                <text:p>0.627</text:p>
              </table:table-cell>
              <table:table-cell office:value-type="float" office:value="0.678">
                <text:p>0.678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5">
                <text:p>0.675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4">
                <text:p>0.674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1">
                <text:p>0.671</text:p>
              </table:table-cell>
              <table:table-cell office:value-type="float" office:value="0.649">
                <text:p>0.649</text:p>
              </table:table-cell>
              <table:table-cell office:value-type="float" office:value="0.629">
                <text:p>0.629</text:p>
              </table:table-cell>
              <table:table-cell office:value-type="float" office:value="0.67">
                <text:p>0.67</text:p>
              </table:table-cell>
              <table:table-cell office:value-type="float" office:value="0.6495">
                <text:p>0.6495</text:p>
              </table:table-cell>
              <table:table-cell office:value-type="float" office:value="0.628">
                <text:p>0.628</text:p>
              </table:table-cell>
              <table:table-cell office:value-type="float" office:value="0.671">
                <text:p>0.67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3">
                <text:p>0.633</text:p>
              </table:table-cell>
              <table:table-cell office:value-type="float" office:value="0.668">
                <text:p>0.668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8cm" svg:height="8.986cm" xlink:href=".." xlink:type="simple" chart:class="chart:line" chart:style-name="ch1">
        <chart:title svg:x="6.652cm" svg:y="0.314cm" chart:style-name="ch2">
          <text:p>G = 0,03125</text:p>
        </chart:title>
        <chart:legend chart:legend-position="end" svg:x="13.04cm" svg:y="2.043cm" style:legend-expansion="high" chart:style-name="ch3"/>
        <chart:plot-area chart:style-name="ch4" table:cell-range-address="SVM.B79:SVM.B85 SVM.G79:SVM.P85" chart:data-source-has-labels="column" svg:x="1.317cm" svg:y="1.282cm" svg:width="11.404cm" svg:height="6.557cm">
          <chartooo:coordinate-region svg:x="2.236cm" svg:y="1.473cm" svg:width="10.294cm" svg:height="5.738cm"/>
          <chart:axis chart:dimension="x" chart:name="primary-x" chart:style-name="ch5" chartooo:axis-type="auto">
            <chartooo:date-scale/>
            <chart:title svg:x="6.85cm" svg:y="8.019cm" chart:style-name="ch6">
              <text:p>C</text:p>
            </chart:title>
            <chart:categories table:cell-range-address="SVM.B79:SVM.B85"/>
          </chart:axis>
          <chart:axis chart:dimension="y" chart:name="primary-y" chart:style-name="ch5">
            <chart:title svg:x="0.451cm" svg:y="5.275cm" chart:style-name="ch7">
              <text:p>Resultats</text:p>
            </chart:title>
            <chart:grid chart:style-name="ch8" chart:class="major"/>
          </chart:axis>
          <chart:series chart:style-name="ch9" chart:values-cell-range-address="SVM.G79:SVM.G85" chart:class="chart:line">
            <chart:data-point chart:repeated="7"/>
          </chart:series>
          <chart:series chart:style-name="ch10" chart:values-cell-range-address="SVM.H79:SVM.H85" chart:class="chart:line">
            <chart:data-point chart:repeated="7"/>
          </chart:series>
          <chart:series chart:style-name="ch11" chart:values-cell-range-address="SVM.I79:SVM.I85" chart:class="chart:line">
            <chart:data-point chart:repeated="7"/>
          </chart:series>
          <chart:series chart:style-name="ch12" chart:values-cell-range-address="SVM.J79:SVM.J85" chart:class="chart:line">
            <chart:data-point chart:repeated="7"/>
          </chart:series>
          <chart:series chart:style-name="ch13" chart:values-cell-range-address="SVM.K79:SVM.K85" chart:class="chart:line">
            <chart:data-point chart:repeated="7"/>
          </chart:series>
          <chart:series chart:style-name="ch14" chart:values-cell-range-address="SVM.L79:SVM.L85" chart:class="chart:line">
            <chart:data-point chart:repeated="7"/>
          </chart:series>
          <chart:series chart:style-name="ch15" chart:values-cell-range-address="SVM.M79:SVM.M85" chart:class="chart:line">
            <chart:data-point chart:repeated="7"/>
          </chart:series>
          <chart:series chart:style-name="ch16" chart:values-cell-range-address="SVM.N79:SVM.N85" chart:class="chart:line">
            <chart:data-point chart:repeated="7"/>
          </chart:series>
          <chart:series chart:style-name="ch17" chart:values-cell-range-address="SVM.O79:SVM.O85" chart:class="chart:line">
            <chart:data-point chart:repeated="7"/>
          </chart:series>
          <chart:series chart:style-name="ch18" chart:values-cell-range-address="SVM.P79:SVM.P85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SVM.B79:SVM.B85</svg:desc>
                </draw:g>
              </table:table-cell>
              <table:table-cell office:value-type="float" office:value="0.656">
                <text:p>0.656</text:p>
                <draw:g>
                  <svg:desc>SVM.G79:SVM.G85</svg:desc>
                </draw:g>
              </table:table-cell>
              <table:table-cell office:value-type="float" office:value="0.637">
                <text:p>0.637</text:p>
                <draw:g>
                  <svg:desc>SVM.H79:SVM.H85</svg:desc>
                </draw:g>
              </table:table-cell>
              <table:table-cell office:value-type="float" office:value="0.672">
                <text:p>0.672</text:p>
                <draw:g>
                  <svg:desc>SVM.I79:SVM.I85</svg:desc>
                </draw:g>
              </table:table-cell>
              <table:table-cell office:value-type="float" office:value="0.6545">
                <text:p>0.6545</text:p>
                <draw:g>
                  <svg:desc>SVM.J79:SVM.J85</svg:desc>
                </draw:g>
              </table:table-cell>
              <table:table-cell office:value-type="float" office:value="0.619">
                <text:p>0.619</text:p>
                <draw:g>
                  <svg:desc>SVM.K79:SVM.K85</svg:desc>
                </draw:g>
              </table:table-cell>
              <table:table-cell office:value-type="float" office:value="0.689">
                <text:p>0.689</text:p>
                <draw:g>
                  <svg:desc>SVM.L79:SVM.L85</svg:desc>
                </draw:g>
              </table:table-cell>
              <table:table-cell office:value-type="float" office:value="0.654">
                <text:p>0.654</text:p>
                <draw:g>
                  <svg:desc>SVM.M79:SVM.M85</svg:desc>
                </draw:g>
              </table:table-cell>
              <table:table-cell office:value-type="float" office:value="0.628">
                <text:p>0.628</text:p>
                <draw:g>
                  <svg:desc>SVM.N79:SVM.N85</svg:desc>
                </draw:g>
              </table:table-cell>
              <table:table-cell office:value-type="float" office:value="0.68">
                <text:p>0.68</text:p>
                <draw:g>
                  <svg:desc>SVM.O79:SVM.O85</svg:desc>
                </draw:g>
              </table:table-cell>
              <table:table-cell office:value-type="float" office:value="0.654">
                <text:p>0.654</text:p>
                <draw:g>
                  <svg:desc>SVM.P79:SVM.P8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2">
                <text:p>0.632</text:p>
              </table:table-cell>
              <table:table-cell office:value-type="float" office:value="0.672">
                <text:p>0.672</text:p>
              </table:table-cell>
              <table:table-cell office:value-type="float" office:value="0.652">
                <text:p>0.652</text:p>
              </table:table-cell>
              <table:table-cell office:value-type="float" office:value="0.626">
                <text:p>0.626</text:p>
              </table:table-cell>
              <table:table-cell office:value-type="float" office:value="0.678">
                <text:p>0.678</text:p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5">
                <text:p>0.67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2">
                <text:p>0.672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4">
                <text:p>0.674</text:p>
              </table:table-cell>
              <table:table-cell office:value-type="float" office:value="0.651">
                <text:p>0.651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2">
                <text:p>0.632</text:p>
              </table:table-cell>
              <table:table-cell office:value-type="float" office:value="0.669">
                <text:p>0.669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8cm" svg:y="0.315cm" chart:style-name="ch2">
          <text:p>G = 0,0625</text:p>
        </chart:title>
        <chart:legend chart:legend-position="end" svg:x="12.695cm" svg:y="2.05cm" style:legend-expansion="high" chart:style-name="ch3"/>
        <chart:plot-area chart:style-name="ch4" table:cell-range-address="SVM.B86:SVM.B94 SVM.G73:SVM.P73 SVM.G86:SVM.P94" chart:data-source-has-labels="both" svg:x="1.318cm" svg:y="1.284cm" svg:width="11.057cm" svg:height="6.568cm">
          <chartooo:coordinate-region svg:x="2.237cm" svg:y="1.474cm" svg:width="9.947cm" svg:height="5.749cm"/>
          <chart:axis chart:dimension="x" chart:name="primary-x" chart:style-name="ch5" chartooo:axis-type="auto">
            <chartooo:date-scale/>
            <chart:title svg:x="6.677cm" svg:y="8.033cm" chart:style-name="ch6">
              <text:p>C</text:p>
            </chart:title>
            <chart:categories table:cell-range-address="SVM.B86:SVM.B94"/>
          </chart:axis>
          <chart:axis chart:dimension="y" chart:name="primary-y" chart:style-name="ch5">
            <chart:title svg:x="0.451cm" svg:y="5.283cm" chart:style-name="ch7">
              <text:p>Resultats</text:p>
            </chart:title>
            <chart:grid chart:style-name="ch8" chart:class="major"/>
          </chart:axis>
          <chart:series chart:style-name="ch9" chart:values-cell-range-address="SVM.G86:SVM.G94" chart:label-cell-address="SVM.G73:SVM.G73" chart:class="chart:line">
            <chart:data-point chart:repeated="9"/>
          </chart:series>
          <chart:series chart:style-name="ch10" chart:values-cell-range-address="SVM.H86:SVM.H94" chart:label-cell-address="SVM.H73:SVM.H73" chart:class="chart:line">
            <chart:data-point chart:repeated="9"/>
          </chart:series>
          <chart:series chart:style-name="ch11" chart:values-cell-range-address="SVM.I86:SVM.I94" chart:label-cell-address="SVM.I73:SVM.I73" chart:class="chart:line">
            <chart:data-point chart:repeated="9"/>
          </chart:series>
          <chart:series chart:style-name="ch12" chart:values-cell-range-address="SVM.J86:SVM.J94" chart:label-cell-address="SVM.J73:SVM.J73" chart:class="chart:line">
            <chart:data-point chart:repeated="9"/>
          </chart:series>
          <chart:series chart:style-name="ch13" chart:values-cell-range-address="SVM.K86:SVM.K94" chart:label-cell-address="SVM.K73:SVM.K73" chart:class="chart:line">
            <chart:data-point chart:repeated="9"/>
          </chart:series>
          <chart:series chart:style-name="ch14" chart:values-cell-range-address="SVM.L86:SVM.L94" chart:label-cell-address="SVM.L73:SVM.L73" chart:class="chart:line">
            <chart:data-point chart:repeated="9"/>
          </chart:series>
          <chart:series chart:style-name="ch15" chart:values-cell-range-address="SVM.M86:SVM.M94" chart:label-cell-address="SVM.M73:SVM.M73" chart:class="chart:line">
            <chart:data-point chart:repeated="9"/>
          </chart:series>
          <chart:series chart:style-name="ch16" chart:values-cell-range-address="SVM.N86:SVM.N94" chart:label-cell-address="SVM.N73:SVM.N73" chart:class="chart:line">
            <chart:data-point chart:repeated="9"/>
          </chart:series>
          <chart:series chart:style-name="ch17" chart:values-cell-range-address="SVM.O86:SVM.O94" chart:label-cell-address="SVM.O73:SVM.O73" chart:class="chart:line">
            <chart:data-point chart:repeated="9"/>
          </chart:series>
          <chart:series chart:style-name="ch18" chart:values-cell-range-address="SVM.P86:SVM.P94" chart:label-cell-address="SVM.P73:SVM.P7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SVM.B86:SVM.B94</svg:desc>
                </draw:g>
              </table:table-cell>
              <table:table-cell office:value-type="float" office:value="0.657">
                <text:p>0.657</text:p>
                <draw:g>
                  <svg:desc>SVM.G86:SVM.G94</svg:desc>
                </draw:g>
              </table:table-cell>
              <table:table-cell office:value-type="float" office:value="0.638">
                <text:p>0.638</text:p>
                <draw:g>
                  <svg:desc>SVM.H86:SVM.H94</svg:desc>
                </draw:g>
              </table:table-cell>
              <table:table-cell office:value-type="float" office:value="0.672">
                <text:p>0.672</text:p>
                <draw:g>
                  <svg:desc>SVM.I86:SVM.I94</svg:desc>
                </draw:g>
              </table:table-cell>
              <table:table-cell office:value-type="float" office:value="0.655">
                <text:p>0.655</text:p>
                <draw:g>
                  <svg:desc>SVM.J86:SVM.J94</svg:desc>
                </draw:g>
              </table:table-cell>
              <table:table-cell office:value-type="float" office:value="0.618">
                <text:p>0.618</text:p>
                <draw:g>
                  <svg:desc>SVM.K86:SVM.K94</svg:desc>
                </draw:g>
              </table:table-cell>
              <table:table-cell office:value-type="float" office:value="0.691">
                <text:p>0.691</text:p>
                <draw:g>
                  <svg:desc>SVM.L86:SVM.L94</svg:desc>
                </draw:g>
              </table:table-cell>
              <table:table-cell office:value-type="float" office:value="0.6545">
                <text:p>0.6545</text:p>
                <draw:g>
                  <svg:desc>SVM.M86:SVM.M94</svg:desc>
                </draw:g>
              </table:table-cell>
              <table:table-cell office:value-type="float" office:value="0.628">
                <text:p>0.628</text:p>
                <draw:g>
                  <svg:desc>SVM.N86:SVM.N94</svg:desc>
                </draw:g>
              </table:table-cell>
              <table:table-cell office:value-type="float" office:value="0.681">
                <text:p>0.681</text:p>
                <draw:g>
                  <svg:desc>SVM.O86:SVM.O94</svg:desc>
                </draw:g>
              </table:table-cell>
              <table:table-cell office:value-type="float" office:value="0.6545">
                <text:p>0.6545</text:p>
                <draw:g>
                  <svg:desc>SVM.P86:SVM.P94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3">
                <text:p>0.673</text:p>
              </table:table-cell>
              <table:table-cell office:value-type="float" office:value="0.653">
                <text:p>0.653</text:p>
              </table:table-cell>
              <table:table-cell office:value-type="float" office:value="0.626">
                <text:p>0.626</text:p>
              </table:table-cell>
              <table:table-cell office:value-type="float" office:value="0.679">
                <text:p>0.679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6">
                <text:p>0.676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2">
                <text:p>0.632</text:p>
              </table:table-cell>
              <table:table-cell office:value-type="float" office:value="0.668">
                <text:p>0.668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1">
                <text:p>0.671</text:p>
              </table:table-cell>
              <table:table-cell office:value-type="float" office:value="0.648">
                <text:p>0.648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8">
                <text:p>0.628</text:p>
              </table:table-cell>
              <table:table-cell office:value-type="float" office:value="0.668">
                <text:p>0.668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2">
                <text:p>0.672</text:p>
              </table:table-cell>
              <table:table-cell office:value-type="float" office:value="0.648">
                <text:p>0.648</text:p>
              </table:table-cell>
              <table:table-cell office:value-type="float" office:value="0.633">
                <text:p>0.633</text:p>
              </table:table-cell>
              <table:table-cell office:value-type="float" office:value="0.663">
                <text:p>0.663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5" chart:maximum="0.75" chart:interval-major="0.0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3cm" svg:height="9.439cm" xlink:href=".." xlink:type="simple" chart:class="chart:line" chart:style-name="ch1">
        <chart:legend chart:legend-position="end" svg:x="12.678cm" svg:y="2.269cm" style:legend-expansion="high" chart:style-name="ch2"/>
        <chart:plot-area chart:style-name="ch3" table:cell-range-address="RF.B3:RF.B15 RF.D3:RF.M15" chart:data-source-has-labels="both" svg:x="0.319cm" svg:y="0.188cm" svg:width="12.04cm" svg:height="8.095cm">
          <chartooo:coordinate-region svg:x="1.238cm" svg:y="0.378cm" svg:width="10.83cm" svg:height="7.276cm"/>
          <chart:axis chart:dimension="x" chart:name="primary-x" chart:style-name="ch4" chartooo:axis-type="auto">
            <chartooo:date-scale/>
            <chart:title svg:x="5.847cm" svg:y="8.472cm" chart:style-name="ch5">
              <text:p>ntrees</text:p>
            </chart:title>
            <chart:categories table:cell-range-address="RF.B3:RF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F.D4:RF.D15" chart:label-cell-address="RF.D3:RF.D3" chart:class="chart:line">
            <chart:data-point chart:repeated="12"/>
          </chart:series>
          <chart:series chart:style-name="ch9" chart:values-cell-range-address="RF.E4:RF.E15" chart:label-cell-address="RF.E3:RF.E3" chart:class="chart:line">
            <chart:data-point chart:repeated="12"/>
          </chart:series>
          <chart:series chart:style-name="ch10" chart:values-cell-range-address="RF.F4:RF.F15" chart:label-cell-address="RF.F3:RF.F3" chart:class="chart:line">
            <chart:data-point chart:repeated="12"/>
          </chart:series>
          <chart:series chart:style-name="ch11" chart:values-cell-range-address="RF.G4:RF.G15" chart:label-cell-address="RF.G3:RF.G3" chart:class="chart:line">
            <chart:data-point chart:repeated="12"/>
          </chart:series>
          <chart:series chart:style-name="ch12" chart:values-cell-range-address="RF.H4:RF.H15" chart:label-cell-address="RF.H3:RF.H3" chart:class="chart:line">
            <chart:data-point chart:repeated="12"/>
          </chart:series>
          <chart:series chart:style-name="ch13" chart:values-cell-range-address="RF.I4:RF.I15" chart:label-cell-address="RF.I3:RF.I3" chart:class="chart:line">
            <chart:data-point chart:repeated="12"/>
          </chart:series>
          <chart:series chart:style-name="ch14" chart:values-cell-range-address="RF.J4:RF.J15" chart:label-cell-address="RF.J3:RF.J3" chart:class="chart:line">
            <chart:data-point chart:repeated="12"/>
          </chart:series>
          <chart:series chart:style-name="ch15" chart:values-cell-range-address="RF.K4:RF.K15" chart:label-cell-address="RF.K3:RF.K3" chart:class="chart:line">
            <chart:data-point chart:repeated="12"/>
          </chart:series>
          <chart:series chart:style-name="ch16" chart:values-cell-range-address="RF.L4:RF.L15" chart:label-cell-address="RF.L3:RF.L3" chart:class="chart:line">
            <chart:data-point chart:repeated="12"/>
          </chart:series>
          <chart:series chart:style-name="ch17" chart:values-cell-range-address="RF.M4:RF.M15" chart:label-cell-address="RF.M3:RF.M3" chart:class="chart:line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RF.D3:RF.D3</svg:desc>
                </draw:g>
              </table:table-cell>
              <table:table-cell office:value-type="string">
                <text:p>precision C0</text:p>
                <draw:g>
                  <svg:desc>RF.E3:RF.E3</svg:desc>
                </draw:g>
              </table:table-cell>
              <table:table-cell office:value-type="string">
                <text:p>precision C1</text:p>
                <draw:g>
                  <svg:desc>RF.F3:RF.F3</svg:desc>
                </draw:g>
              </table:table-cell>
              <table:table-cell office:value-type="string">
                <text:p>precision</text:p>
                <draw:g>
                  <svg:desc>RF.G3:RF.G3</svg:desc>
                </draw:g>
              </table:table-cell>
              <table:table-cell office:value-type="string">
                <text:p>recall C0</text:p>
                <draw:g>
                  <svg:desc>RF.H3:RF.H3</svg:desc>
                </draw:g>
              </table:table-cell>
              <table:table-cell office:value-type="string">
                <text:p>recall C1</text:p>
                <draw:g>
                  <svg:desc>RF.I3:RF.I3</svg:desc>
                </draw:g>
              </table:table-cell>
              <table:table-cell office:value-type="string">
                <text:p>recall</text:p>
                <draw:g>
                  <svg:desc>RF.J3:RF.J3</svg:desc>
                </draw:g>
              </table:table-cell>
              <table:table-cell office:value-type="string">
                <text:p>f score C0</text:p>
                <draw:g>
                  <svg:desc>RF.K3:RF.K3</svg:desc>
                </draw:g>
              </table:table-cell>
              <table:table-cell office:value-type="string">
                <text:p>f score C1</text:p>
                <draw:g>
                  <svg:desc>RF.L3:RF.L3</svg:desc>
                </draw:g>
              </table:table-cell>
              <table:table-cell office:value-type="string">
                <text:p>f score</text:p>
                <draw:g>
                  <svg:desc>RF.M3:RF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tree</text:p>
                <draw:g>
                  <svg:desc>RF.B3:RF.B15</svg:desc>
                </draw:g>
              </table:table-cell>
              <table:table-cell office:value-type="float" office:value="0.633">
                <text:p>0.633</text:p>
                <draw:g>
                  <svg:desc>RF.D4:RF.D15</svg:desc>
                </draw:g>
              </table:table-cell>
              <table:table-cell office:value-type="float" office:value="0.6124">
                <text:p>0.6124</text:p>
                <draw:g>
                  <svg:desc>RF.E4:RF.E15</svg:desc>
                </draw:g>
              </table:table-cell>
              <table:table-cell office:value-type="float" office:value="0.6493">
                <text:p>0.6493</text:p>
                <draw:g>
                  <svg:desc>RF.F4:RF.F15</svg:desc>
                </draw:g>
              </table:table-cell>
              <table:table-cell office:value-type="float" office:value="0.63085">
                <text:p>0.63085</text:p>
                <draw:g>
                  <svg:desc>RF.G4:RF.G15</svg:desc>
                </draw:g>
              </table:table-cell>
              <table:table-cell office:value-type="float" office:value="0.5793">
                <text:p>0.5793</text:p>
                <draw:g>
                  <svg:desc>RF.H4:RF.H15</svg:desc>
                </draw:g>
              </table:table-cell>
              <table:table-cell office:value-type="float" office:value="0.6798">
                <text:p>0.6798</text:p>
                <draw:g>
                  <svg:desc>RF.I4:RF.I15</svg:desc>
                </draw:g>
              </table:table-cell>
              <table:table-cell office:value-type="float" office:value="0.62955">
                <text:p>0.62955</text:p>
                <draw:g>
                  <svg:desc>RF.J4:RF.J15</svg:desc>
                </draw:g>
              </table:table-cell>
              <table:table-cell office:value-type="float" office:value="0.5954">
                <text:p>0.5954</text:p>
                <draw:g>
                  <svg:desc>RF.K4:RF.K15</svg:desc>
                </draw:g>
              </table:table-cell>
              <table:table-cell office:value-type="float" office:value="0.6642">
                <text:p>0.6642</text:p>
                <draw:g>
                  <svg:desc>RF.L4:RF.L15</svg:desc>
                </draw:g>
              </table:table-cell>
              <table:table-cell office:value-type="float" office:value="0.6298">
                <text:p>0.6298</text:p>
                <draw:g>
                  <svg:desc>RF.M4:RF.M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72">
                <text:p>0.6472</text:p>
              </table:table-cell>
              <table:table-cell office:value-type="float" office:value="0.6316">
                <text:p>0.6316</text:p>
              </table:table-cell>
              <table:table-cell office:value-type="float" office:value="0.6591">
                <text:p>0.6591</text:p>
              </table:table-cell>
              <table:table-cell office:value-type="float" office:value="0.64535">
                <text:p>0.64535</text:p>
              </table:table-cell>
              <table:table-cell office:value-type="float" office:value="0.5835">
                <text:p>0.5835</text:p>
              </table:table-cell>
              <table:table-cell office:value-type="float" office:value="0.7029">
                <text:p>0.7029</text:p>
              </table:table-cell>
              <table:table-cell office:value-type="float" office:value="0.6432">
                <text:p>0.6432</text:p>
              </table:table-cell>
              <table:table-cell office:value-type="float" office:value="0.6066">
                <text:p>0.6066</text:p>
              </table:table-cell>
              <table:table-cell office:value-type="float" office:value="0.6803">
                <text:p>0.6803</text:p>
              </table:table-cell>
              <table:table-cell office:value-type="float" office:value="0.64345">
                <text:p>0.643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604">
                <text:p>0.6604</text:p>
              </table:table-cell>
              <table:table-cell office:value-type="float" office:value="0.6503">
                <text:p>0.6503</text:p>
              </table:table-cell>
              <table:table-cell office:value-type="float" office:value="0.6678">
                <text:p>0.6678</text:p>
              </table:table-cell>
              <table:table-cell office:value-type="float" office:value="0.65905">
                <text:p>0.65905</text:p>
              </table:table-cell>
              <table:table-cell office:value-type="float" office:value="0.5871">
                <text:p>0.5871</text:p>
              </table:table-cell>
              <table:table-cell office:value-type="float" office:value="0.7244">
                <text:p>0.7244</text:p>
              </table:table-cell>
              <table:table-cell office:value-type="float" office:value="0.65575">
                <text:p>0.65575</text:p>
              </table:table-cell>
              <table:table-cell office:value-type="float" office:value="0.6171">
                <text:p>0.6171</text:p>
              </table:table-cell>
              <table:table-cell office:value-type="float" office:value="0.6949">
                <text:p>0.6949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666">
                <text:p>0.6666</text:p>
              </table:table-cell>
              <table:table-cell office:value-type="float" office:value="0.6595">
                <text:p>0.6595</text:p>
              </table:table-cell>
              <table:table-cell office:value-type="float" office:value="0.6717">
                <text:p>0.6717</text:p>
              </table:table-cell>
              <table:table-cell office:value-type="float" office:value="0.6656">
                <text:p>0.6656</text:p>
              </table:table-cell>
              <table:table-cell office:value-type="float" office:value="0.5887">
                <text:p>0.5887</text:p>
              </table:table-cell>
              <table:table-cell office:value-type="float" office:value="0.7347">
                <text:p>0.7347</text:p>
              </table:table-cell>
              <table:table-cell office:value-type="float" office:value="0.6617">
                <text:p>0.6617</text:p>
              </table:table-cell>
              <table:table-cell office:value-type="float" office:value="0.6221">
                <text:p>0.6221</text:p>
              </table:table-cell>
              <table:table-cell office:value-type="float" office:value="0.7018">
                <text:p>0.7018</text:p>
              </table:table-cell>
              <table:table-cell office:value-type="float" office:value="0.66195">
                <text:p>0.661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14">
                <text:p>0.6714</text:p>
              </table:table-cell>
              <table:table-cell office:value-type="float" office:value="0.6655">
                <text:p>0.6655</text:p>
              </table:table-cell>
              <table:table-cell office:value-type="float" office:value="0.6755">
                <text:p>0.6755</text:p>
              </table:table-cell>
              <table:table-cell office:value-type="float" office:value="0.6705">
                <text:p>0.6705</text:p>
              </table:table-cell>
              <table:table-cell office:value-type="float" office:value="0.593">
                <text:p>0.593</text:p>
              </table:table-cell>
              <table:table-cell office:value-type="float" office:value="0.7398">
                <text:p>0.7398</text:p>
              </table:table-cell>
              <table:table-cell office:value-type="float" office:value="0.6664">
                <text:p>0.6664</text:p>
              </table:table-cell>
              <table:table-cell office:value-type="float" office:value="0.6272">
                <text:p>0.6272</text:p>
              </table:table-cell>
              <table:table-cell office:value-type="float" office:value="0.7062">
                <text:p>0.7062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703">
                <text:p>0.6703</text:p>
              </table:table-cell>
              <table:table-cell office:value-type="float" office:value="0.6644">
                <text:p>0.6644</text:p>
              </table:table-cell>
              <table:table-cell office:value-type="float" office:value="0.6745">
                <text:p>0.6745</text:p>
              </table:table-cell>
              <table:table-cell office:value-type="float" office:value="0.66945">
                <text:p>0.66945</text:p>
              </table:table-cell>
              <table:table-cell office:value-type="float" office:value="0.5913">
                <text:p>0.5913</text:p>
              </table:table-cell>
              <table:table-cell office:value-type="float" office:value="0.7392">
                <text:p>0.7392</text:p>
              </table:table-cell>
              <table:table-cell office:value-type="float" office:value="0.66525">
                <text:p>0.66525</text:p>
              </table:table-cell>
              <table:table-cell office:value-type="float" office:value="0.6257">
                <text:p>0.6257</text:p>
              </table:table-cell>
              <table:table-cell office:value-type="float" office:value="0.7054">
                <text:p>0.7054</text:p>
              </table:table-cell>
              <table:table-cell office:value-type="float" office:value="0.66555">
                <text:p>0.665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729">
                <text:p>0.6729</text:p>
              </table:table-cell>
              <table:table-cell office:value-type="float" office:value="0.6683">
                <text:p>0.6683</text:p>
              </table:table-cell>
              <table:table-cell office:value-type="float" office:value="0.6761">
                <text:p>0.6761</text:p>
              </table:table-cell>
              <table:table-cell office:value-type="float" office:value="0.6722">
                <text:p>0.6722</text:p>
              </table:table-cell>
              <table:table-cell office:value-type="float" office:value="0.5919">
                <text:p>0.5919</text:p>
              </table:table-cell>
              <table:table-cell office:value-type="float" office:value="0.7436">
                <text:p>0.7436</text:p>
              </table:table-cell>
              <table:table-cell office:value-type="float" office:value="0.66775">
                <text:p>0.66775</text:p>
              </table:table-cell>
              <table:table-cell office:value-type="float" office:value="0.6278">
                <text:p>0.6278</text:p>
              </table:table-cell>
              <table:table-cell office:value-type="float" office:value="0.7082">
                <text:p>0.7082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08">
                <text:p>0.6708</text:p>
              </table:table-cell>
              <table:table-cell office:value-type="float" office:value="0.6648">
                <text:p>0.6648</text:p>
              </table:table-cell>
              <table:table-cell office:value-type="float" office:value="0.675">
                <text:p>0.675</text:p>
              </table:table-cell>
              <table:table-cell office:value-type="float" office:value="0.6699">
                <text:p>0.6699</text:p>
              </table:table-cell>
              <table:table-cell office:value-type="float" office:value="0.5922">
                <text:p>0.5922</text:p>
              </table:table-cell>
              <table:table-cell office:value-type="float" office:value="0.7394">
                <text:p>0.7394</text:p>
              </table:table-cell>
              <table:table-cell office:value-type="float" office:value="0.6658">
                <text:p>0.6658</text:p>
              </table:table-cell>
              <table:table-cell office:value-type="float" office:value="0.6264">
                <text:p>0.6264</text:p>
              </table:table-cell>
              <table:table-cell office:value-type="float" office:value="0.7057">
                <text:p>0.7057</text:p>
              </table:table-cell>
              <table:table-cell office:value-type="float" office:value="0.66605">
                <text:p>0.666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717">
                <text:p>0.6717</text:p>
              </table:table-cell>
              <table:table-cell office:value-type="float" office:value="0.6671">
                <text:p>0.6671</text:p>
              </table:table-cell>
              <table:table-cell office:value-type="float" office:value="0.675">
                <text:p>0.675</text:p>
              </table:table-cell>
              <table:table-cell office:value-type="float" office:value="0.67105">
                <text:p>0.67105</text:p>
              </table:table-cell>
              <table:table-cell office:value-type="float" office:value="0.5902">
                <text:p>0.5902</text:p>
              </table:table-cell>
              <table:table-cell office:value-type="float" office:value="0.7428">
                <text:p>0.7428</text:p>
              </table:table-cell>
              <table:table-cell office:value-type="float" office:value="0.6665">
                <text:p>0.6665</text:p>
              </table:table-cell>
              <table:table-cell office:value-type="float" office:value="0.6263">
                <text:p>0.6263</text:p>
              </table:table-cell>
              <table:table-cell office:value-type="float" office:value="0.7073">
                <text:p>0.7073</text:p>
              </table:table-cell>
              <table:table-cell office:value-type="float" office:value="0.6668">
                <text:p>0.666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6706">
                <text:p>0.6706</text:p>
              </table:table-cell>
              <table:table-cell office:value-type="float" office:value="0.6655">
                <text:p>0.6655</text:p>
              </table:table-cell>
              <table:table-cell office:value-type="float" office:value="0.6742">
                <text:p>0.6742</text:p>
              </table:table-cell>
              <table:table-cell office:value-type="float" office:value="0.66985">
                <text:p>0.66985</text:p>
              </table:table-cell>
              <table:table-cell office:value-type="float" office:value="0.5896">
                <text:p>0.5896</text:p>
              </table:table-cell>
              <table:table-cell office:value-type="float" office:value="0.7413">
                <text:p>0.7413</text:p>
              </table:table-cell>
              <table:table-cell office:value-type="float" office:value="0.66545">
                <text:p>0.66545</text:p>
              </table:table-cell>
              <table:table-cell office:value-type="float" office:value="0.6252">
                <text:p>0.6252</text:p>
              </table:table-cell>
              <table:table-cell office:value-type="float" office:value="0.7061">
                <text:p>0.7061</text:p>
              </table:table-cell>
              <table:table-cell office:value-type="float" office:value="0.66565">
                <text:p>0.665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697">
                <text:p>0.6697</text:p>
              </table:table-cell>
              <table:table-cell office:value-type="float" office:value="0.6636">
                <text:p>0.6636</text:p>
              </table:table-cell>
              <table:table-cell office:value-type="float" office:value="0.6741">
                <text:p>0.6741</text:p>
              </table:table-cell>
              <table:table-cell office:value-type="float" office:value="0.66885">
                <text:p>0.66885</text:p>
              </table:table-cell>
              <table:table-cell office:value-type="float" office:value="0.5911">
                <text:p>0.5911</text:p>
              </table:table-cell>
              <table:table-cell office:value-type="float" office:value="0.7384">
                <text:p>0.7384</text:p>
              </table:table-cell>
              <table:table-cell office:value-type="float" office:value="0.66475">
                <text:p>0.66475</text:p>
              </table:table-cell>
              <table:table-cell office:value-type="float" office:value="0.6253">
                <text:p>0.6253</text:p>
              </table:table-cell>
              <table:table-cell office:value-type="float" office:value="0.7048">
                <text:p>0.7048</text:p>
              </table:table-cell>
              <table:table-cell office:value-type="float" office:value="0.66505">
                <text:p>0.665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6714">
                <text:p>0.6714</text:p>
              </table:table-cell>
              <table:table-cell office:value-type="float" office:value="0.6663">
                <text:p>0.6663</text:p>
              </table:table-cell>
              <table:table-cell office:value-type="float" office:value="0.6749">
                <text:p>0.6749</text:p>
              </table:table-cell>
              <table:table-cell office:value-type="float" office:value="0.6706">
                <text:p>0.6706</text:p>
              </table:table-cell>
              <table:table-cell office:value-type="float" office:value="0.5907">
                <text:p>0.5907</text:p>
              </table:table-cell>
              <table:table-cell office:value-type="float" office:value="0.7418">
                <text:p>0.7418</text:p>
              </table:table-cell>
              <table:table-cell office:value-type="float" office:value="0.66625">
                <text:p>0.66625</text:p>
              </table:table-cell>
              <table:table-cell office:value-type="float" office:value="0.6263">
                <text:p>0.6263</text:p>
              </table:table-cell>
              <table:table-cell office:value-type="float" office:value="0.7068">
                <text:p>0.7068</text:p>
              </table:table-cell>
              <table:table-cell office:value-type="float" office:value="0.66655">
                <text:p>0.666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